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1.1618in"/>
    </style:style>
    <style:style style:name="co4" style:family="table-column">
      <style:table-column-properties fo:break-before="auto" style:column-width="1.6516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1.5882in"/>
    </style:style>
    <style:style style:name="co7" style:family="table-column">
      <style:table-column-properties fo:break-before="auto" style:column-width="1.1055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1.0346in"/>
    </style:style>
    <style:style style:name="co10" style:family="table-column">
      <style:table-column-properties fo:break-before="auto" style:column-width="1.1417in"/>
    </style:style>
    <style:style style:name="co11" style:family="table-column">
      <style:table-column-properties fo:break-before="auto" style:column-width="1.2598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052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1.4366in"/>
    </style:style>
    <style:style style:name="co17" style:family="table-column">
      <style:table-column-properties fo:break-before="auto" style:column-width="0.4728in"/>
    </style:style>
    <style:style style:name="co18" style:family="table-column">
      <style:table-column-properties fo:break-before="auto" style:column-width="0.9543in"/>
    </style:style>
    <style:style style:name="co19" style:family="table-column">
      <style:table-column-properties fo:break-before="auto" style:column-width="1.0874in"/>
    </style:style>
    <style:style style:name="co20" style:family="table-column">
      <style:table-column-properties fo:break-before="auto" style:column-width="0.9827in"/>
    </style:style>
    <style:style style:name="co21" style:family="table-column">
      <style:table-column-properties fo:break-before="auto" style:column-width="1.4181in"/>
    </style:style>
    <style:style style:name="co22" style:family="table-column">
      <style:table-column-properties fo:break-before="auto" style:column-width="0.9984in"/>
    </style:style>
    <style:style style:name="co23" style:family="table-column">
      <style:table-column-properties fo:break-before="auto" style:column-width="1.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24"/>
    <style:style style:name="ce2" style:family="table-cell" style:parent-style-name="Default" style:data-style-name="N122"/>
    <style:style style:name="ce3" style:family="table-cell" style:parent-style-name="Default" style:data-style-name="N132"/>
    <style:style style:name="ce4" style:family="table-cell" style:parent-style-name="Default" style:data-style-name="N2"/>
    <style:style style:name="ce5" style:family="table-cell" style:parent-style-name="Default" style:data-style-name="N123"/>
    <style:style style:name="ce6" style:family="table-cell" style:parent-style-name="Default" style:data-style-name="N133"/>
    <style:style style:name="ce12" style:family="table-cell" style:parent-style-name="Default" style:data-style-name="N144"/>
    <style:style style:name="ce16" style:family="table-cell" style:parent-style-name="Default" style:data-style-name="N142"/>
    <style:style style:name="ce1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HF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Full</text:p>
          </table:table-cell>
          <table:table-cell/>
          <table:table-cell table:style-name="Default" office:value-type="string" calcext:value-type="string">
            <text:p>vac(doublet)</text:p>
          </table:table-cell>
          <table:table-cell office:value-type="string" calcext:value-type="string">
            <text:p>vac-(singlet)</text:p>
          </table:table-cell>
          <table:table-cell/>
          <table:table-cell table:style-name="Default" office:value-type="string" calcext:value-type="string">
            <text:p>Delta Full</text:p>
          </table:table-cell>
          <table:table-cell table:style-name="Default" table:number-columns-repeated="2"/>
          <table:table-cell/>
          <table:table-cell office:value-type="string" calcext:value-type="string">
            <text:p>D vac(doublet)</text:p>
          </table:table-cell>
          <table:table-cell/>
          <table:table-cell table:style-name="Default" office:value-type="string" calcext:value-type="string">
            <text:p>Delta vac(doublet)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D vac-(singlet)</text:p>
          </table:table-cell>
          <table:table-cell/>
          <table:table-cell table:style-name="Default" office:value-type="string" calcext:value-type="string">
            <text:p>Delta vac-(singlet)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office:value-type="string" calcext:value-type="string">
            <text:p>hartree</text:p>
          </table:table-cell>
          <table:table-cell table:style-name="Default" office:value-type="string" calcext:value-type="string">
            <text:p>eV</text:p>
          </table:table-cell>
          <table:table-cell table:style-name="Default" office:value-type="string" calcext:value-type="string">
            <text:p>kcal/mol</text:p>
          </table:table-cell>
          <table:table-cell/>
          <table:table-cell office:value-type="string" calcext:value-type="string">
            <text:p>hartree</text:p>
          </table:table-cell>
          <table:table-cell/>
          <table:table-cell table:style-name="Default" office:value-type="string" calcext:value-type="string">
            <text:p>hartree</text:p>
          </table:table-cell>
          <table:table-cell table:style-name="Default" office:value-type="string" calcext:value-type="string">
            <text:p>eV</text:p>
          </table:table-cell>
          <table:table-cell table:style-name="Default" office:value-type="string" calcext:value-type="string">
            <text:p>kcal/mol</text:p>
          </table:table-cell>
          <table:table-cell/>
          <table:table-cell table:style-name="Default" office:value-type="string" calcext:value-type="string">
            <text:p>hartree</text:p>
          </table:table-cell>
          <table:table-cell/>
          <table:table-cell table:style-name="Default" office:value-type="string" calcext:value-type="string">
            <text:p>hartree</text:p>
          </table:table-cell>
          <table:table-cell table:style-name="Default" office:value-type="string" calcext:value-type="string">
            <text:p>eV</text:p>
          </table:table-cell>
          <table:table-cell table:style-name="Default" office:value-type="string" calcext:value-type="string">
            <text:p>kcal/mol</text:p>
          </table:table-cell>
        </table:table-row>
        <table:table-row table:style-name="ro1">
          <table:table-cell office:value-type="string" calcext:value-type="string">
            <text:p>vtz</text:p>
          </table:table-cell>
          <table:table-cell office:value-type="float" office:value="-5446.930208874" calcext:value-type="float">
            <text:p>-5446.930209</text:p>
          </table:table-cell>
          <table:table-cell/>
          <table:table-cell office:value-type="float" office:value="-5106.0401040623" calcext:value-type="float">
            <text:p>-5106.040104</text:p>
          </table:table-cell>
          <table:table-cell table:style-name="ce1" office:value-type="float" office:value="-5105.9761949414" calcext:value-type="float">
            <text:p>-5105.976195</text:p>
          </table:table-cell>
          <table:table-cell/>
          <table:table-cell table:formula="of:=[.B$14]-[.B5]" office:value-type="float" office:value="-0.0245675390005999" calcext:value-type="float">
            <text:p>-0.024568</text:p>
          </table:table-cell>
          <table:table-cell table:formula="of:=[.G5]*27.211" office:value-type="float" office:value="-0.668507303745325" calcext:value-type="float">
            <text:p>-0.6685</text:p>
          </table:table-cell>
          <table:table-cell table:formula="of:=[.G5]*627.5" office:value-type="float" office:value="-15.4161307228765" calcext:value-type="float">
            <text:p>-15.42</text:p>
          </table:table-cell>
          <table:table-cell/>
          <table:table-cell table:style-name="ce1" table:formula="of:=[.D5]-[.B5]" office:value-type="float" office:value="340.8901048117" calcext:value-type="float">
            <text:p>340.890105</text:p>
          </table:table-cell>
          <table:table-cell/>
          <table:table-cell table:formula="of:=[.K$14]-[.K5]" office:value-type="float" office:value="0.00204562520048057" calcext:value-type="float">
            <text:p>0.002046</text:p>
          </table:table-cell>
          <table:table-cell table:formula="of:=[.M5]*27.211" office:value-type="float" office:value="0.0556635073302768" calcext:value-type="float">
            <text:p>0.0557</text:p>
          </table:table-cell>
          <table:table-cell table:formula="of:=[.M5]*627.5" office:value-type="float" office:value="1.28362981330156" calcext:value-type="float">
            <text:p>1.28</text:p>
          </table:table-cell>
          <table:table-cell/>
          <table:table-cell table:formula="of:=[.E5]-[.B5]" office:value-type="float" office:value="340.9540139326" calcext:value-type="float">
            <text:p>340.954014</text:p>
          </table:table-cell>
          <table:table-cell/>
          <table:table-cell table:formula="of:=[.Q$14]-[.Q5]" office:value-type="float" office:value="0.00217849020009453" calcext:value-type="float">
            <text:p>0.002178</text:p>
          </table:table-cell>
          <table:table-cell table:formula="of:=[.S5]*27.211" office:value-type="float" office:value="0.0592788968347722" calcext:value-type="float">
            <text:p>0.0593</text:p>
          </table:table-cell>
          <table:table-cell table:formula="of:=[.S5]*627.5" office:value-type="float" office:value="1.36700260055932" calcext:value-type="float">
            <text:p>1.37</text:p>
          </table:table-cell>
        </table:table-row>
        <table:table-row table:style-name="ro1">
          <table:table-cell office:value-type="string" calcext:value-type="string">
            <text:p>vtz+t</text:p>
          </table:table-cell>
          <table:table-cell office:value-type="float" office:value="-5447.0161813007" calcext:value-type="float">
            <text:p>-5447.016181</text:p>
          </table:table-cell>
          <table:table-cell/>
          <table:table-cell office:value-type="float" office:value="-5106.1188924" calcext:value-type="float">
            <text:p>-5106.118892</text:p>
          </table:table-cell>
          <table:table-cell table:style-name="ce1" office:value-type="float" office:value="-5106.054927117" calcext:value-type="float">
            <text:p>-5106.054927</text:p>
          </table:table-cell>
          <table:table-cell/>
          <table:table-cell table:formula="of:=[.B$14]-[.B6]" office:value-type="float" office:value="0.0614048876996094" calcext:value-type="float">
            <text:p>0.061405</text:p>
          </table:table-cell>
          <table:table-cell table:formula="of:=[.G6]*27.211" office:value-type="float" office:value="1.67088839919407" calcext:value-type="float">
            <text:p>1.6709</text:p>
          </table:table-cell>
          <table:table-cell table:formula="of:=[.G6]*627.5" office:value-type="float" office:value="38.5315670315049" calcext:value-type="float">
            <text:p>38.53</text:p>
          </table:table-cell>
          <table:table-cell/>
          <table:table-cell table:style-name="ce1" table:formula="of:=[.D6]-[.B6]" office:value-type="float" office:value="340.8972889007" calcext:value-type="float">
            <text:p>340.897289</text:p>
          </table:table-cell>
          <table:table-cell/>
          <table:table-cell table:formula="of:=[.K$14]-[.K6]" office:value-type="float" office:value="-0.0051384637999945" calcext:value-type="float">
            <text:p>-0.005138</text:p>
          </table:table-cell>
          <table:table-cell table:formula="of:=[.M6]*27.211" office:value-type="float" office:value="-0.13982273846165" calcext:value-type="float">
            <text:p>-0.1398</text:p>
          </table:table-cell>
          <table:table-cell table:formula="of:=[.M6]*627.5" office:value-type="float" office:value="-3.22438603449655" calcext:value-type="float">
            <text:p>-3.22</text:p>
          </table:table-cell>
          <table:table-cell/>
          <table:table-cell table:formula="of:=[.E6]-[.B6]" office:value-type="float" office:value="340.9612541837" calcext:value-type="float">
            <text:p>340.961254</text:p>
          </table:table-cell>
          <table:table-cell/>
          <table:table-cell table:formula="of:=[.Q$14]-[.Q6]" office:value-type="float" office:value="-0.00506176089947985" calcext:value-type="float">
            <text:p>-0.005062</text:p>
          </table:table-cell>
          <table:table-cell table:formula="of:=[.S6]*27.211" office:value-type="float" office:value="-0.137735575835746" calcext:value-type="float">
            <text:p>-0.1377</text:p>
          </table:table-cell>
          <table:table-cell table:formula="of:=[.S6]*627.5" office:value-type="float" office:value="-3.17625496442361" calcext:value-type="float">
            <text:p>-3.18</text:p>
          </table:table-cell>
        </table:table-row>
        <table:table-row table:style-name="ro1">
          <table:table-cell office:value-type="string" calcext:value-type="string">
            <text:p>avtz</text:p>
          </table:table-cell>
          <table:table-cell office:value-type="float" office:value="-5446.9794200917" calcext:value-type="float">
            <text:p>-5446.979420</text:p>
          </table:table-cell>
          <table:table-cell/>
          <table:table-cell office:value-type="float" office:value="-5106.0852168693" calcext:value-type="float">
            <text:p>-5106.085217</text:p>
          </table:table-cell>
          <table:table-cell table:style-name="ce1" office:value-type="float" office:value="-5106.021228734" calcext:value-type="float">
            <text:p>-5106.021229</text:p>
          </table:table-cell>
          <table:table-cell/>
          <table:table-cell table:formula="of:=[.B$14]-[.B7]" office:value-type="float" office:value="0.0246436787001585" calcext:value-type="float">
            <text:p>0.024644</text:p>
          </table:table-cell>
          <table:table-cell table:formula="of:=[.G7]*27.211" office:value-type="float" office:value="0.670579141110013" calcext:value-type="float">
            <text:p>0.6706</text:p>
          </table:table-cell>
          <table:table-cell table:formula="of:=[.G7]*627.5" office:value-type="float" office:value="15.4639083843495" calcext:value-type="float">
            <text:p>15.46</text:p>
          </table:table-cell>
          <table:table-cell/>
          <table:table-cell table:style-name="ce1" table:formula="of:=[.D7]-[.B7]" office:value-type="float" office:value="340.8942032224" calcext:value-type="float">
            <text:p>340.894203</text:p>
          </table:table-cell>
          <table:table-cell/>
          <table:table-cell table:formula="of:=[.K$14]-[.K7]" office:value-type="float" office:value="-0.00205278550038201" calcext:value-type="float">
            <text:p>-0.002053</text:p>
          </table:table-cell>
          <table:table-cell table:formula="of:=[.M7]*27.211" office:value-type="float" office:value="-0.055858346250895" calcext:value-type="float">
            <text:p>-0.0559</text:p>
          </table:table-cell>
          <table:table-cell table:formula="of:=[.M7]*627.5" office:value-type="float" office:value="-1.28812290148971" calcext:value-type="float">
            <text:p>-1.29</text:p>
          </table:table-cell>
          <table:table-cell/>
          <table:table-cell table:formula="of:=[.E7]-[.B7]" office:value-type="float" office:value="340.9581913577" calcext:value-type="float">
            <text:p>340.958191</text:p>
          </table:table-cell>
          <table:table-cell/>
          <table:table-cell table:formula="of:=[.Q$14]-[.Q7]" office:value-type="float" office:value="-0.00199893490025715" calcext:value-type="float">
            <text:p>-0.001999</text:p>
          </table:table-cell>
          <table:table-cell table:formula="of:=[.S7]*27.211" office:value-type="float" office:value="-0.0543930175708974" calcext:value-type="float">
            <text:p>-0.0544</text:p>
          </table:table-cell>
          <table:table-cell table:formula="of:=[.S7]*627.5" office:value-type="float" office:value="-1.25433164991136" calcext:value-type="float">
            <text:p>-1.25</text:p>
          </table:table-cell>
        </table:table-row>
        <table:table-row table:style-name="ro1">
          <table:table-cell office:value-type="string" calcext:value-type="string">
            <text:p>avtz+t</text:p>
          </table:table-cell>
          <table:table-cell office:value-type="float" office:value="-5447.0153143555" calcext:value-type="float">
            <text:p>-5447.015314</text:p>
          </table:table-cell>
          <table:table-cell/>
          <table:table-cell office:value-type="float" office:value="-5106.1181267723" calcext:value-type="float">
            <text:p>-5106.118127</text:p>
          </table:table-cell>
          <table:table-cell table:style-name="ce1" office:value-type="float" office:value="-5106.0541302642" calcext:value-type="float">
            <text:p>-5106.054130</text:p>
          </table:table-cell>
          <table:table-cell/>
          <table:table-cell table:formula="of:=[.B$14]-[.B8]" office:value-type="float" office:value="0.0605379424996499" calcext:value-type="float">
            <text:p>0.060538</text:p>
          </table:table-cell>
          <table:table-cell table:formula="of:=[.G8]*27.211" office:value-type="float" office:value="1.64729795335797" calcext:value-type="float">
            <text:p>1.6473</text:p>
          </table:table-cell>
          <table:table-cell table:formula="of:=[.G8]*627.5" office:value-type="float" office:value="37.9875589185303" calcext:value-type="float">
            <text:p>37.99</text:p>
          </table:table-cell>
          <table:table-cell/>
          <table:table-cell table:style-name="ce1" table:formula="of:=[.D8]-[.B8]" office:value-type="float" office:value="340.8971875832" calcext:value-type="float">
            <text:p>340.897188</text:p>
          </table:table-cell>
          <table:table-cell/>
          <table:table-cell table:formula="of:=[.K$14]-[.K8]" office:value-type="float" office:value="-0.00503714630031027" calcext:value-type="float">
            <text:p>-0.005037</text:p>
          </table:table-cell>
          <table:table-cell table:formula="of:=[.M8]*27.211" office:value-type="float" office:value="-0.137065787977743" calcext:value-type="float">
            <text:p>-0.1371</text:p>
          </table:table-cell>
          <table:table-cell table:formula="of:=[.M8]*627.5" office:value-type="float" office:value="-3.16080930344469" calcext:value-type="float">
            <text:p>-3.16</text:p>
          </table:table-cell>
          <table:table-cell/>
          <table:table-cell table:formula="of:=[.E8]-[.B8]" office:value-type="float" office:value="340.9611840913" calcext:value-type="float">
            <text:p>340.961184</text:p>
          </table:table-cell>
          <table:table-cell/>
          <table:table-cell table:formula="of:=[.Q$14]-[.Q8]" office:value-type="float" office:value="-0.00499166850022448" calcext:value-type="float">
            <text:p>-0.004992</text:p>
          </table:table-cell>
          <table:table-cell table:formula="of:=[.S8]*27.211" office:value-type="float" office:value="-0.135828291559608" calcext:value-type="float">
            <text:p>-0.1358</text:p>
          </table:table-cell>
          <table:table-cell table:formula="of:=[.S8]*627.5" office:value-type="float" office:value="-3.13227198389086" calcext:value-type="float">
            <text:p>-3.13</text:p>
          </table:table-cell>
        </table:table-row>
        <table:table-row table:style-name="ro1">
          <table:table-cell office:value-type="string" calcext:value-type="string">
            <text:p>vtzjk</text:p>
          </table:table-cell>
          <table:table-cell office:value-type="float" office:value="-5446.9564989835" calcext:value-type="float">
            <text:p>-5446.956499</text:p>
          </table:table-cell>
          <table:table-cell/>
          <table:table-cell office:value-type="float" office:value="-5106.0645079211" calcext:value-type="float">
            <text:p>-5106.064508</text:p>
          </table:table-cell>
          <table:table-cell table:style-name="ce1" office:value-type="float" office:value="-5106.0001929857" calcext:value-type="float">
            <text:p>-5106.000193</text:p>
          </table:table-cell>
          <table:table-cell/>
          <table:table-cell table:formula="of:=[.B$14]-[.B9]" office:value-type="float" office:value="0.00172257049962354" calcext:value-type="float">
            <text:p>0.001723</text:p>
          </table:table-cell>
          <table:table-cell table:formula="of:=[.G9]*27.211" office:value-type="float" office:value="0.0468728658652562" calcext:value-type="float">
            <text:p>0.0469</text:p>
          </table:table-cell>
          <table:table-cell table:formula="of:=[.G9]*627.5" office:value-type="float" office:value="1.08091298851377" calcext:value-type="float">
            <text:p>1.08</text:p>
          </table:table-cell>
          <table:table-cell/>
          <table:table-cell table:style-name="ce1" table:formula="of:=[.D9]-[.B9]" office:value-type="float" office:value="340.8919910624" calcext:value-type="float">
            <text:p>340.891991</text:p>
          </table:table-cell>
          <table:table-cell/>
          <table:table-cell table:formula="of:=[.K$14]-[.K9]" office:value-type="float" office:value="0.000159374500071863" calcext:value-type="float">
            <text:p>0.000159</text:p>
          </table:table-cell>
          <table:table-cell table:formula="of:=[.M9]*27.211" office:value-type="float" office:value="0.00433673952145546" calcext:value-type="float">
            <text:p>0.0043</text:p>
          </table:table-cell>
          <table:table-cell table:formula="of:=[.M9]*627.5" office:value-type="float" office:value="0.100007498795094" calcext:value-type="float">
            <text:p>0.10</text:p>
          </table:table-cell>
          <table:table-cell/>
          <table:table-cell table:formula="of:=[.E9]-[.B9]" office:value-type="float" office:value="340.9563059978" calcext:value-type="float">
            <text:p>340.956306</text:p>
          </table:table-cell>
          <table:table-cell/>
          <table:table-cell table:formula="of:=[.Q$14]-[.Q9]" office:value-type="float" office:value="-0.000113574999886623" calcext:value-type="float">
            <text:p>-0.000114</text:p>
          </table:table-cell>
          <table:table-cell table:formula="of:=[.S9]*27.211" office:value-type="float" office:value="-0.0030904893219149" calcext:value-type="float">
            <text:p>-0.0031</text:p>
          </table:table-cell>
          <table:table-cell table:formula="of:=[.S9]*627.5" office:value-type="float" office:value="-0.071268312428856" calcext:value-type="float">
            <text:p>-0.07</text:p>
          </table:table-cell>
        </table:table-row>
        <table:table-row table:style-name="ro1">
          <table:table-cell office:value-type="string" calcext:value-type="string">
            <text:p>vtzjk+corr</text:p>
          </table:table-cell>
          <table:table-cell office:value-type="float" office:value="-5446.9564447587" calcext:value-type="float">
            <text:p>-5446.956445</text:p>
          </table:table-cell>
          <table:table-cell/>
          <table:table-cell office:value-type="float" office:value="-5106.0642918489" calcext:value-type="float">
            <text:p>-5106.064292</text:p>
          </table:table-cell>
          <table:table-cell table:style-name="ce1" office:value-type="float" office:value="-5106.0001384239" calcext:value-type="float">
            <text:p>-5106.000138</text:p>
          </table:table-cell>
          <table:table-cell/>
          <table:table-cell table:formula="of:=[.B$14]-[.B10]" office:value-type="float" office:value="0.00166834569972707" calcext:value-type="float">
            <text:p>0.001668</text:p>
          </table:table-cell>
          <table:table-cell table:formula="of:=[.G10]*27.211" office:value-type="float" office:value="0.0453973548352733" calcext:value-type="float">
            <text:p>0.0454</text:p>
          </table:table-cell>
          <table:table-cell table:formula="of:=[.G10]*627.5" office:value-type="float" office:value="1.04688692657874" calcext:value-type="float">
            <text:p>1.05</text:p>
          </table:table-cell>
          <table:table-cell/>
          <table:table-cell table:style-name="ce1" table:formula="of:=[.D10]-[.B10]" office:value-type="float" office:value="340.8921529098" calcext:value-type="float">
            <text:p>340.892153</text:p>
          </table:table-cell>
          <table:table-cell/>
          <table:table-cell table:formula="of:=[.K$14]-[.K10]" office:value-type="float" office:value="-0.00000247289972321596" calcext:value-type="float">
            <text:p>-0.000002</text:p>
          </table:table-cell>
          <table:table-cell table:formula="of:=[.M10]*27.211" office:value-type="float" office:value="-0.0000672900743684295" calcext:value-type="float">
            <text:p>-0.0001</text:p>
          </table:table-cell>
          <table:table-cell table:formula="of:=[.M10]*627.5" office:value-type="float" office:value="-0.00155174457631802" calcext:value-type="float">
            <text:p>0.00</text:p>
          </table:table-cell>
          <table:table-cell/>
          <table:table-cell table:formula="of:=[.E10]-[.B10]" office:value-type="float" office:value="340.9563063348" calcext:value-type="float">
            <text:p>340.956306</text:p>
          </table:table-cell>
          <table:table-cell/>
          <table:table-cell table:formula="of:=[.Q$14]-[.Q10]" office:value-type="float" office:value="-0.000113911999505945" calcext:value-type="float">
            <text:p>-0.000114</text:p>
          </table:table-cell>
          <table:table-cell table:formula="of:=[.S10]*27.211" office:value-type="float" office:value="-0.00309965941855626" calcext:value-type="float">
            <text:p>-0.0031</text:p>
          </table:table-cell>
          <table:table-cell table:formula="of:=[.S10]*627.5" office:value-type="float" office:value="-0.0714797796899802" calcext:value-type="float">
            <text:p>-0.07</text:p>
          </table:table-cell>
        </table:table-row>
        <table:table-row table:style-name="ro1">
          <table:table-cell office:value-type="string" calcext:value-type="string">
            <text:p>v5z</text:p>
          </table:table-cell>
          <table:table-cell office:value-type="float" office:value="-5446.9560800028" calcext:value-type="float">
            <text:p>-5446.956080</text:p>
          </table:table-cell>
          <table:table-cell/>
          <table:table-cell office:value-type="float" office:value="-5106.0639989832" calcext:value-type="float">
            <text:p>-5106.063999</text:p>
          </table:table-cell>
          <table:table-cell table:style-name="ce1" office:value-type="float" office:value="-5105.9997840181" calcext:value-type="float">
            <text:p>-5105.999784</text:p>
          </table:table-cell>
          <table:table-cell/>
          <table:table-cell table:formula="of:=[.B$14]-[.B11]" office:value-type="float" office:value="0.0013035898000453" calcext:value-type="float">
            <text:p>0.001304</text:p>
          </table:table-cell>
          <table:table-cell table:formula="of:=[.G11]*27.211" office:value-type="float" office:value="0.0354719820490327" calcext:value-type="float">
            <text:p>0.0355</text:p>
          </table:table-cell>
          <table:table-cell table:formula="of:=[.G11]*627.5" office:value-type="float" office:value="0.818002599528427" calcext:value-type="float">
            <text:p>0.82</text:p>
          </table:table-cell>
          <table:table-cell/>
          <table:table-cell table:style-name="ce1" table:formula="of:=[.D11]-[.B11]" office:value-type="float" office:value="340.8920810196" calcext:value-type="float">
            <text:p>340.892081</text:p>
          </table:table-cell>
          <table:table-cell/>
          <table:table-cell table:formula="of:=[.K$14]-[.K11]" office:value-type="float" office:value="0.0000694172995281406" calcext:value-type="float">
            <text:p>0.000069</text:p>
          </table:table-cell>
          <table:table-cell table:formula="of:=[.M11]*27.211" office:value-type="float" office:value="0.00188891413746023" calcext:value-type="float">
            <text:p>0.0019</text:p>
          </table:table-cell>
          <table:table-cell table:formula="of:=[.M11]*627.5" office:value-type="float" office:value="0.0435593554539082" calcext:value-type="float">
            <text:p>0.04</text:p>
          </table:table-cell>
          <table:table-cell/>
          <table:table-cell table:formula="of:=[.E11]-[.B11]" office:value-type="float" office:value="340.9562959847" calcext:value-type="float">
            <text:p>340.956296</text:p>
          </table:table-cell>
          <table:table-cell/>
          <table:table-cell table:formula="of:=[.Q$14]-[.Q11]" office:value-type="float" office:value="-0.00010356189977756" calcext:value-type="float">
            <text:p>-0.000104</text:p>
          </table:table-cell>
          <table:table-cell table:formula="of:=[.S11]*27.211" office:value-type="float" office:value="-0.00281802285484719" calcext:value-type="float">
            <text:p>-0.0028</text:p>
          </table:table-cell>
          <table:table-cell table:formula="of:=[.S11]*627.5" office:value-type="float" office:value="-0.0649850921104189" calcext:value-type="float">
            <text:p>-0.06</text:p>
          </table:table-cell>
        </table:table-row>
        <table:table-row table:style-name="ro1">
          <table:table-cell office:value-type="string" calcext:value-type="string">
            <text:p>v5z+t</text:p>
          </table:table-cell>
          <table:table-cell office:value-type="float" office:value="-5446.9549895274" calcext:value-type="float">
            <text:p>-5446.954990</text:p>
          </table:table-cell>
          <table:table-cell/>
          <table:table-cell office:value-type="float" office:value="-5106.0629702928" calcext:value-type="float">
            <text:p>-5106.062970</text:p>
          </table:table-cell>
          <table:table-cell table:style-name="ce1" office:value-type="float" office:value="-5105.9987858527" calcext:value-type="float">
            <text:p>-5105.998786</text:p>
          </table:table-cell>
          <table:table-cell/>
          <table:table-cell table:formula="of:=[.B$14]-[.B12]" office:value-type="float" office:value="0.000213114400139602" calcext:value-type="float">
            <text:p>0.000213</text:p>
          </table:table-cell>
          <table:table-cell table:formula="of:=[.G12]*27.211" office:value-type="float" office:value="0.00579905594219872" calcext:value-type="float">
            <text:p>0.0058</text:p>
          </table:table-cell>
          <table:table-cell table:formula="of:=[.G12]*627.5" office:value-type="float" office:value="0.1337292860876" calcext:value-type="float">
            <text:p>0.13</text:p>
          </table:table-cell>
          <table:table-cell/>
          <table:table-cell table:style-name="ce1" table:formula="of:=[.D12]-[.B12]" office:value-type="float" office:value="340.8920192346" calcext:value-type="float">
            <text:p>340.892019</text:p>
          </table:table-cell>
          <table:table-cell/>
          <table:table-cell table:formula="of:=[.K$14]-[.K12]" office:value-type="float" office:value="0.000131202299598954" calcext:value-type="float">
            <text:p>0.000131</text:p>
          </table:table-cell>
          <table:table-cell table:formula="of:=[.M12]*27.211" office:value-type="float" office:value="0.00357014577438713" calcext:value-type="float">
            <text:p>0.0036</text:p>
          </table:table-cell>
          <table:table-cell table:formula="of:=[.M12]*627.5" office:value-type="float" office:value="0.0823294429983434" calcext:value-type="float">
            <text:p>0.08</text:p>
          </table:table-cell>
          <table:table-cell/>
          <table:table-cell table:formula="of:=[.E12]-[.B12]" office:value-type="float" office:value="340.9562036747" calcext:value-type="float">
            <text:p>340.956204</text:p>
          </table:table-cell>
          <table:table-cell/>
          <table:table-cell table:formula="of:=[.Q$14]-[.Q12]" office:value-type="float" office:value="-0.0000112519001049805" calcext:value-type="float">
            <text:p>-0.000011</text:p>
          </table:table-cell>
          <table:table-cell table:formula="of:=[.S12]*27.211" office:value-type="float" office:value="-0.000306175453756623" calcext:value-type="float">
            <text:p>-0.0003</text:p>
          </table:table-cell>
          <table:table-cell table:formula="of:=[.S12]*627.5" office:value-type="float" office:value="-0.00706056731587523" calcext:value-type="float">
            <text:p>-0.01</text:p>
          </table:table-cell>
        </table:table-row>
        <table:table-row table:style-name="ro1">
          <table:table-cell office:value-type="string" calcext:value-type="string">
            <text:p>av5z</text:p>
          </table:table-cell>
          <table:table-cell office:value-type="float" office:value="-5446.9559141819" calcext:value-type="float">
            <text:p>-5446.955914</text:p>
          </table:table-cell>
          <table:table-cell/>
          <table:table-cell office:value-type="float" office:value="-5106.0636500061" calcext:value-type="float">
            <text:p>-5106.063650</text:p>
          </table:table-cell>
          <table:table-cell table:style-name="ce1" office:value-type="float" office:value="-5105.9996273713" calcext:value-type="float">
            <text:p>-5105.999627</text:p>
          </table:table-cell>
          <table:table-cell/>
          <table:table-cell table:formula="of:=[.B$14]-[.B13]" office:value-type="float" office:value="0.0011377688997527" calcext:value-type="float">
            <text:p>0.001138</text:p>
          </table:table-cell>
          <table:table-cell table:formula="of:=[.G13]*27.211" office:value-type="float" office:value="0.0309598295311707" calcext:value-type="float">
            <text:p>0.0310</text:p>
          </table:table-cell>
          <table:table-cell table:formula="of:=[.G13]*627.5" office:value-type="float" office:value="0.713949984594819" calcext:value-type="float">
            <text:p>0.71</text:p>
          </table:table-cell>
          <table:table-cell/>
          <table:table-cell table:style-name="ce1" table:formula="of:=[.D13]-[.B13]" office:value-type="float" office:value="340.8922641758" calcext:value-type="float">
            <text:p>340.892264</text:p>
          </table:table-cell>
          <table:table-cell/>
          <table:table-cell table:formula="of:=[.K$14]-[.K13]" office:value-type="float" office:value="-0.00011373889992683" calcext:value-type="float">
            <text:p>-0.000114</text:p>
          </table:table-cell>
          <table:table-cell table:formula="of:=[.M13]*27.211" office:value-type="float" office:value="-0.00309494920590896" calcext:value-type="float">
            <text:p>-0.0031</text:p>
          </table:table-cell>
          <table:table-cell table:formula="of:=[.M13]*627.5" office:value-type="float" office:value="-0.0713711597040856" calcext:value-type="float">
            <text:p>-0.07</text:p>
          </table:table-cell>
          <table:table-cell/>
          <table:table-cell table:formula="of:=[.E13]-[.B13]" office:value-type="float" office:value="340.9562868106" calcext:value-type="float">
            <text:p>340.956287</text:p>
          </table:table-cell>
          <table:table-cell/>
          <table:table-cell table:formula="of:=[.Q$14]-[.Q13]" office:value-type="float" office:value="-0.0000943877994359355" calcext:value-type="float">
            <text:p>-0.000094</text:p>
          </table:table-cell>
          <table:table-cell table:formula="of:=[.S13]*27.211" office:value-type="float" office:value="-0.00256838641045124" calcext:value-type="float">
            <text:p>-0.0026</text:p>
          </table:table-cell>
          <table:table-cell table:formula="of:=[.S13]*627.5" office:value-type="float" office:value="-0.0592283441460495" calcext:value-type="float">
            <text:p>-0.06</text:p>
          </table:table-cell>
        </table:table-row>
        <table:table-row table:style-name="ro1">
          <table:table-cell office:value-type="string" calcext:value-type="string">
            <text:p>av5z+t</text:p>
          </table:table-cell>
          <table:table-cell office:value-type="float" office:value="-5446.954776413" calcext:value-type="float">
            <text:p>-5446.954776</text:p>
          </table:table-cell>
          <table:table-cell/>
          <table:table-cell office:value-type="float" office:value="-5106.0626259761" calcext:value-type="float">
            <text:p>-5106.062626</text:p>
          </table:table-cell>
          <table:table-cell table:style-name="ce1" office:value-type="float" office:value="-5105.9985839902" calcext:value-type="float">
            <text:p>-5105.998584</text:p>
          </table:table-cell>
          <table:table-cell/>
          <table:table-cell table:formula="of:=[.B$14]-[.B14]" office:value-type="float" office:value="0" calcext:value-type="float">
            <text:p>0.000000</text:p>
          </table:table-cell>
          <table:table-cell table:formula="of:=[.G14]*27.211" office:value-type="float" office:value="0" calcext:value-type="float">
            <text:p>0.0000</text:p>
          </table:table-cell>
          <table:table-cell table:formula="of:=[.G14]*627.5" office:value-type="float" office:value="0" calcext:value-type="float">
            <text:p>0.00</text:p>
          </table:table-cell>
          <table:table-cell/>
          <table:table-cell table:style-name="ce1" table:formula="of:=[.D14]-[.B14]" office:value-type="float" office:value="340.8921504369" calcext:value-type="float">
            <text:p>340.892150</text:p>
          </table:table-cell>
          <table:table-cell/>
          <table:table-cell table:formula="of:=[.K$14]-[.K14]" office:value-type="float" office:value="0" calcext:value-type="float">
            <text:p>0.000000</text:p>
          </table:table-cell>
          <table:table-cell table:formula="of:=[.M14]*27.211" office:value-type="float" office:value="0" calcext:value-type="float">
            <text:p>0.0000</text:p>
          </table:table-cell>
          <table:table-cell table:formula="of:=[.M14]*627.5" office:value-type="float" office:value="0" calcext:value-type="float">
            <text:p>0.00</text:p>
          </table:table-cell>
          <table:table-cell/>
          <table:table-cell table:formula="of:=[.E14]-[.B14]" office:value-type="float" office:value="340.9561924228" calcext:value-type="float">
            <text:p>340.956192</text:p>
          </table:table-cell>
          <table:table-cell/>
          <table:table-cell table:formula="of:=[.Q$14]-[.Q14]" office:value-type="float" office:value="0" calcext:value-type="float">
            <text:p>0.000000</text:p>
          </table:table-cell>
          <table:table-cell table:formula="of:=[.S14]*27.211" office:value-type="float" office:value="0" calcext:value-type="float">
            <text:p>0.0000</text:p>
          </table:table-cell>
          <table:table-cell table:formula="of:=[.S14]*627.5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MP2 corr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Full</text:p>
          </table:table-cell>
          <table:table-cell/>
          <table:table-cell table:style-name="Default" office:value-type="string" calcext:value-type="string">
            <text:p>vac(doublet)</text:p>
          </table:table-cell>
          <table:table-cell office:value-type="string" calcext:value-type="string">
            <text:p>vac-(singlet)</text:p>
          </table:table-cell>
          <table:table-cell/>
          <table:table-cell table:style-name="Default" office:value-type="string" calcext:value-type="string">
            <text:p>Delta Full</text:p>
          </table:table-cell>
          <table:table-cell table:style-name="Default" table:number-columns-repeated="2"/>
          <table:table-cell/>
          <table:table-cell office:value-type="string" calcext:value-type="string">
            <text:p>D vac(doublet)</text:p>
          </table:table-cell>
          <table:table-cell/>
          <table:table-cell table:style-name="Default" office:value-type="string" calcext:value-type="string">
            <text:p>Delta vac(doublet)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D vac-(singlet)</text:p>
          </table:table-cell>
          <table:table-cell/>
          <table:table-cell table:style-name="Default" office:value-type="string" calcext:value-type="string">
            <text:p>Delta vac-(singlet)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office:value-type="string" calcext:value-type="string">
            <text:p>hartree</text:p>
          </table:table-cell>
          <table:table-cell table:style-name="Default" office:value-type="string" calcext:value-type="string">
            <text:p>eV</text:p>
          </table:table-cell>
          <table:table-cell table:style-name="Default" office:value-type="string" calcext:value-type="string">
            <text:p>kcal/mol</text:p>
          </table:table-cell>
          <table:table-cell/>
          <table:table-cell office:value-type="string" calcext:value-type="string">
            <text:p>hartree</text:p>
          </table:table-cell>
          <table:table-cell/>
          <table:table-cell table:style-name="Default" office:value-type="string" calcext:value-type="string">
            <text:p>hartree</text:p>
          </table:table-cell>
          <table:table-cell table:style-name="Default" office:value-type="string" calcext:value-type="string">
            <text:p>eV</text:p>
          </table:table-cell>
          <table:table-cell table:style-name="Default" office:value-type="string" calcext:value-type="string">
            <text:p>kcal/mol</text:p>
          </table:table-cell>
          <table:table-cell/>
          <table:table-cell table:style-name="Default" office:value-type="string" calcext:value-type="string">
            <text:p>hartree</text:p>
          </table:table-cell>
          <table:table-cell/>
          <table:table-cell table:style-name="Default" office:value-type="string" calcext:value-type="string">
            <text:p>hartree</text:p>
          </table:table-cell>
          <table:table-cell table:style-name="Default" office:value-type="string" calcext:value-type="string">
            <text:p>eV</text:p>
          </table:table-cell>
          <table:table-cell table:style-name="Default" office:value-type="string" calcext:value-type="string">
            <text:p>kcal/mol</text:p>
          </table:table-cell>
        </table:table-row>
        <table:table-row table:style-name="ro1">
          <table:table-cell office:value-type="string" calcext:value-type="string">
            <text:p>vtz</text:p>
          </table:table-cell>
          <table:table-cell office:value-type="float" office:value="-1.0254515953" calcext:value-type="float">
            <text:p>-1.025452</text:p>
          </table:table-cell>
          <table:table-cell table:number-columns-repeated="2"/>
          <table:table-cell office:value-type="float" office:value="-0.9443641668" calcext:value-type="float">
            <text:p>-0.9443641668</text:p>
          </table:table-cell>
          <table:table-cell/>
          <table:table-cell table:formula="of:=[.B$28]-[.B19]" office:value-type="float" office:value="-0.0006931510999999" calcext:value-type="float">
            <text:p>-0.000693</text:p>
          </table:table-cell>
          <table:table-cell table:formula="of:=[.G19]*27.211" office:value-type="float" office:value="-0.0188613345820973" calcext:value-type="float">
            <text:p>-0.0189</text:p>
          </table:table-cell>
          <table:table-cell table:formula="of:=[.G19]*627.5" office:value-type="float" office:value="-0.434952315249937" calcext:value-type="float">
            <text:p>-0.43</text:p>
          </table:table-cell>
          <table:table-cell table:number-columns-repeated="7"/>
          <table:table-cell table:style-name="ce5" table:formula="of:=[.E19]-[.B19]" office:value-type="float" office:value="0.0810874285000001" calcext:value-type="float">
            <text:p>0.0810874</text:p>
          </table:table-cell>
          <table:table-cell/>
          <table:table-cell table:formula="of:=[.Q$28]-[.Q19]" office:value-type="float" office:value="0.0000434719999998778" calcext:value-type="float">
            <text:p>0.000043</text:p>
          </table:table-cell>
          <table:table-cell table:formula="of:=[.S19]*27.211" office:value-type="float" office:value="0.00118291659199668" calcext:value-type="float">
            <text:p>0.0012</text:p>
          </table:table-cell>
          <table:table-cell table:style-name="ce6" table:formula="of:=[.S19]*627.5" office:value-type="float" office:value="0.0272786799999233" calcext:value-type="float">
            <text:p>0.027</text:p>
          </table:table-cell>
        </table:table-row>
        <table:table-row table:style-name="ro1">
          <table:table-cell office:value-type="string" calcext:value-type="string">
            <text:p>vtz+t</text:p>
          </table:table-cell>
          <table:table-cell office:value-type="float" office:value="-1.0256354717" calcext:value-type="float">
            <text:p>-1.025635</text:p>
          </table:table-cell>
          <table:table-cell table:number-columns-repeated="2"/>
          <table:table-cell office:value-type="float" office:value="-0.944542655" calcext:value-type="float">
            <text:p>-0.944542655</text:p>
          </table:table-cell>
          <table:table-cell/>
          <table:table-cell table:formula="of:=[.B$28]-[.B20]" office:value-type="float" office:value="-0.000509274699999951" calcext:value-type="float">
            <text:p>-0.000509</text:p>
          </table:table-cell>
          <table:table-cell table:formula="of:=[.G20]*27.211" office:value-type="float" office:value="-0.0138578738616987" calcext:value-type="float">
            <text:p>-0.0139</text:p>
          </table:table-cell>
          <table:table-cell table:formula="of:=[.G20]*627.5" office:value-type="float" office:value="-0.319569874249969" calcext:value-type="float">
            <text:p>-0.32</text:p>
          </table:table-cell>
          <table:table-cell table:number-columns-repeated="7"/>
          <table:table-cell table:style-name="ce5" table:formula="of:=[.E20]-[.B20]" office:value-type="float" office:value="0.0810928167" calcext:value-type="float">
            <text:p>0.0810928</text:p>
          </table:table-cell>
          <table:table-cell/>
          <table:table-cell table:formula="of:=[.Q$28]-[.Q20]" office:value-type="float" office:value="0.0000380837999999217" calcext:value-type="float">
            <text:p>0.000038</text:p>
          </table:table-cell>
          <table:table-cell table:formula="of:=[.S20]*27.211" office:value-type="float" office:value="0.00103629828179787" calcext:value-type="float">
            <text:p>0.0010</text:p>
          </table:table-cell>
          <table:table-cell table:style-name="ce6" table:formula="of:=[.S20]*627.5" office:value-type="float" office:value="0.0238975844999509" calcext:value-type="float">
            <text:p>0.024</text:p>
          </table:table-cell>
        </table:table-row>
        <table:table-row table:style-name="ro1">
          <table:table-cell office:value-type="string" calcext:value-type="string">
            <text:p>avtz</text:p>
          </table:table-cell>
          <table:table-cell office:value-type="float" office:value="-1.02583016" calcext:value-type="float">
            <text:p>-1.025830</text:p>
          </table:table-cell>
          <table:table-cell table:number-columns-repeated="2"/>
          <table:table-cell office:value-type="float" office:value="-0.944764962" calcext:value-type="float">
            <text:p>-0.944764962</text:p>
          </table:table-cell>
          <table:table-cell/>
          <table:table-cell table:formula="of:=[.B$28]-[.B21]" office:value-type="float" office:value="-0.000314586400000039" calcext:value-type="float">
            <text:p>-0.000315</text:p>
          </table:table-cell>
          <table:table-cell table:formula="of:=[.G21]*27.211" office:value-type="float" office:value="-0.00856021053040105" calcext:value-type="float">
            <text:p>-0.0086</text:p>
          </table:table-cell>
          <table:table-cell table:formula="of:=[.G21]*627.5" office:value-type="float" office:value="-0.197402966000024" calcext:value-type="float">
            <text:p>-0.20</text:p>
          </table:table-cell>
          <table:table-cell table:number-columns-repeated="7"/>
          <table:table-cell table:style-name="ce5" table:formula="of:=[.E21]-[.B21]" office:value-type="float" office:value="0.0810651979999999" calcext:value-type="float">
            <text:p>0.0810652</text:p>
          </table:table-cell>
          <table:table-cell/>
          <table:table-cell table:formula="of:=[.Q$28]-[.Q21]" office:value-type="float" office:value="0.0000657025000000422" calcext:value-type="float">
            <text:p>0.000066</text:p>
          </table:table-cell>
          <table:table-cell table:formula="of:=[.S21]*27.211" office:value-type="float" office:value="0.00178783072750115" calcext:value-type="float">
            <text:p>0.0018</text:p>
          </table:table-cell>
          <table:table-cell table:style-name="ce6" table:formula="of:=[.S21]*627.5" office:value-type="float" office:value="0.0412283187500265" calcext:value-type="float">
            <text:p>0.041</text:p>
          </table:table-cell>
        </table:table-row>
        <table:table-row table:style-name="ro1">
          <table:table-cell office:value-type="string" calcext:value-type="string">
            <text:p>avtz+t</text:p>
          </table:table-cell>
          <table:table-cell office:value-type="float" office:value="-1.0258313641" calcext:value-type="float">
            <text:p>-1.025831</text:p>
          </table:table-cell>
          <table:table-cell table:number-columns-repeated="2"/>
          <table:table-cell table:style-name="ce2" office:value-type="float" office:value="-0.94476625" calcext:value-type="float">
            <text:p>-0.94476625</text:p>
          </table:table-cell>
          <table:table-cell/>
          <table:table-cell table:formula="of:=[.B$28]-[.B22]" office:value-type="float" office:value="-0.000313382299999887" calcext:value-type="float">
            <text:p>-0.000313</text:p>
          </table:table-cell>
          <table:table-cell table:formula="of:=[.G22]*27.211" office:value-type="float" office:value="-0.00852744576529692" calcext:value-type="float">
            <text:p>-0.0085</text:p>
          </table:table-cell>
          <table:table-cell table:formula="of:=[.G22]*627.5" office:value-type="float" office:value="-0.196647393249929" calcext:value-type="float">
            <text:p>-0.20</text:p>
          </table:table-cell>
          <table:table-cell table:number-columns-repeated="7"/>
          <table:table-cell table:style-name="ce5" table:formula="of:=[.E22]-[.B22]" office:value-type="float" office:value="0.0810651141000001" calcext:value-type="float">
            <text:p>0.0810651</text:p>
          </table:table-cell>
          <table:table-cell/>
          <table:table-cell table:formula="of:=[.Q$28]-[.Q22]" office:value-type="float" office:value="0.0000657863999998787" calcext:value-type="float">
            <text:p>0.000066</text:p>
          </table:table-cell>
          <table:table-cell table:formula="of:=[.S22]*27.211" office:value-type="float" office:value="0.0017901137303967" calcext:value-type="float">
            <text:p>0.0018</text:p>
          </table:table-cell>
          <table:table-cell table:style-name="ce6" table:formula="of:=[.S22]*627.5" office:value-type="float" office:value="0.0412809659999239" calcext:value-type="float">
            <text:p>0.041</text:p>
          </table:table-cell>
        </table:table-row>
        <table:table-row table:style-name="ro1">
          <table:table-cell office:value-type="string" calcext:value-type="string">
            <text:p>vtzjk</text:p>
          </table:table-cell>
          <table:table-cell office:value-type="float" office:value="-1.0251479022" calcext:value-type="float">
            <text:p>-1.025148</text:p>
          </table:table-cell>
          <table:table-cell table:number-columns-repeated="2"/>
          <table:table-cell table:style-name="ce2" office:value-type="float" office:value="-0.9441106502" calcext:value-type="float">
            <text:p>-0.94411065</text:p>
          </table:table-cell>
          <table:table-cell/>
          <table:table-cell table:formula="of:=[.B$28]-[.B23]" office:value-type="float" office:value="-0.000996844199999902" calcext:value-type="float">
            <text:p>-0.000997</text:p>
          </table:table-cell>
          <table:table-cell table:formula="of:=[.G23]*27.211" office:value-type="float" office:value="-0.0271251275261973" calcext:value-type="float">
            <text:p>-0.0271</text:p>
          </table:table-cell>
          <table:table-cell table:formula="of:=[.G23]*627.5" office:value-type="float" office:value="-0.625519735499939" calcext:value-type="float">
            <text:p>-0.63</text:p>
          </table:table-cell>
          <table:table-cell table:number-columns-repeated="7"/>
          <table:table-cell table:style-name="ce5" table:formula="of:=[.E23]-[.B23]" office:value-type="float" office:value="0.0810372520000001" calcext:value-type="float">
            <text:p>0.0810373</text:p>
          </table:table-cell>
          <table:table-cell/>
          <table:table-cell table:formula="of:=[.Q$28]-[.Q23]" office:value-type="float" office:value="0.0000936484999998211" calcext:value-type="float">
            <text:p>0.000094</text:p>
          </table:table-cell>
          <table:table-cell table:formula="of:=[.S23]*27.211" office:value-type="float" office:value="0.00254826933349513" calcext:value-type="float">
            <text:p>0.0025</text:p>
          </table:table-cell>
          <table:table-cell table:style-name="ce6" table:formula="of:=[.S23]*627.5" office:value-type="float" office:value="0.0587644337498877" calcext:value-type="float">
            <text:p>0.059</text:p>
          </table:table-cell>
        </table:table-row>
        <table:table-row table:style-name="ro1">
          <table:table-cell office:value-type="string" calcext:value-type="string">
            <text:p>vtzjk+corr</text:p>
          </table:table-cell>
          <table:table-cell office:value-type="float" office:value="-1.0255713643" calcext:value-type="float">
            <text:p>-1.025571</text:p>
          </table:table-cell>
          <table:table-cell/>
          <table:table-cell table:style-name="Default"/>
          <table:table-cell table:style-name="ce2" office:value-type="float" office:value="-0.9444731009" calcext:value-type="float">
            <text:p>-0.94447310</text:p>
          </table:table-cell>
          <table:table-cell/>
          <table:table-cell table:formula="of:=[.B$28]-[.B24]" office:value-type="float" office:value="-0.000573382100000019" calcext:value-type="float">
            <text:p>-0.000573</text:p>
          </table:table-cell>
          <table:table-cell table:formula="of:=[.G24]*27.211" office:value-type="float" office:value="-0.0156023003231005" calcext:value-type="float">
            <text:p>-0.0156</text:p>
          </table:table-cell>
          <table:table-cell table:formula="of:=[.G24]*627.5" office:value-type="float" office:value="-0.359797267750012" calcext:value-type="float">
            <text:p>-0.36</text:p>
          </table:table-cell>
          <table:table-cell table:number-columns-repeated="3"/>
          <table:table-cell table:style-name="Default" table:number-columns-repeated="3"/>
          <table:table-cell/>
          <table:table-cell table:style-name="ce5" table:formula="of:=[.E24]-[.B24]" office:value-type="float" office:value="0.0810982633999999" calcext:value-type="float">
            <text:p>0.0810983</text:p>
          </table:table-cell>
          <table:table-cell/>
          <table:table-cell table:formula="of:=[.Q$28]-[.Q24]" office:value-type="float" office:value="0.0000326371000000103" calcext:value-type="float">
            <text:p>0.000033</text:p>
          </table:table-cell>
          <table:table-cell table:formula="of:=[.S24]*27.211" office:value-type="float" office:value="0.00088808812810028" calcext:value-type="float">
            <text:p>0.0009</text:p>
          </table:table-cell>
          <table:table-cell table:style-name="ce6" table:formula="of:=[.S24]*627.5" office:value-type="float" office:value="0.0204797802500065" calcext:value-type="float">
            <text:p>0.020</text:p>
          </table:table-cell>
        </table:table-row>
        <table:table-row table:style-name="ro1">
          <table:table-cell office:value-type="string" calcext:value-type="string">
            <text:p>v5z</text:p>
          </table:table-cell>
          <table:table-cell office:value-type="float" office:value="-1.0258974907" calcext:value-type="float">
            <text:p>-1.025897</text:p>
          </table:table-cell>
          <table:table-cell table:number-columns-repeated="2"/>
          <table:table-cell table:style-name="ce2" office:value-type="float" office:value="-0.9448053811" calcext:value-type="float">
            <text:p>-0.94480538</text:p>
          </table:table-cell>
          <table:table-cell/>
          <table:table-cell table:formula="of:=[.B$28]-[.B25]" office:value-type="float" office:value="-0.000247255699999949" calcext:value-type="float">
            <text:p>-0.000247</text:p>
          </table:table-cell>
          <table:table-cell table:formula="of:=[.G25]*27.211" office:value-type="float" office:value="-0.0067280748526986" calcext:value-type="float">
            <text:p>-0.0067</text:p>
          </table:table-cell>
          <table:table-cell table:formula="of:=[.G25]*627.5" office:value-type="float" office:value="-0.155152951749968" calcext:value-type="float">
            <text:p>-0.16</text:p>
          </table:table-cell>
          <table:table-cell table:number-columns-repeated="7"/>
          <table:table-cell table:style-name="ce5" table:formula="of:=[.E25]-[.B25]" office:value-type="float" office:value="0.0810921096" calcext:value-type="float">
            <text:p>0.0810921</text:p>
          </table:table-cell>
          <table:table-cell/>
          <table:table-cell table:formula="of:=[.Q$28]-[.Q25]" office:value-type="float" office:value="0.0000387908999999187" calcext:value-type="float">
            <text:p>0.000039</text:p>
          </table:table-cell>
          <table:table-cell table:formula="of:=[.S25]*27.211" office:value-type="float" office:value="0.00105553917989779" calcext:value-type="float">
            <text:p>0.0011</text:p>
          </table:table-cell>
          <table:table-cell table:style-name="ce6" table:formula="of:=[.S25]*627.5" office:value-type="float" office:value="0.024341289749949" calcext:value-type="float">
            <text:p>0.024</text:p>
          </table:table-cell>
        </table:table-row>
        <table:table-row table:style-name="ro1">
          <table:table-cell office:value-type="string" calcext:value-type="string">
            <text:p>v5z+t</text:p>
          </table:table-cell>
          <table:table-cell office:value-type="float" office:value="-1.02589752" calcext:value-type="float">
            <text:p>-1.025898</text:p>
          </table:table-cell>
          <table:table-cell table:number-columns-repeated="2"/>
          <table:table-cell office:value-type="float" office:value="-0.9448052121" calcext:value-type="float">
            <text:p>-0.9448052121</text:p>
          </table:table-cell>
          <table:table-cell/>
          <table:table-cell table:formula="of:=[.B$28]-[.B26]" office:value-type="float" office:value="-0.000247226399999967" calcext:value-type="float">
            <text:p>-0.000247</text:p>
          </table:table-cell>
          <table:table-cell table:formula="of:=[.G26]*27.211" office:value-type="float" office:value="-0.0067272775703991" calcext:value-type="float">
            <text:p>-0.0067</text:p>
          </table:table-cell>
          <table:table-cell table:formula="of:=[.G26]*627.5" office:value-type="float" office:value="-0.155134565999979" calcext:value-type="float">
            <text:p>-0.16</text:p>
          </table:table-cell>
          <table:table-cell table:number-columns-repeated="7"/>
          <table:table-cell table:style-name="ce5" table:formula="of:=[.E26]-[.B26]" office:value-type="float" office:value="0.0810923079" calcext:value-type="float">
            <text:p>0.0810923</text:p>
          </table:table-cell>
          <table:table-cell/>
          <table:table-cell table:formula="of:=[.Q$28]-[.Q26]" office:value-type="float" office:value="0.0000385925999999426" calcext:value-type="float">
            <text:p>0.000039</text:p>
          </table:table-cell>
          <table:table-cell table:formula="of:=[.S26]*27.211" office:value-type="float" office:value="0.00105014323859844" calcext:value-type="float">
            <text:p>0.0011</text:p>
          </table:table-cell>
          <table:table-cell table:style-name="ce6" table:formula="of:=[.S26]*627.5" office:value-type="float" office:value="0.024216856499964" calcext:value-type="float">
            <text:p>0.024</text:p>
          </table:table-cell>
        </table:table-row>
        <table:table-row table:style-name="ro1">
          <table:table-cell office:value-type="string" calcext:value-type="string">
            <text:p>av5z</text:p>
          </table:table-cell>
          <table:table-cell office:value-type="float" office:value="-1.0261447838" calcext:value-type="float">
            <text:p>-1.026145</text:p>
          </table:table-cell>
          <table:table-cell table:number-columns-repeated="2"/>
          <table:table-cell office:value-type="float" office:value="-0.9450139536" calcext:value-type="float">
            <text:p>-0.9450139536</text:p>
          </table:table-cell>
          <table:table-cell/>
          <table:table-cell table:formula="of:=[.B$28]-[.B27]" office:value-type="float" office:value="0.00000003739999998587" calcext:value-type="float">
            <text:p>0.000000</text:p>
          </table:table-cell>
          <table:table-cell table:formula="of:=[.G27]*27.211" office:value-type="float" office:value="0.00000101769139961538" calcext:value-type="float">
            <text:p>0.0000</text:p>
          </table:table-cell>
          <table:table-cell table:formula="of:=[.G27]*627.5" office:value-type="float" office:value="0.0000234684999911305" calcext:value-type="float">
            <text:p>0.00</text:p>
          </table:table-cell>
          <table:table-cell table:number-columns-repeated="7"/>
          <table:table-cell table:style-name="ce5" table:formula="of:=[.E27]-[.B27]" office:value-type="float" office:value="0.0811308302" calcext:value-type="float">
            <text:p>0.0811308</text:p>
          </table:table-cell>
          <table:table-cell/>
          <table:table-cell table:formula="of:=[.Q$28]-[.Q27]" office:value-type="float" office:value="0.00000007029999993247" calcext:value-type="float">
            <text:p>0.000000</text:p>
          </table:table-cell>
          <table:table-cell table:formula="of:=[.S27]*27.211" office:value-type="float" office:value="0.00000191293329816233" calcext:value-type="float">
            <text:p>0.0000</text:p>
          </table:table-cell>
          <table:table-cell table:style-name="ce6" table:formula="of:=[.S27]*627.5" office:value-type="float" office:value="0.0000441132499576225" calcext:value-type="float">
            <text:p>0.000</text:p>
          </table:table-cell>
        </table:table-row>
        <table:table-row table:style-name="ro1">
          <table:table-cell office:value-type="string" calcext:value-type="string">
            <text:p>av5z+t</text:p>
          </table:table-cell>
          <table:table-cell office:value-type="float" office:value="-1.0261447464" calcext:value-type="float">
            <text:p>-1.026145</text:p>
          </table:table-cell>
          <table:table-cell table:number-columns-repeated="2"/>
          <table:table-cell office:value-type="float" office:value="-0.9450138459" calcext:value-type="float">
            <text:p>-0.9450138459</text:p>
          </table:table-cell>
          <table:table-cell/>
          <table:table-cell table:formula="of:=[.B$28]-[.B28]" office:value-type="float" office:value="0" calcext:value-type="float">
            <text:p>0.000000</text:p>
          </table:table-cell>
          <table:table-cell table:formula="of:=[.G28]*27.211" office:value-type="float" office:value="0" calcext:value-type="float">
            <text:p>0.0000</text:p>
          </table:table-cell>
          <table:table-cell table:formula="of:=[.G28]*627.5" office:value-type="float" office:value="0" calcext:value-type="float">
            <text:p>0.00</text:p>
          </table:table-cell>
          <table:table-cell table:number-columns-repeated="7"/>
          <table:table-cell table:style-name="ce5" table:formula="of:=[.E28]-[.B28]" office:value-type="float" office:value="0.0811309004999999" calcext:value-type="float">
            <text:p>0.0811309</text:p>
          </table:table-cell>
          <table:table-cell/>
          <table:table-cell table:formula="of:=[.Q$28]-[.Q28]" office:value-type="float" office:value="0" calcext:value-type="float">
            <text:p>0.000000</text:p>
          </table:table-cell>
          <table:table-cell table:formula="of:=[.S28]*27.211" office:value-type="float" office:value="0" calcext:value-type="float">
            <text:p>0.0000</text:p>
          </table:table-cell>
          <table:table-cell table:style-name="ce6" table:formula="of:=[.S28]*627.5" office:value-type="float" office:value="0" calcext:value-type="float">
            <text:p>0.000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default-cell-style-name="ce1"/>
        <table:table-column table:style-name="co1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rag Full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Frag vac- (singlet)</text:p>
          </table:table-cell>
          <table:table-cell table:number-columns-repeated="5"/>
          <table:table-cell office:value-type="string" calcext:value-type="string">
            <text:p>Delta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Displacement, angstrom</text:p>
          </table:table-cell>
          <table:table-cell/>
          <table:table-cell office:value-type="string" calcext:value-type="string">
            <text:p>E_nuc, hartree</text:p>
          </table:table-cell>
          <table:table-cell office:value-type="string" calcext:value-type="string">
            <text:p>Sum of orb ens, hartree</text:p>
          </table:table-cell>
          <table:table-cell office:value-type="string" calcext:value-type="string">
            <text:p>E_HF, hartree</text:p>
          </table:table-cell>
          <table:table-cell office:value-type="string" calcext:value-type="string">
            <text:p>E_MP2, hartree</text:p>
          </table:table-cell>
          <table:table-cell office:value-type="string" calcext:value-type="string">
            <text:p>E_total, hartree</text:p>
          </table:table-cell>
          <table:table-cell table:style-name="Default"/>
          <table:table-cell/>
          <table:table-cell office:value-type="string" calcext:value-type="string">
            <text:p>E_nuc, hartree</text:p>
          </table:table-cell>
          <table:table-cell office:value-type="string" calcext:value-type="string">
            <text:p>Sum of orb ens, hartree</text:p>
          </table:table-cell>
          <table:table-cell office:value-type="string" calcext:value-type="string">
            <text:p>E_HF, hartree</text:p>
          </table:table-cell>
          <table:table-cell office:value-type="string" calcext:value-type="string">
            <text:p>E_MP2, hartree</text:p>
          </table:table-cell>
          <table:table-cell office:value-type="string" calcext:value-type="string">
            <text:p>E_total, hartree</text:p>
          </table:table-cell>
          <table:table-cell/>
          <table:table-cell office:value-type="string" calcext:value-type="string">
            <text:p>E_nuc, hartree</text:p>
          </table:table-cell>
          <table:table-cell office:value-type="string" calcext:value-type="string">
            <text:p>Sum of orb ens, hartree</text:p>
          </table:table-cell>
          <table:table-cell office:value-type="string" calcext:value-type="string">
            <text:p>E_HF, hartree</text:p>
          </table:table-cell>
          <table:table-cell office:value-type="string" calcext:value-type="string">
            <text:p>E_MP2, hartree</text:p>
          </table:table-cell>
          <table:table-cell office:value-type="string" calcext:value-type="string">
            <text:p>E_total, hartree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 office:value-type="string" calcext:value-type="string">
            <text:p>Delta to no-shift HF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.1</text:p>
          </table:table-cell>
          <table:table-cell/>
          <table:table-cell table:style-name="ce5" office:value-type="float" office:value="403.5590954244" calcext:value-type="float">
            <text:p>403.5590954</text:p>
          </table:table-cell>
          <table:table-cell table:style-name="ce5" office:value-type="float" office:value="-5850.502309173" calcext:value-type="float">
            <text:p>-5850.5023092</text:p>
          </table:table-cell>
          <table:table-cell table:style-name="ce5" office:value-type="float" office:value="-5446.9432137486" calcext:value-type="float">
            <text:p>-5446.9432137</text:p>
          </table:table-cell>
          <table:table-cell table:style-name="ce5" office:value-type="float" office:value="-1.0261187595" calcext:value-type="float">
            <text:p>-1.0261188</text:p>
          </table:table-cell>
          <table:table-cell table:style-name="ce5" table:formula="of:=[.E7]+[.F7]" office:value-type="float" office:value="-5447.9693325081" calcext:value-type="float">
            <text:p>-5447.9693325</text:p>
          </table:table-cell>
          <table:table-cell table:formula="of:=[.E7]-[.E$40]" office:value-type="float" office:value="0.0132310100998438" calcext:value-type="float">
            <text:p>0.013231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985569341" calcext:value-type="float">
            <text:p>-5105.9985569</text:p>
          </table:table-cell>
          <table:table-cell office:value-type="float" office:value="-0.9442864046" calcext:value-type="float">
            <text:p>-0.9442864046</text:p>
          </table:table-cell>
          <table:table-cell table:style-name="ce5" table:formula="of:=[.L7]+[.M7]" office:value-type="float" office:value="-5106.9428433387" calcext:value-type="float">
            <text:p>-5106.9428433</text:p>
          </table:table-cell>
          <table:table-cell/>
          <table:table-cell table:style-name="ce5" table:formula="of:=[.J7]-[.C7]" office:value-type="float" office:value="-403.5590954244" calcext:value-type="float">
            <text:p>-403.5590954</text:p>
          </table:table-cell>
          <table:table-cell table:style-name="ce5" table:formula="of:=[.K7]-[.D7]" office:value-type="float" office:value="744.5037522389" calcext:value-type="float">
            <text:p>744.5037522</text:p>
          </table:table-cell>
          <table:table-cell table:style-name="ce5" table:formula="of:=[.L7]-[.E7]" office:value-type="float" office:value="340.9446568145" calcext:value-type="float">
            <text:p>340.9446568</text:p>
          </table:table-cell>
          <table:table-cell table:style-name="ce5" table:formula="of:=[.M7]-[.F7]" office:value-type="float" office:value="0.0818323549000001" calcext:value-type="float">
            <text:p>0.0818324</text:p>
          </table:table-cell>
          <table:table-cell table:style-name="ce5" table:formula="of:=[.N7]-[.G7]" office:value-type="float" office:value="341.0264891694" calcext:value-type="float">
            <text:p>341.0264892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/>
          <table:table-cell table:style-name="ce5" office:value-type="float" office:value="406.6655594205" calcext:value-type="float">
            <text:p>406.6655594</text:p>
          </table:table-cell>
          <table:table-cell table:style-name="ce5" office:value-type="float" office:value="-5853.6190226134" calcext:value-type="float">
            <text:p>-5853.6190226</text:p>
          </table:table-cell>
          <table:table-cell table:style-name="ce5" office:value-type="float" office:value="-5446.953463193" calcext:value-type="float">
            <text:p>-5446.9534632</text:p>
          </table:table-cell>
          <table:table-cell table:style-name="ce5" office:value-type="float" office:value="-1.0256648147" calcext:value-type="float">
            <text:p>-1.0256648</text:p>
          </table:table-cell>
          <table:table-cell table:style-name="ce5" table:formula="of:=[.E8]+[.F8]" office:value-type="float" office:value="-5447.9791280077" calcext:value-type="float">
            <text:p>-5447.9791280</text:p>
          </table:table-cell>
          <table:table-cell table:formula="of:=[.E8]-[.E$40]" office:value-type="float" office:value="0.0029815656998835" calcext:value-type="float">
            <text:p>0.002982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997169232" calcext:value-type="float">
            <text:p>-5105.9997169</text:p>
          </table:table-cell>
          <table:table-cell office:value-type="float" office:value="-0.9444199802" calcext:value-type="float">
            <text:p>-0.9444199802</text:p>
          </table:table-cell>
          <table:table-cell table:style-name="ce5" table:formula="of:=[.L8]+[.M8]" office:value-type="float" office:value="-5106.9441369034" calcext:value-type="float">
            <text:p>-5106.9441369</text:p>
          </table:table-cell>
          <table:table-cell/>
          <table:table-cell table:style-name="ce5" table:formula="of:=[.J8]-[.C8]" office:value-type="float" office:value="-406.6655594205" calcext:value-type="float">
            <text:p>-406.6655594</text:p>
          </table:table-cell>
          <table:table-cell table:style-name="ce5" table:formula="of:=[.K8]-[.D8]" office:value-type="float" office:value="747.6193056902" calcext:value-type="float">
            <text:p>747.6193057</text:p>
          </table:table-cell>
          <table:table-cell table:style-name="ce5" table:formula="of:=[.L8]-[.E8]" office:value-type="float" office:value="340.9537462698" calcext:value-type="float">
            <text:p>340.9537463</text:p>
          </table:table-cell>
          <table:table-cell table:style-name="ce5" table:formula="of:=[.M8]-[.F8]" office:value-type="float" office:value="0.0812448345000001" calcext:value-type="float">
            <text:p>0.0812448</text:p>
          </table:table-cell>
          <table:table-cell table:style-name="ce5" table:formula="of:=[.N8]-[.G8]" office:value-type="float" office:value="341.034991104299" calcext:value-type="float">
            <text:p>341.034991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/>
          <table:table-cell table:style-name="ce5" office:value-type="float" office:value="407.5395960032" calcext:value-type="float">
            <text:p>407.5395960</text:p>
          </table:table-cell>
          <table:table-cell table:style-name="ce5" office:value-type="float" office:value="-5854.4955442993" calcext:value-type="float">
            <text:p>-5854.4955443</text:p>
          </table:table-cell>
          <table:table-cell table:style-name="ce5" office:value-type="float" office:value="-5446.9559482961" calcext:value-type="float">
            <text:p>-5446.9559483</text:p>
          </table:table-cell>
          <table:table-cell table:style-name="ce5" office:value-type="float" office:value="-1.0255969301" calcext:value-type="float">
            <text:p>-1.0255969</text:p>
          </table:table-cell>
          <table:table-cell table:style-name="ce5" table:formula="of:=[.E9]+[.F9]" office:value-type="float" office:value="-5447.9815452262" calcext:value-type="float">
            <text:p>-5447.9815452</text:p>
          </table:table-cell>
          <table:table-cell table:formula="of:=[.E9]-[.E$40]" office:value-type="float" office:value="0.000496462599585357" calcext:value-type="float">
            <text:p>0.000496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6.0000760994" calcext:value-type="float">
            <text:p>-5106.0000761</text:p>
          </table:table-cell>
          <table:table-cell office:value-type="float" office:value="-0.9444466003" calcext:value-type="float">
            <text:p>-0.9444466003</text:p>
          </table:table-cell>
          <table:table-cell table:style-name="ce5" table:formula="of:=[.L9]+[.M9]" office:value-type="float" office:value="-5106.9445226997" calcext:value-type="float">
            <text:p>-5106.9445227</text:p>
          </table:table-cell>
          <table:table-cell/>
          <table:table-cell table:style-name="ce5" table:formula="of:=[.J9]-[.C9]" office:value-type="float" office:value="-407.5395960032" calcext:value-type="float">
            <text:p>-407.5395960</text:p>
          </table:table-cell>
          <table:table-cell table:style-name="ce5" table:formula="of:=[.K9]-[.D9]" office:value-type="float" office:value="748.4954681999" calcext:value-type="float">
            <text:p>748.4954682</text:p>
          </table:table-cell>
          <table:table-cell table:style-name="ce5" table:formula="of:=[.L9]-[.E9]" office:value-type="float" office:value="340.9558721967" calcext:value-type="float">
            <text:p>340.9558722</text:p>
          </table:table-cell>
          <table:table-cell table:style-name="ce5" table:formula="of:=[.M9]-[.F9]" office:value-type="float" office:value="0.0811503298" calcext:value-type="float">
            <text:p>0.0811503</text:p>
          </table:table-cell>
          <table:table-cell table:style-name="ce5" table:formula="of:=[.N9]-[.G9]" office:value-type="float" office:value="341.037022526501" calcext:value-type="float">
            <text:p>341.0370225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/>
          <table:table-cell table:style-name="ce5" office:value-type="float" office:value="407.8444196759" calcext:value-type="float">
            <text:p>407.8444197</text:p>
          </table:table-cell>
          <table:table-cell table:style-name="ce5" office:value-type="float" office:value="-5854.8008132823" calcext:value-type="float">
            <text:p>-5854.8008133</text:p>
          </table:table-cell>
          <table:table-cell table:style-name="ce5" office:value-type="float" office:value="-5446.9563936064" calcext:value-type="float">
            <text:p>-5446.9563936</text:p>
          </table:table-cell>
          <table:table-cell table:style-name="ce5" office:value-type="float" office:value="-1.0255869774" calcext:value-type="float">
            <text:p>-1.0255870</text:p>
          </table:table-cell>
          <table:table-cell table:style-name="ce5" table:formula="of:=[.E10]+[.F10]" office:value-type="float" office:value="-5447.9819805838" calcext:value-type="float">
            <text:p>-5447.9819806</text:p>
          </table:table-cell>
          <table:table-cell table:formula="of:=[.E10]-[.E$40]" office:value-type="float" office:value="0.0000511523003297043" calcext:value-type="float">
            <text:p>0.000051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6.000163266" calcext:value-type="float">
            <text:p>-5106.0001633</text:p>
          </table:table-cell>
          <table:table-cell office:value-type="float" office:value="-0.9444625116" calcext:value-type="float">
            <text:p>-0.9444625116</text:p>
          </table:table-cell>
          <table:table-cell table:style-name="ce5" table:formula="of:=[.L10]+[.M10]" office:value-type="float" office:value="-5106.9446257776" calcext:value-type="float">
            <text:p>-5106.9446258</text:p>
          </table:table-cell>
          <table:table-cell/>
          <table:table-cell table:style-name="ce5" table:formula="of:=[.J10]-[.C10]" office:value-type="float" office:value="-407.8444196759" calcext:value-type="float">
            <text:p>-407.8444197</text:p>
          </table:table-cell>
          <table:table-cell table:style-name="ce5" table:formula="of:=[.K10]-[.D10]" office:value-type="float" office:value="748.8006500163" calcext:value-type="float">
            <text:p>748.8006500</text:p>
          </table:table-cell>
          <table:table-cell table:style-name="ce5" table:formula="of:=[.L10]-[.E10]" office:value-type="float" office:value="340.9562303404" calcext:value-type="float">
            <text:p>340.9562303</text:p>
          </table:table-cell>
          <table:table-cell table:style-name="ce5" table:formula="of:=[.M10]-[.F10]" office:value-type="float" office:value="0.0811244657999999" calcext:value-type="float">
            <text:p>0.0811245</text:p>
          </table:table-cell>
          <table:table-cell table:style-name="ce5" table:formula="of:=[.N10]-[.G10]" office:value-type="float" office:value="341.0373548062" calcext:value-type="float">
            <text:p>341.0373548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/>
          <table:table-cell table:style-name="ce5" office:value-type="float" office:value="407.9313793247" calcext:value-type="float">
            <text:p>407.9313793</text:p>
          </table:table-cell>
          <table:table-cell table:style-name="ce5" office:value-type="float" office:value="-5854.8811598552" calcext:value-type="float">
            <text:p>-5854.8811599</text:p>
          </table:table-cell>
          <table:table-cell table:style-name="ce5" office:value-type="float" office:value="-5446.9497805305" calcext:value-type="float">
            <text:p>-5446.9497805</text:p>
          </table:table-cell>
          <table:table-cell table:style-name="ce5" office:value-type="float" office:value="-1.0255742518" calcext:value-type="float">
            <text:p>-1.0255743</text:p>
          </table:table-cell>
          <table:table-cell table:style-name="ce5" table:formula="of:=[.E11]+[.F11]" office:value-type="float" office:value="-5447.9753547823" calcext:value-type="float">
            <text:p>-5447.9753548</text:p>
          </table:table-cell>
          <table:table-cell table:formula="of:=[.E11]-[.E$40]" office:value-type="float" office:value="0.00666422819995205" calcext:value-type="float">
            <text:p>0.006664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934969019" calcext:value-type="float">
            <text:p>-5105.9934969</text:p>
          </table:table-cell>
          <table:table-cell office:value-type="float" office:value="-0.9444706123" calcext:value-type="float">
            <text:p>-0.9444706123</text:p>
          </table:table-cell>
          <table:table-cell table:style-name="ce5" table:formula="of:=[.L11]+[.M11]" office:value-type="float" office:value="-5106.9379675142" calcext:value-type="float">
            <text:p>-5106.9379675</text:p>
          </table:table-cell>
          <table:table-cell/>
          <table:table-cell table:style-name="ce5" table:formula="of:=[.J11]-[.C11]" office:value-type="float" office:value="-407.9313793247" calcext:value-type="float">
            <text:p>-407.9313793</text:p>
          </table:table-cell>
          <table:table-cell table:style-name="ce5" table:formula="of:=[.K11]-[.D11]" office:value-type="float" office:value="748.887662953301" calcext:value-type="float">
            <text:p>748.8876630</text:p>
          </table:table-cell>
          <table:table-cell table:style-name="ce5" table:formula="of:=[.L11]-[.E11]" office:value-type="float" office:value="340.9562836286" calcext:value-type="float">
            <text:p>340.9562836</text:p>
          </table:table-cell>
          <table:table-cell table:style-name="ce5" table:formula="of:=[.M11]-[.F11]" office:value-type="float" office:value="0.0811036395" calcext:value-type="float">
            <text:p>0.0811036</text:p>
          </table:table-cell>
          <table:table-cell table:style-name="ce5" table:formula="of:=[.N11]-[.G11]" office:value-type="float" office:value="341.0373872681" calcext:value-type="float">
            <text:p>341.0373873</text:p>
          </table:table-cell>
          <table:table-cell table:number-columns-repeated="2"/>
        </table:table-row>
        <table:table-row table:style-name="ro1">
          <table:table-cell office:value-type="float" office:value="0.0003" calcext:value-type="float">
            <text:p>0.0003</text:p>
          </table:table-cell>
          <table:table-cell/>
          <table:table-cell table:style-name="ce5" office:value-type="float" office:value="407.9651753064" calcext:value-type="float">
            <text:p>407.9651753</text:p>
          </table:table-cell>
          <table:table-cell table:style-name="ce5" office:value-type="float" office:value="-5854.8826324974" calcext:value-type="float">
            <text:p>-5854.8826325</text:p>
          </table:table-cell>
          <table:table-cell table:style-name="ce5" office:value-type="float" office:value="-5446.917457191" calcext:value-type="float">
            <text:p>-5446.9174572</text:p>
          </table:table-cell>
          <table:table-cell table:style-name="ce5" office:value-type="float" office:value="-1.0254099112" calcext:value-type="float">
            <text:p>-1.0254099</text:p>
          </table:table-cell>
          <table:table-cell table:style-name="ce5" table:formula="of:=[.E12]+[.F12]" office:value-type="float" office:value="-5447.9428671022" calcext:value-type="float">
            <text:p>-5447.9428671</text:p>
          </table:table-cell>
          <table:table-cell table:formula="of:=[.E12]-[.E$40]" office:value-type="float" office:value="0.0389875677001328" calcext:value-type="float">
            <text:p>0.038988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669252076" calcext:value-type="float">
            <text:p>-5105.9669252</text:p>
          </table:table-cell>
          <table:table-cell office:value-type="float" office:value="-0.9443729465" calcext:value-type="float">
            <text:p>-0.9443729465</text:p>
          </table:table-cell>
          <table:table-cell table:style-name="ce5" table:formula="of:=[.L12]+[.M12]" office:value-type="float" office:value="-5106.9112981541" calcext:value-type="float">
            <text:p>-5106.9112982</text:p>
          </table:table-cell>
          <table:table-cell/>
          <table:table-cell table:style-name="ce5" table:formula="of:=[.J12]-[.C12]" office:value-type="float" office:value="-407.9651753064" calcext:value-type="float">
            <text:p>-407.9651753</text:p>
          </table:table-cell>
          <table:table-cell table:style-name="ce5" table:formula="of:=[.K12]-[.D12]" office:value-type="float" office:value="748.9157072898" calcext:value-type="float">
            <text:p>748.9157073</text:p>
          </table:table-cell>
          <table:table-cell table:style-name="ce5" table:formula="of:=[.L12]-[.E12]" office:value-type="float" office:value="340.9505319834" calcext:value-type="float">
            <text:p>340.9505320</text:p>
          </table:table-cell>
          <table:table-cell table:style-name="ce5" table:formula="of:=[.M12]-[.F12]" office:value-type="float" office:value="0.0810369646999999" calcext:value-type="float">
            <text:p>0.0810370</text:p>
          </table:table-cell>
          <table:table-cell table:style-name="ce5" table:formula="of:=[.N12]-[.G12]" office:value-type="float" office:value="341.031568948099" calcext:value-type="float">
            <text:p>341.0315689</text:p>
          </table:table-cell>
          <table:table-cell table:number-columns-repeated="2"/>
        </table:table-row>
        <table:table-row table:style-name="ro1">
          <table:table-cell office:value-type="float" office:value="0.0001" calcext:value-type="float">
            <text:p>0.0001</text:p>
          </table:table-cell>
          <table:table-cell/>
          <table:table-cell table:style-name="ce5" office:value-type="float" office:value="407.9714887858" calcext:value-type="float">
            <text:p>407.9714888</text:p>
          </table:table-cell>
          <table:table-cell table:style-name="ce5" office:value-type="float" office:value="-5854.9167043896" calcext:value-type="float">
            <text:p>-5854.9167044</text:p>
          </table:table-cell>
          <table:table-cell table:style-name="ce5" office:value-type="float" office:value="-5446.9452156038" calcext:value-type="float">
            <text:p>-5446.9452156</text:p>
          </table:table-cell>
          <table:table-cell table:style-name="ce5" office:value-type="float" office:value="-1.0255091166" calcext:value-type="float">
            <text:p>-1.0255091</text:p>
          </table:table-cell>
          <table:table-cell table:style-name="ce5" table:formula="of:=[.E13]+[.F13]" office:value-type="float" office:value="-5447.9707247204" calcext:value-type="float">
            <text:p>-5447.9707247</text:p>
          </table:table-cell>
          <table:table-cell table:formula="of:=[.E13]-[.E$40]" office:value-type="float" office:value="0.0112291549003203" calcext:value-type="float">
            <text:p>0.011229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893108701" calcext:value-type="float">
            <text:p>-5105.9893109</text:p>
          </table:table-cell>
          <table:table-cell office:value-type="float" office:value="-0.9444479072" calcext:value-type="float">
            <text:p>-0.9444479072</text:p>
          </table:table-cell>
          <table:table-cell table:style-name="ce5" table:formula="of:=[.L13]+[.M13]" office:value-type="float" office:value="-5106.9337587773" calcext:value-type="float">
            <text:p>-5106.9337588</text:p>
          </table:table-cell>
          <table:table-cell/>
          <table:table-cell table:style-name="ce5" table:formula="of:=[.J13]-[.C13]" office:value-type="float" office:value="-407.9714887858" calcext:value-type="float">
            <text:p>-407.9714888</text:p>
          </table:table-cell>
          <table:table-cell table:style-name="ce5" table:formula="of:=[.K13]-[.D13]" office:value-type="float" office:value="748.927393519501" calcext:value-type="float">
            <text:p>748.9273935</text:p>
          </table:table-cell>
          <table:table-cell table:style-name="ce5" table:formula="of:=[.L13]-[.E13]" office:value-type="float" office:value="340.9559047337" calcext:value-type="float">
            <text:p>340.9559047</text:p>
          </table:table-cell>
          <table:table-cell table:style-name="ce5" table:formula="of:=[.M13]-[.F13]" office:value-type="float" office:value="0.0810612094000001" calcext:value-type="float">
            <text:p>0.0810612</text:p>
          </table:table-cell>
          <table:table-cell table:style-name="ce5" table:formula="of:=[.N13]-[.G13]" office:value-type="float" office:value="341.0369659431" calcext:value-type="float">
            <text:p>341.0369659</text:p>
          </table:table-cell>
          <table:table-cell table:number-columns-repeated="2"/>
        </table:table-row>
        <table:table-row table:style-name="ro1">
          <table:table-cell office:value-type="float" office:value="0.00003" calcext:value-type="float">
            <text:p>0.00003</text:p>
          </table:table-cell>
          <table:table-cell/>
          <table:table-cell table:style-name="ce5" office:value-type="float" office:value="407.973785471" calcext:value-type="float">
            <text:p>407.9737855</text:p>
          </table:table-cell>
          <table:table-cell table:style-name="ce5" office:value-type="float" office:value="-5854.9165750246" calcext:value-type="float">
            <text:p>-5854.9165750</text:p>
          </table:table-cell>
          <table:table-cell table:style-name="ce5" office:value-type="float" office:value="-5446.9427895536" calcext:value-type="float">
            <text:p>-5446.9427896</text:p>
          </table:table-cell>
          <table:table-cell table:style-name="ce5" office:value-type="float" office:value="-1.0255648514" calcext:value-type="float">
            <text:p>-1.0255649</text:p>
          </table:table-cell>
          <table:table-cell table:style-name="ce5" table:formula="of:=[.E14]+[.F14]" office:value-type="float" office:value="-5447.968354405" calcext:value-type="float">
            <text:p>-5447.9683544</text:p>
          </table:table-cell>
          <table:table-cell table:formula="of:=[.E14]-[.E$40]" office:value-type="float" office:value="0.0136552050998944" calcext:value-type="float">
            <text:p>0.013655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871025204" calcext:value-type="float">
            <text:p>-5105.9871025</text:p>
          </table:table-cell>
          <table:table-cell office:value-type="float" office:value="-0.9444681307" calcext:value-type="float">
            <text:p>-0.9444681307</text:p>
          </table:table-cell>
          <table:table-cell table:style-name="ce5" table:formula="of:=[.L14]+[.M14]" office:value-type="float" office:value="-5106.9315706511" calcext:value-type="float">
            <text:p>-5106.9315707</text:p>
          </table:table-cell>
          <table:table-cell/>
          <table:table-cell table:style-name="ce5" table:formula="of:=[.J14]-[.C14]" office:value-type="float" office:value="-407.973785471" calcext:value-type="float">
            <text:p>-407.9737855</text:p>
          </table:table-cell>
          <table:table-cell table:style-name="ce5" table:formula="of:=[.K14]-[.D14]" office:value-type="float" office:value="748.9294725042" calcext:value-type="float">
            <text:p>748.9294725</text:p>
          </table:table-cell>
          <table:table-cell table:style-name="ce5" table:formula="of:=[.L14]-[.E14]" office:value-type="float" office:value="340.9556870332" calcext:value-type="float">
            <text:p>340.9556870</text:p>
          </table:table-cell>
          <table:table-cell table:style-name="ce5" table:formula="of:=[.M14]-[.F14]" office:value-type="float" office:value="0.0810967207" calcext:value-type="float">
            <text:p>0.0810967</text:p>
          </table:table-cell>
          <table:table-cell table:style-name="ce5" table:formula="of:=[.N14]-[.G14]" office:value-type="float" office:value="341.0367837539" calcext:value-type="float">
            <text:p>341.0367838</text:p>
          </table:table-cell>
          <table:table-cell table:number-columns-repeated="2"/>
        </table:table-row>
        <table:table-row table:style-name="ro1">
          <table:table-cell office:value-type="float" office:value="0.00001" calcext:value-type="float">
            <text:p>0.00001</text:p>
          </table:table-cell>
          <table:table-cell/>
          <table:table-cell table:style-name="ce5" office:value-type="float" office:value="407.974694385" calcext:value-type="float">
            <text:p>407.9746944</text:p>
          </table:table-cell>
          <table:table-cell table:style-name="ce5" office:value-type="float" office:value="-5854.9174405487" calcext:value-type="float">
            <text:p>-5854.9174405</text:p>
          </table:table-cell>
          <table:table-cell table:style-name="ce5" office:value-type="float" office:value="-5446.9427461637" calcext:value-type="float">
            <text:p>-5446.9427462</text:p>
          </table:table-cell>
          <table:table-cell table:style-name="ce5" office:value-type="float" office:value="-1.0255645092" calcext:value-type="float">
            <text:p>-1.0255645</text:p>
          </table:table-cell>
          <table:table-cell table:style-name="ce5" table:formula="of:=[.E15]+[.F15]" office:value-type="float" office:value="-5447.9683106729" calcext:value-type="float">
            <text:p>-5447.9683107</text:p>
          </table:table-cell>
          <table:table-cell table:formula="of:=[.E15]-[.E$40]" office:value-type="float" office:value="0.0136985950002781" calcext:value-type="float">
            <text:p>0.013699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871060489" calcext:value-type="float">
            <text:p>-5105.9871060</text:p>
          </table:table-cell>
          <table:table-cell office:value-type="float" office:value="-0.9444680234" calcext:value-type="float">
            <text:p>-0.9444680234</text:p>
          </table:table-cell>
          <table:table-cell table:style-name="ce5" table:formula="of:=[.L15]+[.M15]" office:value-type="float" office:value="-5106.9315740723" calcext:value-type="float">
            <text:p>-5106.9315741</text:p>
          </table:table-cell>
          <table:table-cell/>
          <table:table-cell table:style-name="ce5" table:formula="of:=[.J15]-[.C15]" office:value-type="float" office:value="-407.974694385" calcext:value-type="float">
            <text:p>-407.9746944</text:p>
          </table:table-cell>
          <table:table-cell table:style-name="ce5" table:formula="of:=[.K15]-[.D15]" office:value-type="float" office:value="748.9303344998" calcext:value-type="float">
            <text:p>748.9303345</text:p>
          </table:table-cell>
          <table:table-cell table:style-name="ce5" table:formula="of:=[.L15]-[.E15]" office:value-type="float" office:value="340.955640114799" calcext:value-type="float">
            <text:p>340.9556401</text:p>
          </table:table-cell>
          <table:table-cell table:style-name="ce5" table:formula="of:=[.M15]-[.F15]" office:value-type="float" office:value="0.0810964858000001" calcext:value-type="float">
            <text:p>0.0810965</text:p>
          </table:table-cell>
          <table:table-cell table:style-name="ce5" table:formula="of:=[.N15]-[.G15]" office:value-type="float" office:value="341.036736600599" calcext:value-type="float">
            <text:p>341.0367366</text:p>
          </table:table-cell>
          <table:table-cell table:number-columns-repeated="2"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/>
          <table:table-cell table:style-name="ce5" office:value-type="float" office:value="407.9749899152" calcext:value-type="float">
            <text:p>407.9749899</text:p>
          </table:table-cell>
          <table:table-cell table:style-name="ce5" office:value-type="float" office:value="-5854.9176503094" calcext:value-type="float">
            <text:p>-5854.9176503</text:p>
          </table:table-cell>
          <table:table-cell table:style-name="ce5" office:value-type="float" office:value="-5446.9426603942" calcext:value-type="float">
            <text:p>-5446.9426604</text:p>
          </table:table-cell>
          <table:table-cell table:style-name="ce5" office:value-type="float" office:value="-1.025565071" calcext:value-type="float">
            <text:p>-1.0255651</text:p>
          </table:table-cell>
          <table:table-cell table:style-name="ce5" table:formula="of:=[.E16]+[.F16]" office:value-type="float" office:value="-5447.9682254652" calcext:value-type="float">
            <text:p>-5447.9682255</text:p>
          </table:table-cell>
          <table:table-cell table:formula="of:=[.E16]-[.E$40]" office:value-type="float" office:value="0.0137843644997702" calcext:value-type="float">
            <text:p>0.013784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870151759" calcext:value-type="float">
            <text:p>-5105.9870152</text:p>
          </table:table-cell>
          <table:table-cell office:value-type="float" office:value="-0.9444683319" calcext:value-type="float">
            <text:p>-0.9444683319</text:p>
          </table:table-cell>
          <table:table-cell table:style-name="ce5" table:formula="of:=[.L16]+[.M16]" office:value-type="float" office:value="-5106.9314835078" calcext:value-type="float">
            <text:p>-5106.9314835</text:p>
          </table:table-cell>
          <table:table-cell/>
          <table:table-cell table:style-name="ce5" table:formula="of:=[.J16]-[.C16]" office:value-type="float" office:value="-407.9749899152" calcext:value-type="float">
            <text:p>-407.9749899</text:p>
          </table:table-cell>
          <table:table-cell table:style-name="ce5" table:formula="of:=[.K16]-[.D16]" office:value-type="float" office:value="748.930635133501" calcext:value-type="float">
            <text:p>748.9306351</text:p>
          </table:table-cell>
          <table:table-cell table:style-name="ce5" table:formula="of:=[.L16]-[.E16]" office:value-type="float" office:value="340.955645218301" calcext:value-type="float">
            <text:p>340.9556452</text:p>
          </table:table-cell>
          <table:table-cell table:style-name="ce5" table:formula="of:=[.M16]-[.F16]" office:value-type="float" office:value="0.0810967390999999" calcext:value-type="float">
            <text:p>0.0810967</text:p>
          </table:table-cell>
          <table:table-cell table:style-name="ce5" table:formula="of:=[.N16]-[.G16]" office:value-type="float" office:value="341.0367419574" calcext:value-type="float">
            <text:p>341.036742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407.9749136525" calcext:value-type="float">
            <text:p>407.9749137</text:p>
          </table:table-cell>
          <table:table-cell table:style-name="ce5" office:value-type="float" office:value="-5854.9313584112" calcext:value-type="float">
            <text:p>-5854.9313584</text:p>
          </table:table-cell>
          <table:table-cell table:style-name="ce5" office:value-type="float" office:value="-5446.9564447587" calcext:value-type="float">
            <text:p>-5446.9564448</text:p>
          </table:table-cell>
          <table:table-cell table:style-name="ce5" office:value-type="float" office:value="-1.0255713643" calcext:value-type="float">
            <text:p>-1.0255714</text:p>
          </table:table-cell>
          <table:table-cell table:style-name="ce5" table:formula="of:=[.E17]+[.F17]" office:value-type="float" office:value="-5447.982016123" calcext:value-type="float">
            <text:p>-5447.9820161</text:p>
          </table:table-cell>
          <table:table-cell table:formula="of:=[.E17]-[.E$40]" office:value-type="float" office:value="0" calcext:value-type="float">
            <text:p>0.000000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6.0001384239" calcext:value-type="float">
            <text:p>-5106.0001384</text:p>
          </table:table-cell>
          <table:table-cell office:value-type="float" office:value="-0.9444731009" calcext:value-type="float">
            <text:p>-0.9444731009</text:p>
          </table:table-cell>
          <table:table-cell table:style-name="ce5" table:formula="of:=[.L17]+[.M17]" office:value-type="float" office:value="-5106.9446115248" calcext:value-type="float">
            <text:p>-5106.9446115</text:p>
          </table:table-cell>
          <table:table-cell/>
          <table:table-cell table:style-name="ce5" table:formula="of:=[.J17]-[.C17]" office:value-type="float" office:value="-407.9749136525" calcext:value-type="float">
            <text:p>-407.9749137</text:p>
          </table:table-cell>
          <table:table-cell table:style-name="ce5" table:formula="of:=[.K17]-[.D17]" office:value-type="float" office:value="748.931219987299" calcext:value-type="float">
            <text:p>748.9312200</text:p>
          </table:table-cell>
          <table:table-cell table:style-name="ce5" table:formula="of:=[.L17]-[.E17]" office:value-type="float" office:value="340.9563063348" calcext:value-type="float">
            <text:p>340.9563063</text:p>
          </table:table-cell>
          <table:table-cell table:style-name="ce5" table:formula="of:=[.M17]-[.F17]" office:value-type="float" office:value="0.0810982633999999" calcext:value-type="float">
            <text:p>0.0810983</text:p>
          </table:table-cell>
          <table:table-cell table:style-name="ce5" table:formula="of:=[.N17]-[.G17]" office:value-type="float" office:value="341.0374045982" calcext:value-type="float">
            <text:p>341.0374046</text:p>
          </table:table-cell>
          <table:table-cell/>
          <table:table-cell table:formula="of:=([.T17]-[.T16])*627.51" office:value-type="float" office:value="0.415813728043431" calcext:value-type="float">
            <text:p>0.415813728043431</text:p>
          </table:table-cell>
        </table:table-row>
        <table:table-row table:style-name="ro1">
          <table:table-cell office:value-type="float" office:value="-0.000003" calcext:value-type="float">
            <text:p>-0.000003</text:p>
          </table:table-cell>
          <table:table-cell/>
          <table:table-cell table:style-name="ce5" office:value-type="float" office:value="407.9752489698" calcext:value-type="float">
            <text:p>407.9752490</text:p>
          </table:table-cell>
          <table:table-cell table:style-name="ce5" office:value-type="float" office:value="-5854.9179179475" calcext:value-type="float">
            <text:p>-5854.9179179</text:p>
          </table:table-cell>
          <table:table-cell table:style-name="ce5" office:value-type="float" office:value="-5446.9426689776" calcext:value-type="float">
            <text:p>-5446.9426690</text:p>
          </table:table-cell>
          <table:table-cell table:style-name="ce5" office:value-type="float" office:value="-1.0255651726" calcext:value-type="float">
            <text:p>-1.0255652</text:p>
          </table:table-cell>
          <table:table-cell table:style-name="ce5" table:formula="of:=[.E18]+[.F18]" office:value-type="float" office:value="-5447.9682341502" calcext:value-type="float">
            <text:p>-5447.9682342</text:p>
          </table:table-cell>
          <table:table-cell table:formula="of:=[.E18]-[.E$40]" office:value-type="float" office:value="0.0137757810998664" calcext:value-type="float">
            <text:p>0.013776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870223788" calcext:value-type="float">
            <text:p>-5105.9870224</text:p>
          </table:table-cell>
          <table:table-cell office:value-type="float" office:value="-0.9444684059" calcext:value-type="float">
            <text:p>-0.9444684059</text:p>
          </table:table-cell>
          <table:table-cell table:style-name="ce5" table:formula="of:=[.L18]+[.M18]" office:value-type="float" office:value="-5106.9314907847" calcext:value-type="float">
            <text:p>-5106.9314908</text:p>
          </table:table-cell>
          <table:table-cell/>
          <table:table-cell table:style-name="ce5" table:formula="of:=[.J18]-[.C18]" office:value-type="float" office:value="-407.9752489698" calcext:value-type="float">
            <text:p>-407.9752490</text:p>
          </table:table-cell>
          <table:table-cell table:style-name="ce5" table:formula="of:=[.K18]-[.D18]" office:value-type="float" office:value="748.9308955687" calcext:value-type="float">
            <text:p>748.9308956</text:p>
          </table:table-cell>
          <table:table-cell table:style-name="ce5" table:formula="of:=[.L18]-[.E18]" office:value-type="float" office:value="340.9556465988" calcext:value-type="float">
            <text:p>340.9556466</text:p>
          </table:table-cell>
          <table:table-cell table:style-name="ce5" table:formula="of:=[.M18]-[.F18]" office:value-type="float" office:value="0.0810967666999999" calcext:value-type="float">
            <text:p>0.0810968</text:p>
          </table:table-cell>
          <table:table-cell table:style-name="ce5" table:formula="of:=[.N18]-[.G18]" office:value-type="float" office:value="341.0367433655" calcext:value-type="float">
            <text:p>341.0367434</text:p>
          </table:table-cell>
          <table:table-cell table:number-columns-repeated="2"/>
        </table:table-row>
        <table:table-row table:style-name="ro1">
          <table:table-cell office:value-type="float" office:value="-0.00001" calcext:value-type="float">
            <text:p>-0.00001</text:p>
          </table:table-cell>
          <table:table-cell/>
          <table:table-cell table:style-name="ce5" office:value-type="float" office:value="407.9755596178" calcext:value-type="float">
            <text:p>407.9755596</text:p>
          </table:table-cell>
          <table:table-cell table:style-name="ce5" office:value-type="float" office:value="-5854.9181696449" calcext:value-type="float">
            <text:p>-5854.9181696</text:p>
          </table:table-cell>
          <table:table-cell table:style-name="ce5" office:value-type="float" office:value="-5446.9426100271" calcext:value-type="float">
            <text:p>-5446.9426100</text:p>
          </table:table-cell>
          <table:table-cell table:style-name="ce5" office:value-type="float" office:value="-1.0255647171" calcext:value-type="float">
            <text:p>-1.0255647</text:p>
          </table:table-cell>
          <table:table-cell table:style-name="ce5" table:formula="of:=[.E19]+[.F19]" office:value-type="float" office:value="-5447.9681747442" calcext:value-type="float">
            <text:p>-5447.9681747</text:p>
          </table:table-cell>
          <table:table-cell table:formula="of:=[.E19]-[.E$40]" office:value-type="float" office:value="0.0138347315996725" calcext:value-type="float">
            <text:p>0.013835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869646798" calcext:value-type="float">
            <text:p>-5105.9869647</text:p>
          </table:table-cell>
          <table:table-cell office:value-type="float" office:value="-0.9444682108" calcext:value-type="float">
            <text:p>-0.9444682108</text:p>
          </table:table-cell>
          <table:table-cell table:style-name="ce5" table:formula="of:=[.L19]+[.M19]" office:value-type="float" office:value="-5106.9314328906" calcext:value-type="float">
            <text:p>-5106.9314329</text:p>
          </table:table-cell>
          <table:table-cell/>
          <table:table-cell table:style-name="ce5" table:formula="of:=[.J19]-[.C19]" office:value-type="float" office:value="-407.9755596178" calcext:value-type="float">
            <text:p>-407.9755596</text:p>
          </table:table-cell>
          <table:table-cell table:style-name="ce5" table:formula="of:=[.K19]-[.D19]" office:value-type="float" office:value="748.931204965101" calcext:value-type="float">
            <text:p>748.9312050</text:p>
          </table:table-cell>
          <table:table-cell table:style-name="ce5" table:formula="of:=[.L19]-[.E19]" office:value-type="float" office:value="340.955645347301" calcext:value-type="float">
            <text:p>340.9556453</text:p>
          </table:table-cell>
          <table:table-cell table:style-name="ce5" table:formula="of:=[.M19]-[.F19]" office:value-type="float" office:value="0.0810965063" calcext:value-type="float">
            <text:p>0.0810965</text:p>
          </table:table-cell>
          <table:table-cell table:style-name="ce5" table:formula="of:=[.N19]-[.G19]" office:value-type="float" office:value="341.036741853601" calcext:value-type="float">
            <text:p>341.0367419</text:p>
          </table:table-cell>
          <table:table-cell table:number-columns-repeated="2"/>
        </table:table-row>
        <table:table-row table:style-name="ro1">
          <table:table-cell office:value-type="float" office:value="-0.00003" calcext:value-type="float">
            <text:p>-0.00003</text:p>
          </table:table-cell>
          <table:table-cell/>
          <table:table-cell table:style-name="ce5" office:value-type="float" office:value="407.9764585168" calcext:value-type="float">
            <text:p>407.9764585</text:p>
          </table:table-cell>
          <table:table-cell table:style-name="ce5" office:value-type="float" office:value="-5854.9192186956" calcext:value-type="float">
            <text:p>-5854.9192187</text:p>
          </table:table-cell>
          <table:table-cell table:style-name="ce5" office:value-type="float" office:value="-5446.9427601788" calcext:value-type="float">
            <text:p>-5446.9427602</text:p>
          </table:table-cell>
          <table:table-cell table:style-name="ce5" office:value-type="float" office:value="-1.0255646672" calcext:value-type="float">
            <text:p>-1.0255647</text:p>
          </table:table-cell>
          <table:table-cell table:style-name="ce5" table:formula="of:=[.E20]+[.F20]" office:value-type="float" office:value="-5447.968324846" calcext:value-type="float">
            <text:p>-5447.9683248</text:p>
          </table:table-cell>
          <table:table-cell table:formula="of:=[.E20]-[.E$40]" office:value-type="float" office:value="0.0136845798997456" calcext:value-type="float">
            <text:p>0.013685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871336512" calcext:value-type="float">
            <text:p>-5105.9871337</text:p>
          </table:table-cell>
          <table:table-cell office:value-type="float" office:value="-0.9444682887" calcext:value-type="float">
            <text:p>-0.9444682887</text:p>
          </table:table-cell>
          <table:table-cell table:style-name="ce5" table:formula="of:=[.L20]+[.M20]" office:value-type="float" office:value="-5106.9316019399" calcext:value-type="float">
            <text:p>-5106.9316019</text:p>
          </table:table-cell>
          <table:table-cell/>
          <table:table-cell table:style-name="ce5" table:formula="of:=[.J20]-[.C20]" office:value-type="float" office:value="-407.9764585168" calcext:value-type="float">
            <text:p>-407.9764585</text:p>
          </table:table-cell>
          <table:table-cell table:style-name="ce5" table:formula="of:=[.K20]-[.D20]" office:value-type="float" office:value="748.9320850444" calcext:value-type="float">
            <text:p>748.9320850</text:p>
          </table:table-cell>
          <table:table-cell table:style-name="ce5" table:formula="of:=[.L20]-[.E20]" office:value-type="float" office:value="340.955626527601" calcext:value-type="float">
            <text:p>340.9556265</text:p>
          </table:table-cell>
          <table:table-cell table:style-name="ce5" table:formula="of:=[.M20]-[.F20]" office:value-type="float" office:value="0.0810963785000001" calcext:value-type="float">
            <text:p>0.0810964</text:p>
          </table:table-cell>
          <table:table-cell table:style-name="ce5" table:formula="of:=[.N20]-[.G20]" office:value-type="float" office:value="341.036722906101" calcext:value-type="float">
            <text:p>341.0367229</text:p>
          </table:table-cell>
          <table:table-cell table:number-columns-repeated="2"/>
        </table:table-row>
        <table:table-row table:style-name="ro1">
          <table:table-cell office:value-type="float" office:value="-0.0001" calcext:value-type="float">
            <text:p>-0.0001</text:p>
          </table:table-cell>
          <table:table-cell/>
          <table:table-cell table:style-name="ce5" office:value-type="float" office:value="407.980182781" calcext:value-type="float">
            <text:p>407.9801828</text:p>
          </table:table-cell>
          <table:table-cell table:style-name="ce5" office:value-type="float" office:value="-5854.9389402006" calcext:value-type="float">
            <text:p>-5854.9389402</text:p>
          </table:table-cell>
          <table:table-cell table:style-name="ce5" office:value-type="float" office:value="-5446.9587574196" calcext:value-type="float">
            <text:p>-5446.9587574</text:p>
          </table:table-cell>
          <table:table-cell table:style-name="ce5" office:value-type="float" office:value="-1.0255122901" calcext:value-type="float">
            <text:p>-1.0255123</text:p>
          </table:table-cell>
          <table:table-cell table:style-name="ce5" table:formula="of:=[.E21]+[.F21]" office:value-type="float" office:value="-5447.9842697097" calcext:value-type="float">
            <text:p>-5447.9842697</text:p>
          </table:table-cell>
          <table:table-cell table:formula="of:=[.E21]-[.E$40]" office:value-type="float" office:value="-0.00231266090031568" calcext:value-type="float">
            <text:p>-0.002313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6.0028507566" calcext:value-type="float">
            <text:p>-5106.0028508</text:p>
          </table:table-cell>
          <table:table-cell office:value-type="float" office:value="-0.9444507235" calcext:value-type="float">
            <text:p>-0.9444507235</text:p>
          </table:table-cell>
          <table:table-cell table:style-name="ce5" table:formula="of:=[.L21]+[.M21]" office:value-type="float" office:value="-5106.9473014801" calcext:value-type="float">
            <text:p>-5106.9473015</text:p>
          </table:table-cell>
          <table:table-cell/>
          <table:table-cell table:style-name="ce5" table:formula="of:=[.J21]-[.C21]" office:value-type="float" office:value="-407.980182781" calcext:value-type="float">
            <text:p>-407.9801828</text:p>
          </table:table-cell>
          <table:table-cell table:style-name="ce5" table:formula="of:=[.K21]-[.D21]" office:value-type="float" office:value="748.936089444" calcext:value-type="float">
            <text:p>748.9360894</text:p>
          </table:table-cell>
          <table:table-cell table:style-name="ce5" table:formula="of:=[.L21]-[.E21]" office:value-type="float" office:value="340.955906663" calcext:value-type="float">
            <text:p>340.9559067</text:p>
          </table:table-cell>
          <table:table-cell table:style-name="ce5" table:formula="of:=[.M21]-[.F21]" office:value-type="float" office:value="0.0810615666" calcext:value-type="float">
            <text:p>0.0810616</text:p>
          </table:table-cell>
          <table:table-cell table:style-name="ce5" table:formula="of:=[.N21]-[.G21]" office:value-type="float" office:value="341.0369682296" calcext:value-type="float">
            <text:p>341.0369682</text:p>
          </table:table-cell>
          <table:table-cell table:number-columns-repeated="2"/>
        </table:table-row>
        <table:table-row table:style-name="ro1">
          <table:table-cell office:value-type="float" office:value="-0.0003" calcext:value-type="float">
            <text:p>-0.0003</text:p>
          </table:table-cell>
          <table:table-cell/>
          <table:table-cell table:style-name="ce5" office:value-type="float" office:value="407.9913470218" calcext:value-type="float">
            <text:p>407.9913470</text:p>
          </table:table-cell>
          <table:table-cell table:style-name="ce5" office:value-type="float" office:value="-5854.907659917" calcext:value-type="float">
            <text:p>-5854.9076599</text:p>
          </table:table-cell>
          <table:table-cell table:style-name="ce5" office:value-type="float" office:value="-5446.9163128952" calcext:value-type="float">
            <text:p>-5446.9163129</text:p>
          </table:table-cell>
          <table:table-cell table:style-name="ce5" office:value-type="float" office:value="-1.0254061169" calcext:value-type="float">
            <text:p>-1.0254061</text:p>
          </table:table-cell>
          <table:table-cell table:style-name="ce5" table:formula="of:=[.E22]+[.F22]" office:value-type="float" office:value="-5447.9417190121" calcext:value-type="float">
            <text:p>-5447.9417190</text:p>
          </table:table-cell>
          <table:table-cell table:formula="of:=[.E22]-[.E$40]" office:value-type="float" office:value="0.0401318635003918" calcext:value-type="float">
            <text:p>0.040132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659320689" calcext:value-type="float">
            <text:p>-5105.9659321</text:p>
          </table:table-cell>
          <table:table-cell office:value-type="float" office:value="-0.944372347" calcext:value-type="float">
            <text:p>-0.944372347</text:p>
          </table:table-cell>
          <table:table-cell table:style-name="ce5" table:formula="of:=[.L22]+[.M22]" office:value-type="float" office:value="-5106.9103044159" calcext:value-type="float">
            <text:p>-5106.9103044</text:p>
          </table:table-cell>
          <table:table-cell/>
          <table:table-cell table:style-name="ce5" table:formula="of:=[.J22]-[.C22]" office:value-type="float" office:value="-407.9913470218" calcext:value-type="float">
            <text:p>-407.9913470</text:p>
          </table:table-cell>
          <table:table-cell table:style-name="ce5" table:formula="of:=[.K22]-[.D22]" office:value-type="float" office:value="748.941727848101" calcext:value-type="float">
            <text:p>748.9417278</text:p>
          </table:table-cell>
          <table:table-cell table:style-name="ce5" table:formula="of:=[.L22]-[.E22]" office:value-type="float" office:value="340.9503808263" calcext:value-type="float">
            <text:p>340.9503808</text:p>
          </table:table-cell>
          <table:table-cell table:style-name="ce5" table:formula="of:=[.M22]-[.F22]" office:value-type="float" office:value="0.0810337699" calcext:value-type="float">
            <text:p>0.0810338</text:p>
          </table:table-cell>
          <table:table-cell table:style-name="ce5" table:formula="of:=[.N22]-[.G22]" office:value-type="float" office:value="341.031414596199" calcext:value-type="float">
            <text:p>341.0314146</text:p>
          </table:table-cell>
          <table:table-cell table:number-columns-repeated="2"/>
        </table:table-row>
        <table:table-row table:style-name="ro1">
          <table:table-cell office:value-type="float" office:value="-0.001" calcext:value-type="float">
            <text:p>-0.001</text:p>
          </table:table-cell>
          <table:table-cell/>
          <table:table-cell table:style-name="ce5" office:value-type="float" office:value="408.0183597127" calcext:value-type="float">
            <text:p>408.0183597</text:p>
          </table:table-cell>
          <table:table-cell table:style-name="ce5" office:value-type="float" office:value="-5854.9712300047" calcext:value-type="float">
            <text:p>-5854.9712300</text:p>
          </table:table-cell>
          <table:table-cell table:style-name="ce5" office:value-type="float" office:value="-5446.952870292" calcext:value-type="float">
            <text:p>-5446.9528703</text:p>
          </table:table-cell>
          <table:table-cell table:style-name="ce5" office:value-type="float" office:value="-1.0255714468" calcext:value-type="float">
            <text:p>-1.0255714</text:p>
          </table:table-cell>
          <table:table-cell table:style-name="ce5" table:formula="of:=[.E23]+[.F23]" office:value-type="float" office:value="-5447.9784417388" calcext:value-type="float">
            <text:p>-5447.9784417</text:p>
          </table:table-cell>
          <table:table-cell table:formula="of:=[.E23]-[.E$40]" office:value-type="float" office:value="0.0035744667002291" calcext:value-type="float">
            <text:p>0.003574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964758278" calcext:value-type="float">
            <text:p>-5105.9964758</text:p>
          </table:table-cell>
          <table:table-cell office:value-type="float" office:value="-0.9444766131" calcext:value-type="float">
            <text:p>-0.9444766131</text:p>
          </table:table-cell>
          <table:table-cell table:style-name="ce5" table:formula="of:=[.L23]+[.M23]" office:value-type="float" office:value="-5106.9409524409" calcext:value-type="float">
            <text:p>-5106.9409524</text:p>
          </table:table-cell>
          <table:table-cell/>
          <table:table-cell table:style-name="ce5" table:formula="of:=[.J23]-[.C23]" office:value-type="float" office:value="-408.0183597127" calcext:value-type="float">
            <text:p>-408.0183597</text:p>
          </table:table-cell>
          <table:table-cell table:style-name="ce5" table:formula="of:=[.K23]-[.D23]" office:value-type="float" office:value="748.9747541769" calcext:value-type="float">
            <text:p>748.9747542</text:p>
          </table:table-cell>
          <table:table-cell table:style-name="ce5" table:formula="of:=[.L23]-[.E23]" office:value-type="float" office:value="340.9563944642" calcext:value-type="float">
            <text:p>340.9563945</text:p>
          </table:table-cell>
          <table:table-cell table:style-name="ce5" table:formula="of:=[.M23]-[.F23]" office:value-type="float" office:value="0.0810948336999999" calcext:value-type="float">
            <text:p>0.0810948</text:p>
          </table:table-cell>
          <table:table-cell table:style-name="ce5" table:formula="of:=[.N23]-[.G23]" office:value-type="float" office:value="341.0374892979" calcext:value-type="float">
            <text:p>341.0374893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/>
          <table:table-cell table:style-name="ce5" office:value-type="float" office:value="408.1053803654" calcext:value-type="float">
            <text:p>408.1053804</text:p>
          </table:table-cell>
          <table:table-cell table:style-name="ce5" office:value-type="float" office:value="-5855.0618757307" calcext:value-type="float">
            <text:p>-5855.0618757</text:p>
          </table:table-cell>
          <table:table-cell table:style-name="ce5" office:value-type="float" office:value="-5446.9564953653" calcext:value-type="float">
            <text:p>-5446.9564954</text:p>
          </table:table-cell>
          <table:table-cell table:style-name="ce5" office:value-type="float" office:value="-1.0255778166" calcext:value-type="float">
            <text:p>-1.0255778</text:p>
          </table:table-cell>
          <table:table-cell table:style-name="ce5" table:formula="of:=[.E24]+[.F24]" office:value-type="float" office:value="-5447.9820731819" calcext:value-type="float">
            <text:p>-5447.9820732</text:p>
          </table:table-cell>
          <table:table-cell table:formula="of:=[.E24]-[.E$40]" office:value-type="float" office:value="-0.0000506065998706617" calcext:value-type="float">
            <text:p>-0.000051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6.0002255438" calcext:value-type="float">
            <text:p>-5106.0002255</text:p>
          </table:table-cell>
          <table:table-cell office:value-type="float" office:value="-0.9444800914" calcext:value-type="float">
            <text:p>-0.9444800914</text:p>
          </table:table-cell>
          <table:table-cell table:style-name="ce5" table:formula="of:=[.L24]+[.M24]" office:value-type="float" office:value="-5106.9447056352" calcext:value-type="float">
            <text:p>-5106.9447056</text:p>
          </table:table-cell>
          <table:table-cell/>
          <table:table-cell table:style-name="ce5" table:formula="of:=[.J24]-[.C24]" office:value-type="float" office:value="-408.1053803654" calcext:value-type="float">
            <text:p>-408.1053804</text:p>
          </table:table-cell>
          <table:table-cell table:style-name="ce5" table:formula="of:=[.K24]-[.D24]" office:value-type="float" office:value="749.0616501869" calcext:value-type="float">
            <text:p>749.0616502</text:p>
          </table:table-cell>
          <table:table-cell table:style-name="ce5" table:formula="of:=[.L24]-[.E24]" office:value-type="float" office:value="340.9562698215" calcext:value-type="float">
            <text:p>340.9562698</text:p>
          </table:table-cell>
          <table:table-cell table:style-name="ce5" table:formula="of:=[.M24]-[.F24]" office:value-type="float" office:value="0.0810977252" calcext:value-type="float">
            <text:p>0.0810977</text:p>
          </table:table-cell>
          <table:table-cell table:style-name="ce5" table:formula="of:=[.N24]-[.G24]" office:value-type="float" office:value="341.0373675467" calcext:value-type="float">
            <text:p>341.0373675</text:p>
          </table:table-cell>
          <table:table-cell table:number-columns-repeated="2"/>
        </table:table-row>
        <table:table-row table:style-name="ro1">
          <table:table-cell office:value-type="float" office:value="-0.01" calcext:value-type="float">
            <text:p>-0.01</text:p>
          </table:table-cell>
          <table:table-cell/>
          <table:table-cell table:style-name="ce5" office:value-type="float" office:value="408.4094972581" calcext:value-type="float">
            <text:p>408.4094973</text:p>
          </table:table-cell>
          <table:table-cell table:style-name="ce5" office:value-type="float" office:value="-5855.3655111265" calcext:value-type="float">
            <text:p>-5855.3655111</text:p>
          </table:table-cell>
          <table:table-cell table:style-name="ce5" office:value-type="float" office:value="-5446.9560138684" calcext:value-type="float">
            <text:p>-5446.9560139</text:p>
          </table:table-cell>
          <table:table-cell table:style-name="ce5" office:value-type="float" office:value="-1.0255671751" calcext:value-type="float">
            <text:p>-1.0255672</text:p>
          </table:table-cell>
          <table:table-cell table:style-name="ce5" table:formula="of:=[.E25]+[.F25]" office:value-type="float" office:value="-5447.9815810435" calcext:value-type="float">
            <text:p>-5447.9815810</text:p>
          </table:table-cell>
          <table:table-cell table:formula="of:=[.E25]-[.E$40]" office:value-type="float" office:value="0.000430890299867315" calcext:value-type="float">
            <text:p>0.000431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999937704" calcext:value-type="float">
            <text:p>-5105.9999938</text:p>
          </table:table-cell>
          <table:table-cell office:value-type="float" office:value="-0.9445027507" calcext:value-type="float">
            <text:p>-0.9445027507</text:p>
          </table:table-cell>
          <table:table-cell table:style-name="ce5" table:formula="of:=[.L25]+[.M25]" office:value-type="float" office:value="-5106.9444965211" calcext:value-type="float">
            <text:p>-5106.9444965</text:p>
          </table:table-cell>
          <table:table-cell/>
          <table:table-cell table:style-name="ce5" table:formula="of:=[.J25]-[.C25]" office:value-type="float" office:value="-408.4094972581" calcext:value-type="float">
            <text:p>-408.4094973</text:p>
          </table:table-cell>
          <table:table-cell table:style-name="ce5" table:formula="of:=[.K25]-[.D25]" office:value-type="float" office:value="749.3655173561" calcext:value-type="float">
            <text:p>749.3655174</text:p>
          </table:table-cell>
          <table:table-cell table:style-name="ce5" table:formula="of:=[.L25]-[.E25]" office:value-type="float" office:value="340.956020098" calcext:value-type="float">
            <text:p>340.9560201</text:p>
          </table:table-cell>
          <table:table-cell table:style-name="ce5" table:formula="of:=[.M25]-[.F25]" office:value-type="float" office:value="0.0810644244" calcext:value-type="float">
            <text:p>0.0810644</text:p>
          </table:table-cell>
          <table:table-cell table:style-name="ce5" table:formula="of:=[.N25]-[.G25]" office:value-type="float" office:value="341.037084522401" calcext:value-type="float">
            <text:p>341.0370845</text:p>
          </table:table-cell>
          <table:table-cell table:number-columns-repeated="2"/>
        </table:table-row>
        <table:table-row table:style-name="ro1">
          <table:table-cell office:value-type="float" office:value="-0.03" calcext:value-type="float">
            <text:p>-0.03</text:p>
          </table:table-cell>
          <table:table-cell/>
          <table:table-cell table:style-name="ce5" office:value-type="float" office:value="409.2752664612" calcext:value-type="float">
            <text:p>409.2752665</text:p>
          </table:table-cell>
          <table:table-cell table:style-name="ce5" office:value-type="float" office:value="-5856.2293291672" calcext:value-type="float">
            <text:p>-5856.2293292</text:p>
          </table:table-cell>
          <table:table-cell table:style-name="ce5" office:value-type="float" office:value="-5446.9540627061" calcext:value-type="float">
            <text:p>-5446.9540627</text:p>
          </table:table-cell>
          <table:table-cell table:style-name="ce5" office:value-type="float" office:value="-1.025573708" calcext:value-type="float">
            <text:p>-1.0255737</text:p>
          </table:table-cell>
          <table:table-cell table:style-name="ce5" table:formula="of:=[.E26]+[.F26]" office:value-type="float" office:value="-5447.9796364141" calcext:value-type="float">
            <text:p>-5447.9796364</text:p>
          </table:table-cell>
          <table:table-cell table:formula="of:=[.E26]-[.E$40]" office:value-type="float" office:value="0.00238205260029645" calcext:value-type="float">
            <text:p>0.002382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997358711" calcext:value-type="float">
            <text:p>-5105.9997359</text:p>
          </table:table-cell>
          <table:table-cell office:value-type="float" office:value="-0.9445844236" calcext:value-type="float">
            <text:p>-0.9445844236</text:p>
          </table:table-cell>
          <table:table-cell table:style-name="ce5" table:formula="of:=[.L26]+[.M26]" office:value-type="float" office:value="-5106.9443202947" calcext:value-type="float">
            <text:p>-5106.9443203</text:p>
          </table:table-cell>
          <table:table-cell/>
          <table:table-cell table:style-name="ce5" table:formula="of:=[.J26]-[.C26]" office:value-type="float" office:value="-409.2752664612" calcext:value-type="float">
            <text:p>-409.2752665</text:p>
          </table:table-cell>
          <table:table-cell table:style-name="ce5" table:formula="of:=[.K26]-[.D26]" office:value-type="float" office:value="750.229593296101" calcext:value-type="float">
            <text:p>750.2295933</text:p>
          </table:table-cell>
          <table:table-cell table:style-name="ce5" table:formula="of:=[.L26]-[.E26]" office:value-type="float" office:value="340.954326835" calcext:value-type="float">
            <text:p>340.9543268</text:p>
          </table:table-cell>
          <table:table-cell table:style-name="ce5" table:formula="of:=[.M26]-[.F26]" office:value-type="float" office:value="0.0809892844000001" calcext:value-type="float">
            <text:p>0.0809893</text:p>
          </table:table-cell>
          <table:table-cell table:style-name="ce5" table:formula="of:=[.N26]-[.G26]" office:value-type="float" office:value="341.0353161194" calcext:value-type="float">
            <text:p>341.0353161</text:p>
          </table:table-cell>
          <table:table-cell table:number-columns-repeated="2"/>
        </table:table-row>
        <table:table-row table:style-name="ro1">
          <table:table-cell office:value-type="float" office:value="-0.1" calcext:value-type="float">
            <text:p>-0.1</text:p>
          </table:table-cell>
          <table:table-cell/>
          <table:table-cell table:style-name="ce5" office:value-type="float" office:value="412.2614635621" calcext:value-type="float">
            <text:p>412.2614636</text:p>
          </table:table-cell>
          <table:table-cell table:style-name="ce5" office:value-type="float" office:value="-5859.20600681" calcext:value-type="float">
            <text:p>-5859.2060068</text:p>
          </table:table-cell>
          <table:table-cell table:style-name="ce5" office:value-type="float" office:value="-5446.9445432478" calcext:value-type="float">
            <text:p>-5446.9445432</text:p>
          </table:table-cell>
          <table:table-cell table:style-name="ce5" office:value-type="float" office:value="-1.0258923857" calcext:value-type="float">
            <text:p>-1.0258924</text:p>
          </table:table-cell>
          <table:table-cell table:style-name="ce5" table:formula="of:=[.E27]+[.F27]" office:value-type="float" office:value="-5447.9704356335" calcext:value-type="float">
            <text:p>-5447.9704356</text:p>
          </table:table-cell>
          <table:table-cell table:formula="of:=[.E27]-[.E$40]" office:value-type="float" office:value="0.0119015109003158" calcext:value-type="float">
            <text:p>0.011902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986363301" calcext:value-type="float">
            <text:p>-5105.9986363</text:p>
          </table:table-cell>
          <table:table-cell office:value-type="float" office:value="-0.9448256755" calcext:value-type="float">
            <text:p>-0.9448256755</text:p>
          </table:table-cell>
          <table:table-cell table:style-name="ce5" table:formula="of:=[.L27]+[.M27]" office:value-type="float" office:value="-5106.9434620056" calcext:value-type="float">
            <text:p>-5106.9434620</text:p>
          </table:table-cell>
          <table:table-cell/>
          <table:table-cell table:style-name="ce5" table:formula="of:=[.J27]-[.C27]" office:value-type="float" office:value="-412.2614635621" calcext:value-type="float">
            <text:p>-412.2614636</text:p>
          </table:table-cell>
          <table:table-cell table:style-name="ce5" table:formula="of:=[.K27]-[.D27]" office:value-type="float" office:value="753.2073704799" calcext:value-type="float">
            <text:p>753.2073705</text:p>
          </table:table-cell>
          <table:table-cell table:style-name="ce5" table:formula="of:=[.L27]-[.E27]" office:value-type="float" office:value="340.945906917699" calcext:value-type="float">
            <text:p>340.9459069</text:p>
          </table:table-cell>
          <table:table-cell table:style-name="ce5" table:formula="of:=[.M27]-[.F27]" office:value-type="float" office:value="0.0810667102" calcext:value-type="float">
            <text:p>0.0810667</text:p>
          </table:table-cell>
          <table:table-cell table:style-name="ce5" table:formula="of:=[.N27]-[.G27]" office:value-type="float" office:value="341.026973627899" calcext:value-type="float">
            <text:p>341.02697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table:number-columns-repeated="10"/>
          <table:table-cell/>
          <table:table-cell table:style-name="ce5"/>
          <table:table-cell/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Exp=3000000</text:p>
          </table:table-cell>
          <table:table-cell table:number-columns-repeated="6"/>
          <table:table-cell table:style-name="Default" office:value-type="string" calcext:value-type="string">
            <text:p>Delta to no-shift HF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-5446.9432139221" calcext:value-type="float">
            <text:p>-5446.9432139221</text:p>
          </table:table-cell>
          <table:table-cell table:number-columns-repeated="2"/>
          <table:table-cell table:formula="of:=[.E30]-[.E$40]" office:value-type="float" office:value="0.0132308366000871" calcext:value-type="float">
            <text:p>0.013231</text:p>
          </table:table-cell>
          <table:table-cell table:number-columns-repeated="14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-5446.953446919" calcext:value-type="float">
            <text:p>-5446.953446919</text:p>
          </table:table-cell>
          <table:table-cell table:number-columns-repeated="2"/>
          <table:table-cell table:formula="of:=[.E31]-[.E$40]" office:value-type="float" office:value="0.00299783969967393" calcext:value-type="float">
            <text:p>0.002998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-5446.9559247621" calcext:value-type="float">
            <text:p>-5446.9559247621</text:p>
          </table:table-cell>
          <table:table-cell table:number-columns-repeated="2"/>
          <table:table-cell table:formula="of:=[.E32]-[.E$40]" office:value-type="float" office:value="0.000519996599905426" calcext:value-type="float">
            <text:p>0.000520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number-columns-repeated="3"/>
          <table:table-cell office:value-type="float" office:value="-5446.9559770607" calcext:value-type="float">
            <text:p>-5446.9559770607</text:p>
          </table:table-cell>
          <table:table-cell table:number-columns-repeated="2"/>
          <table:table-cell table:formula="of:=[.E33]-[.E$40]" office:value-type="float" office:value="0.000467697999738448" calcext:value-type="float">
            <text:p>0.000468</text:p>
          </table:table-cell>
          <table:table-cell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-5446.9468477055" calcext:value-type="float">
            <text:p>-5446.9468477055</text:p>
          </table:table-cell>
          <table:table-cell table:number-columns-repeated="2"/>
          <table:table-cell table:formula="of:=[.E34]-[.E$40]" office:value-type="float" office:value="0.00959705320019566" calcext:value-type="float">
            <text:p>0.009597</text:p>
          </table:table-cell>
          <table:table-cell table:number-columns-repeated="14"/>
        </table:table-row>
        <table:table-row table:style-name="ro1">
          <table:table-cell office:value-type="float" office:value="0.0003" calcext:value-type="float">
            <text:p>0.0003</text:p>
          </table:table-cell>
          <table:table-cell table:number-columns-repeated="3"/>
          <table:table-cell office:value-type="float" office:value="-5446.9543298644" calcext:value-type="float">
            <text:p>-5446.9543298644</text:p>
          </table:table-cell>
          <table:table-cell table:number-columns-repeated="2"/>
          <table:table-cell table:formula="of:=[.E35]-[.E$40]" office:value-type="float" office:value="0.00211489429966605" calcext:value-type="float">
            <text:p>0.002115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number-columns-repeated="3"/>
          <table:table-cell office:value-type="float" office:value="-5446.9567840608" calcext:value-type="float">
            <text:p>-5446.9567840608</text:p>
          </table:table-cell>
          <table:table-cell table:number-columns-repeated="2"/>
          <table:table-cell table:formula="of:=[.E36]-[.E$40]" office:value-type="float" office:value="-0.000339302099746419" calcext:value-type="float">
            <text:p>-0.000339</text:p>
          </table:table-cell>
          <table:table-cell table:number-columns-repeated="14"/>
        </table:table-row>
        <table:table-row table:style-name="ro1">
          <table:table-cell office:value-type="float" office:value="0.00003" calcext:value-type="float">
            <text:p>0.00003</text:p>
          </table:table-cell>
          <table:table-cell table:number-columns-repeated="3"/>
          <table:table-cell office:value-type="float" office:value="-5446.955674833" calcext:value-type="float">
            <text:p>-5446.955674833</text:p>
          </table:table-cell>
          <table:table-cell table:number-columns-repeated="2"/>
          <table:table-cell table:formula="of:=[.E37]-[.E$40]" office:value-type="float" office:value="0.000769925700296881" calcext:value-type="float">
            <text:p>0.000770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0.00001</text:p>
          </table:table-cell>
          <table:table-cell table:number-columns-repeated="3"/>
          <table:table-cell office:value-type="float" office:value="-5446.9567552871" calcext:value-type="float">
            <text:p>-5446.9567552871</text:p>
          </table:table-cell>
          <table:table-cell table:number-columns-repeated="2"/>
          <table:table-cell table:formula="of:=[.E38]-[.E$40]" office:value-type="float" office:value="-0.000310528400405019" calcext:value-type="float">
            <text:p>-0.000311</text:p>
          </table:table-cell>
          <table:table-cell table:number-columns-repeated="14"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table:number-columns-repeated="3"/>
          <table:table-cell office:value-type="float" office:value="-5446.9567590744" calcext:value-type="float">
            <text:p>-5446.9567590744</text:p>
          </table:table-cell>
          <table:table-cell table:number-columns-repeated="2"/>
          <table:table-cell table:formula="of:=[.E39]-[.E$40]" office:value-type="float" office:value="-0.000314315700052248" calcext:value-type="float">
            <text:p>-0.000314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5" table:number-columns-repeated="2"/>
          <table:table-cell table:style-name="ce5" office:value-type="float" office:value="-5446.9564447587" calcext:value-type="float">
            <text:p>-5446.9564448</text:p>
          </table:table-cell>
          <table:table-cell table:number-columns-repeated="2"/>
          <table:table-cell table:formula="of:=[.E40]-[.E$40]" office:value-type="float" office:value="0" calcext:value-type="float">
            <text:p>0.000000</text:p>
          </table:table-cell>
          <table:table-cell table:number-columns-repeated="14"/>
        </table:table-row>
        <table:table-row table:style-name="ro1">
          <table:table-cell office:value-type="float" office:value="-0.000003" calcext:value-type="float">
            <text:p>-0.000003</text:p>
          </table:table-cell>
          <table:table-cell table:number-columns-repeated="3"/>
          <table:table-cell office:value-type="float" office:value="-5446.9567555551" calcext:value-type="float">
            <text:p>-5446.9567555551</text:p>
          </table:table-cell>
          <table:table-cell table:number-columns-repeated="2"/>
          <table:table-cell table:formula="of:=[.E41]-[.E$40]" office:value-type="float" office:value="-0.000310796400299296" calcext:value-type="float">
            <text:p>-0.000311</text:p>
          </table:table-cell>
          <table:table-cell table:number-columns-repeated="14"/>
        </table:table-row>
        <table:table-row table:style-name="ro1">
          <table:table-cell office:value-type="float" office:value="-0.00001" calcext:value-type="float">
            <text:p>-0.00001</text:p>
          </table:table-cell>
          <table:table-cell table:number-columns-repeated="3"/>
          <table:table-cell office:value-type="float" office:value="-5446.9567775732" calcext:value-type="float">
            <text:p>-5446.9567775732</text:p>
          </table:table-cell>
          <table:table-cell table:number-columns-repeated="2"/>
          <table:table-cell table:formula="of:=[.E42]-[.E$40]" office:value-type="float" office:value="-0.000332814500325185" calcext:value-type="float">
            <text:p>-0.000333</text:p>
          </table:table-cell>
          <table:table-cell table:number-columns-repeated="14"/>
        </table:table-row>
        <table:table-row table:style-name="ro1">
          <table:table-cell office:value-type="float" office:value="-0.00003" calcext:value-type="float">
            <text:p>-0.00003</text:p>
          </table:table-cell>
          <table:table-cell table:number-columns-repeated="3"/>
          <table:table-cell office:value-type="float" office:value="-5446.956738393" calcext:value-type="float">
            <text:p>-5446.956738393</text:p>
          </table:table-cell>
          <table:table-cell table:number-columns-repeated="2"/>
          <table:table-cell table:formula="of:=[.E43]-[.E$40]" office:value-type="float" office:value="-0.000293634299850964" calcext:value-type="float">
            <text:p>-0.000294</text:p>
          </table:table-cell>
          <table:table-cell table:number-columns-repeated="14"/>
        </table:table-row>
        <table:table-row table:style-name="ro1">
          <table:table-cell office:value-type="float" office:value="-0.0001" calcext:value-type="float">
            <text:p>-0.0001</text:p>
          </table:table-cell>
          <table:table-cell table:number-columns-repeated="3"/>
          <table:table-cell office:value-type="float" office:value="-5446.9567838312" calcext:value-type="float">
            <text:p>-5446.9567838312</text:p>
          </table:table-cell>
          <table:table-cell table:number-columns-repeated="2"/>
          <table:table-cell table:formula="of:=[.E44]-[.E$40]" office:value-type="float" office:value="-0.000339072499627946" calcext:value-type="float">
            <text:p>-0.000339</text:p>
          </table:table-cell>
          <table:table-cell table:number-columns-repeated="14"/>
        </table:table-row>
        <table:table-row table:style-name="ro1">
          <table:table-cell office:value-type="float" office:value="-0.0003" calcext:value-type="float">
            <text:p>-0.0003</text:p>
          </table:table-cell>
          <table:table-cell table:number-columns-repeated="3"/>
          <table:table-cell office:value-type="float" office:value="-5446.9545168161" calcext:value-type="float">
            <text:p>-5446.9545168161</text:p>
          </table:table-cell>
          <table:table-cell table:number-columns-repeated="2"/>
          <table:table-cell table:formula="of:=[.E45]-[.E$40]" office:value-type="float" office:value="0.00192794259965012" calcext:value-type="float">
            <text:p>0.001928</text:p>
          </table:table-cell>
          <table:table-cell table:number-columns-repeated="14"/>
        </table:table-row>
        <table:table-row table:style-name="ro1">
          <table:table-cell office:value-type="float" office:value="-0.001" calcext:value-type="float">
            <text:p>-0.001</text:p>
          </table:table-cell>
          <table:table-cell table:number-columns-repeated="3"/>
          <table:table-cell office:value-type="float" office:value="-5446.9484961062" calcext:value-type="float">
            <text:p>-5446.9484961062</text:p>
          </table:table-cell>
          <table:table-cell table:number-columns-repeated="2"/>
          <table:table-cell table:formula="of:=[.E46]-[.E$40]" office:value-type="float" office:value="0.00794865250009025" calcext:value-type="float">
            <text:p>0.007949</text:p>
          </table:table-cell>
          <table:table-cell table:number-columns-repeated="14"/>
        </table:table-row>
        <table:table-row table:style-name="ro1">
          <table:table-cell office:value-type="float" office:value="-0.003" calcext:value-type="float">
            <text:p>-0.003</text:p>
          </table:table-cell>
          <table:table-cell table:number-columns-repeated="3"/>
          <table:table-cell office:value-type="float" office:value="-5446.955289152" calcext:value-type="float">
            <text:p>-5446.955289152</text:p>
          </table:table-cell>
          <table:table-cell table:number-columns-repeated="2"/>
          <table:table-cell table:formula="of:=[.E47]-[.E$40]" office:value-type="float" office:value="0.00115560670019477" calcext:value-type="float">
            <text:p>0.001156</text:p>
          </table:table-cell>
          <table:table-cell table:number-columns-repeated="14"/>
        </table:table-row>
        <table:table-row table:style-name="ro1">
          <table:table-cell office:value-type="float" office:value="-0.01" calcext:value-type="float">
            <text:p>-0.01</text:p>
          </table:table-cell>
          <table:table-cell table:number-columns-repeated="3"/>
          <table:table-cell office:value-type="float" office:value="-5446.9560019911" calcext:value-type="float">
            <text:p>-5446.9560019911</text:p>
          </table:table-cell>
          <table:table-cell table:number-columns-repeated="2"/>
          <table:table-cell table:formula="of:=[.E48]-[.E$40]" office:value-type="float" office:value="0.000442767600361549" calcext:value-type="float">
            <text:p>0.000443</text:p>
          </table:table-cell>
          <table:table-cell table:number-columns-repeated="14"/>
        </table:table-row>
        <table:table-row table:style-name="ro1">
          <table:table-cell office:value-type="float" office:value="-0.03" calcext:value-type="float">
            <text:p>-0.03</text:p>
          </table:table-cell>
          <table:table-cell table:number-columns-repeated="3"/>
          <table:table-cell office:value-type="float" office:value="-5446.9540752822" calcext:value-type="float">
            <text:p>-5446.9540752822</text:p>
          </table:table-cell>
          <table:table-cell table:number-columns-repeated="2"/>
          <table:table-cell table:formula="of:=[.E49]-[.E$40]" office:value-type="float" office:value="0.00236947649955255" calcext:value-type="float">
            <text:p>0.002369</text:p>
          </table:table-cell>
          <table:table-cell table:number-columns-repeated="14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number-columns-repeated="3"/>
          <table:table-cell office:value-type="float" office:value="-5446.9445437317" calcext:value-type="float">
            <text:p>-5446.9445437317</text:p>
          </table:table-cell>
          <table:table-cell table:number-columns-repeated="2"/>
          <table:table-cell table:formula="of:=[.E50]-[.E$40]" office:value-type="float" office:value="0.0119010270000217" calcext:value-type="float">
            <text:p>0.011901</text:p>
          </table:table-cell>
          <table:table-cell table:number-columns-repeated="14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Exp=1000000</text:p>
          </table:table-cell>
          <table:table-cell table:number-columns-repeated="6"/>
          <table:table-cell table:style-name="Default" office:value-type="string" calcext:value-type="string">
            <text:p>Delta to no-shift HF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-5446.9432169453" calcext:value-type="float">
            <text:p>-5446.9432169453</text:p>
          </table:table-cell>
          <table:table-cell table:number-columns-repeated="2"/>
          <table:table-cell table:formula="of:=[.E55]-[.E$40]" office:value-type="float" office:value="0.0132278133996806" calcext:value-type="float">
            <text:p>0.013228</text:p>
          </table:table-cell>
          <table:table-cell table:number-columns-repeated="14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-5446.953495901" calcext:value-type="float">
            <text:p>-5446.953495901</text:p>
          </table:table-cell>
          <table:table-cell table:number-columns-repeated="2"/>
          <table:table-cell table:formula="of:=[.E56]-[.E$40]" office:value-type="float" office:value="0.00294885770017572" calcext:value-type="float">
            <text:p>0.002949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-5446.9515737214" calcext:value-type="float">
            <text:p>-5446.9515737214</text:p>
          </table:table-cell>
          <table:table-cell table:number-columns-repeated="2"/>
          <table:table-cell table:formula="of:=[.E57]-[.E$40]" office:value-type="float" office:value="0.00487103730029048" calcext:value-type="float">
            <text:p>0.004871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number-columns-repeated="3"/>
          <table:table-cell office:value-type="float" office:value="-5446.9411822362" calcext:value-type="float">
            <text:p>-5446.9411822362</text:p>
          </table:table-cell>
          <table:table-cell table:number-columns-repeated="2"/>
          <table:table-cell table:formula="of:=[.E58]-[.E$40]" office:value-type="float" office:value="0.015262522500052" calcext:value-type="float">
            <text:p>0.015263</text:p>
          </table:table-cell>
          <table:table-cell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-5446.9539406077" calcext:value-type="float">
            <text:p>-5446.9539406077</text:p>
          </table:table-cell>
          <table:table-cell table:number-columns-repeated="2"/>
          <table:table-cell table:formula="of:=[.E59]-[.E$40]" office:value-type="float" office:value="0.00250415099981183" calcext:value-type="float">
            <text:p>0.002504</text:p>
          </table:table-cell>
          <table:table-cell table:number-columns-repeated="14"/>
        </table:table-row>
        <table:table-row table:style-name="ro1">
          <table:table-cell office:value-type="float" office:value="0.0003" calcext:value-type="float">
            <text:p>0.0003</text:p>
          </table:table-cell>
          <table:table-cell table:number-columns-repeated="3"/>
          <table:table-cell office:value-type="float" office:value="-5446.9571703632" calcext:value-type="float">
            <text:p>-5446.9571703632</text:p>
          </table:table-cell>
          <table:table-cell table:number-columns-repeated="2"/>
          <table:table-cell table:formula="of:=[.E60]-[.E$40]" office:value-type="float" office:value="-0.00072560450007586" calcext:value-type="float">
            <text:p>-0.000726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number-columns-repeated="3"/>
          <table:table-cell office:value-type="float" office:value="-5446.9542531895" calcext:value-type="float">
            <text:p>-5446.9542531895</text:p>
          </table:table-cell>
          <table:table-cell table:number-columns-repeated="2"/>
          <table:table-cell table:formula="of:=[.E61]-[.E$40]" office:value-type="float" office:value="0.00219156919956731" calcext:value-type="float">
            <text:p>0.002192</text:p>
          </table:table-cell>
          <table:table-cell table:number-columns-repeated="14"/>
        </table:table-row>
        <table:table-row table:style-name="ro1">
          <table:table-cell office:value-type="float" office:value="0.00003" calcext:value-type="float">
            <text:p>0.00003</text:p>
          </table:table-cell>
          <table:table-cell table:number-columns-repeated="3"/>
          <table:table-cell office:value-type="float" office:value="-5446.9553447304" calcext:value-type="float">
            <text:p>-5446.9553447304</text:p>
          </table:table-cell>
          <table:table-cell table:number-columns-repeated="2"/>
          <table:table-cell table:formula="of:=[.E62]-[.E$40]" office:value-type="float" office:value="0.00110002830024314" calcext:value-type="float">
            <text:p>0.001100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0.00001</text:p>
          </table:table-cell>
          <table:table-cell table:number-columns-repeated="3"/>
          <table:table-cell office:value-type="float" office:value="-5446.9553380184" calcext:value-type="float">
            <text:p>-5446.9553380184</text:p>
          </table:table-cell>
          <table:table-cell table:number-columns-repeated="2"/>
          <table:table-cell table:formula="of:=[.E63]-[.E$40]" office:value-type="float" office:value="0.00110674030020164" calcext:value-type="float">
            <text:p>0.001107</text:p>
          </table:table-cell>
          <table:table-cell table:number-columns-repeated="14"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table:number-columns-repeated="3"/>
          <table:table-cell office:value-type="float" office:value="-5446.9553070217" calcext:value-type="float">
            <text:p>-5446.9553070217</text:p>
          </table:table-cell>
          <table:table-cell table:number-columns-repeated="2"/>
          <table:table-cell table:formula="of:=[.E64]-[.E$40]" office:value-type="float" office:value="0.00113773700013553" calcext:value-type="float">
            <text:p>0.001138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5" office:value-type="float" office:value="-5446.9564447587" calcext:value-type="float">
            <text:p>-5446.9564448</text:p>
          </table:table-cell>
          <table:table-cell table:number-columns-repeated="2"/>
          <table:table-cell table:formula="of:=[.E65]-[.E$40]" office:value-type="float" office:value="0" calcext:value-type="float">
            <text:p>0.000000</text:p>
          </table:table-cell>
          <table:table-cell table:number-columns-repeated="14"/>
        </table:table-row>
        <table:table-row table:style-name="ro1">
          <table:table-cell office:value-type="float" office:value="-0.000003" calcext:value-type="float">
            <text:p>-0.000003</text:p>
          </table:table-cell>
          <table:table-cell table:number-columns-repeated="3"/>
          <table:table-cell office:value-type="float" office:value="-5446.9552469431" calcext:value-type="float">
            <text:p>-5446.9552469431</text:p>
          </table:table-cell>
          <table:table-cell table:number-columns-repeated="2"/>
          <table:table-cell table:formula="of:=[.E66]-[.E$40]" office:value-type="float" office:value="0.00119781559988041" calcext:value-type="float">
            <text:p>0.001198</text:p>
          </table:table-cell>
          <table:table-cell table:number-columns-repeated="14"/>
        </table:table-row>
        <table:table-row table:style-name="ro1">
          <table:table-cell office:value-type="float" office:value="-0.00001" calcext:value-type="float">
            <text:p>-0.00001</text:p>
          </table:table-cell>
          <table:table-cell table:number-columns-repeated="3"/>
          <table:table-cell office:value-type="float" office:value="-5446.9553534049" calcext:value-type="float">
            <text:p>-5446.9553534049</text:p>
          </table:table-cell>
          <table:table-cell table:number-columns-repeated="2"/>
          <table:table-cell table:formula="of:=[.E67]-[.E$40]" office:value-type="float" office:value="0.00109135379989311" calcext:value-type="float">
            <text:p>0.001091</text:p>
          </table:table-cell>
          <table:table-cell table:number-columns-repeated="14"/>
        </table:table-row>
        <table:table-row table:style-name="ro1">
          <table:table-cell office:value-type="float" office:value="-0.00003" calcext:value-type="float">
            <text:p>-0.00003</text:p>
          </table:table-cell>
          <table:table-cell table:number-columns-repeated="3"/>
          <table:table-cell office:value-type="float" office:value="-5446.9549648164" calcext:value-type="float">
            <text:p>-5446.9549648164</text:p>
          </table:table-cell>
          <table:table-cell table:number-columns-repeated="2"/>
          <table:table-cell table:formula="of:=[.E68]-[.E$40]" office:value-type="float" office:value="0.00147994229973847" calcext:value-type="float">
            <text:p>0.001480</text:p>
          </table:table-cell>
          <table:table-cell table:number-columns-repeated="14"/>
        </table:table-row>
        <table:table-row table:style-name="ro1">
          <table:table-cell office:value-type="float" office:value="-0.0001" calcext:value-type="float">
            <text:p>-0.0001</text:p>
          </table:table-cell>
          <table:table-cell table:number-columns-repeated="3"/>
          <table:table-cell office:value-type="float" office:value="-5446.9542746134" calcext:value-type="float">
            <text:p>-5446.9542746134</text:p>
          </table:table-cell>
          <table:table-cell table:number-columns-repeated="2"/>
          <table:table-cell table:formula="of:=[.E69]-[.E$40]" office:value-type="float" office:value="0.00217014529971493" calcext:value-type="float">
            <text:p>0.002170</text:p>
          </table:table-cell>
          <table:table-cell table:number-columns-repeated="14"/>
        </table:table-row>
        <table:table-row table:style-name="ro1">
          <table:table-cell office:value-type="float" office:value="-0.0003" calcext:value-type="float">
            <text:p>-0.0003</text:p>
          </table:table-cell>
          <table:table-cell table:number-columns-repeated="3"/>
          <table:table-cell office:value-type="float" office:value="-5446.9575124221" calcext:value-type="float">
            <text:p>-5446.9575124221</text:p>
          </table:table-cell>
          <table:table-cell table:number-columns-repeated="2"/>
          <table:table-cell table:formula="of:=[.E70]-[.E$40]" office:value-type="float" office:value="-0.00106766340013564" calcext:value-type="float">
            <text:p>-0.001068</text:p>
          </table:table-cell>
          <table:table-cell table:number-columns-repeated="14"/>
        </table:table-row>
        <table:table-row table:style-name="ro1">
          <table:table-cell office:value-type="float" office:value="-0.001" calcext:value-type="float">
            <text:p>-0.001</text:p>
          </table:table-cell>
          <table:table-cell table:number-columns-repeated="3"/>
          <table:table-cell office:value-type="float" office:value="-5446.9487623968" calcext:value-type="float">
            <text:p>-5446.9487623968</text:p>
          </table:table-cell>
          <table:table-cell table:number-columns-repeated="2"/>
          <table:table-cell table:formula="of:=[.E71]-[.E$40]" office:value-type="float" office:value="0.00768236190015159" calcext:value-type="float">
            <text:p>0.007682</text:p>
          </table:table-cell>
          <table:table-cell table:number-columns-repeated="14"/>
        </table:table-row>
        <table:table-row table:style-name="ro1">
          <table:table-cell office:value-type="float" office:value="-0.003" calcext:value-type="float">
            <text:p>-0.003</text:p>
          </table:table-cell>
          <table:table-cell table:number-columns-repeated="3"/>
          <table:table-cell office:value-type="float" office:value="-5446.9530529396" calcext:value-type="float">
            <text:p>-5446.9530529396</text:p>
          </table:table-cell>
          <table:table-cell table:number-columns-repeated="2"/>
          <table:table-cell table:formula="of:=[.E72]-[.E$40]" office:value-type="float" office:value="0.0033918191002158" calcext:value-type="float">
            <text:p>0.003392</text:p>
          </table:table-cell>
          <table:table-cell table:number-columns-repeated="14"/>
        </table:table-row>
        <table:table-row table:style-name="ro1">
          <table:table-cell office:value-type="float" office:value="-0.01" calcext:value-type="float">
            <text:p>-0.01</text:p>
          </table:table-cell>
          <table:table-cell table:number-columns-repeated="3"/>
          <table:table-cell office:value-type="float" office:value="-5446.9525863592" calcext:value-type="float">
            <text:p>-5446.9525863592</text:p>
          </table:table-cell>
          <table:table-cell table:number-columns-repeated="2"/>
          <table:table-cell table:formula="of:=[.E73]-[.E$40]" office:value-type="float" office:value="0.00385839950013178" calcext:value-type="float">
            <text:p>0.003858</text:p>
          </table:table-cell>
          <table:table-cell table:number-columns-repeated="14"/>
        </table:table-row>
        <table:table-row table:style-name="ro1">
          <table:table-cell office:value-type="float" office:value="-0.03" calcext:value-type="float">
            <text:p>-0.03</text:p>
          </table:table-cell>
          <table:table-cell table:number-columns-repeated="3"/>
          <table:table-cell office:value-type="float" office:value="-5446.9540456961" calcext:value-type="float">
            <text:p>-5446.9540456961</text:p>
          </table:table-cell>
          <table:table-cell table:number-columns-repeated="2"/>
          <table:table-cell table:formula="of:=[.E74]-[.E$40]" office:value-type="float" office:value="0.00239906259957934" calcext:value-type="float">
            <text:p>0.002399</text:p>
          </table:table-cell>
          <table:table-cell table:number-columns-repeated="14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number-columns-repeated="3"/>
          <table:table-cell office:value-type="float" office:value="-5446.9445513283" calcext:value-type="float">
            <text:p>-5446.9445513283</text:p>
          </table:table-cell>
          <table:table-cell table:number-columns-repeated="2"/>
          <table:table-cell table:formula="of:=[.E75]-[.E$40]" office:value-type="float" office:value="0.0118934304000504" calcext:value-type="float">
            <text:p>0.011893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Exp=300000</text:p>
          </table:table-cell>
          <table:table-cell table:number-columns-repeated="6"/>
          <table:table-cell table:style-name="Default" office:value-type="string" calcext:value-type="string">
            <text:p>Delta to no-shift HF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-5446.9432137486" calcext:value-type="float">
            <text:p>-5446.9432137486</text:p>
          </table:table-cell>
          <table:table-cell table:number-columns-repeated="2"/>
          <table:table-cell table:formula="of:=[.E79]-[.E$40]" office:value-type="float" office:value="0.0132310100998438" calcext:value-type="float">
            <text:p>0.013231</text:p>
          </table:table-cell>
          <table:table-cell table:number-columns-repeated="14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-5446.9534961484" calcext:value-type="float">
            <text:p>-5446.9534961484</text:p>
          </table:table-cell>
          <table:table-cell table:number-columns-repeated="2"/>
          <table:table-cell table:formula="of:=[.E80]-[.E$40]" office:value-type="float" office:value="0.00294861030033644" calcext:value-type="float">
            <text:p>0.002949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-5446.9540476311" calcext:value-type="float">
            <text:p>-5446.9540476311</text:p>
          </table:table-cell>
          <table:table-cell table:number-columns-repeated="2"/>
          <table:table-cell table:formula="of:=[.E81]-[.E$40]" office:value-type="float" office:value="0.00239712759957911" calcext:value-type="float">
            <text:p>0.002397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number-columns-repeated="3"/>
          <table:table-cell office:value-type="float" office:value="-5446.9564727899" calcext:value-type="float">
            <text:p>-5446.9564727899</text:p>
          </table:table-cell>
          <table:table-cell table:number-columns-repeated="2"/>
          <table:table-cell table:formula="of:=[.E82]-[.E$40]" office:value-type="float" office:value="-0.0000280311996903038" calcext:value-type="float">
            <text:p>-0.000028</text:p>
          </table:table-cell>
          <table:table-cell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-5446.9544918288" calcext:value-type="float">
            <text:p>-5446.9544918288</text:p>
          </table:table-cell>
          <table:table-cell table:number-columns-repeated="2"/>
          <table:table-cell table:formula="of:=[.E83]-[.E$40]" office:value-type="float" office:value="0.00195292989974405" calcext:value-type="float">
            <text:p>0.001953</text:p>
          </table:table-cell>
          <table:table-cell table:number-columns-repeated="14"/>
        </table:table-row>
        <table:table-row table:style-name="ro1">
          <table:table-cell office:value-type="float" office:value="0.0003" calcext:value-type="float">
            <text:p>0.0003</text:p>
          </table:table-cell>
          <table:table-cell table:number-columns-repeated="3"/>
          <table:table-cell office:value-type="float" office:value="-5446.9518604669" calcext:value-type="float">
            <text:p>-5446.9518604669</text:p>
          </table:table-cell>
          <table:table-cell table:number-columns-repeated="2"/>
          <table:table-cell table:formula="of:=[.E84]-[.E$40]" office:value-type="float" office:value="0.00458429179980158" calcext:value-type="float">
            <text:p>0.004584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number-columns-repeated="3"/>
          <table:table-cell office:value-type="float" office:value="-5446.9494708105" calcext:value-type="float">
            <text:p>-5446.9494708105</text:p>
          </table:table-cell>
          <table:table-cell table:number-columns-repeated="2"/>
          <table:table-cell table:formula="of:=[.E85]-[.E$40]" office:value-type="float" office:value="0.00697394819962938" calcext:value-type="float">
            <text:p>0.006974</text:p>
          </table:table-cell>
          <table:table-cell table:number-columns-repeated="14"/>
        </table:table-row>
        <table:table-row table:style-name="ro1">
          <table:table-cell office:value-type="float" office:value="0.00003" calcext:value-type="float">
            <text:p>0.00003</text:p>
          </table:table-cell>
          <table:table-cell table:number-columns-repeated="3"/>
          <table:table-cell office:value-type="float" office:value="-5446.9492338827" calcext:value-type="float">
            <text:p>-5446.9492338827</text:p>
          </table:table-cell>
          <table:table-cell table:number-columns-repeated="2"/>
          <table:table-cell table:formula="of:=[.E86]-[.E$40]" office:value-type="float" office:value="0.00721087599958992" calcext:value-type="float">
            <text:p>0.007211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0.00001</text:p>
          </table:table-cell>
          <table:table-cell table:number-columns-repeated="3"/>
          <table:table-cell office:value-type="float" office:value="-5446.9490130154" calcext:value-type="float">
            <text:p>-5446.9490130154</text:p>
          </table:table-cell>
          <table:table-cell table:number-columns-repeated="2"/>
          <table:table-cell table:formula="of:=[.E87]-[.E$40]" office:value-type="float" office:value="0.00743174330000329" calcext:value-type="float">
            <text:p>0.007432</text:p>
          </table:table-cell>
          <table:table-cell table:number-columns-repeated="14"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table:number-columns-repeated="3"/>
          <table:table-cell office:value-type="float" office:value="-5446.9489958706" calcext:value-type="float">
            <text:p>-5446.9489958706</text:p>
          </table:table-cell>
          <table:table-cell table:number-columns-repeated="2"/>
          <table:table-cell table:formula="of:=[.E88]-[.E$40]" office:value-type="float" office:value="0.00744888810004341" calcext:value-type="float">
            <text:p>0.007449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5" office:value-type="float" office:value="-5446.9564447587" calcext:value-type="float">
            <text:p>-5446.9564448</text:p>
          </table:table-cell>
          <table:table-cell table:number-columns-repeated="2"/>
          <table:table-cell table:formula="of:=[.E89]-[.E$40]" office:value-type="float" office:value="0" calcext:value-type="float">
            <text:p>0.000000</text:p>
          </table:table-cell>
          <table:table-cell table:number-columns-repeated="14"/>
        </table:table-row>
        <table:table-row table:style-name="ro1">
          <table:table-cell office:value-type="float" office:value="-0.000003" calcext:value-type="float">
            <text:p>-0.000003</text:p>
          </table:table-cell>
          <table:table-cell table:number-columns-repeated="3"/>
          <table:table-cell office:value-type="float" office:value="-5446.9488903266" calcext:value-type="float">
            <text:p>-5446.9488903266</text:p>
          </table:table-cell>
          <table:table-cell table:number-columns-repeated="2"/>
          <table:table-cell table:formula="of:=[.E90]-[.E$40]" office:value-type="float" office:value="0.00755443209982332" calcext:value-type="float">
            <text:p>0.007554</text:p>
          </table:table-cell>
          <table:table-cell table:number-columns-repeated="14"/>
        </table:table-row>
        <table:table-row table:style-name="ro1">
          <table:table-cell office:value-type="float" office:value="-0.00001" calcext:value-type="float">
            <text:p>-0.00001</text:p>
          </table:table-cell>
          <table:table-cell table:number-columns-repeated="3"/>
          <table:table-cell office:value-type="float" office:value="-5446.9490503787" calcext:value-type="float">
            <text:p>-5446.9490503787</text:p>
          </table:table-cell>
          <table:table-cell table:number-columns-repeated="2"/>
          <table:table-cell table:formula="of:=[.E91]-[.E$40]" office:value-type="float" office:value="0.00739437999982329" calcext:value-type="float">
            <text:p>0.007394</text:p>
          </table:table-cell>
          <table:table-cell table:number-columns-repeated="14"/>
        </table:table-row>
        <table:table-row table:style-name="ro1">
          <table:table-cell office:value-type="float" office:value="-0.00003" calcext:value-type="float">
            <text:p>-0.00003</text:p>
          </table:table-cell>
          <table:table-cell table:number-columns-repeated="3"/>
          <table:table-cell office:value-type="float" office:value="-5446.9491206396" calcext:value-type="float">
            <text:p>-5446.9491206396</text:p>
          </table:table-cell>
          <table:table-cell table:number-columns-repeated="2"/>
          <table:table-cell table:formula="of:=[.E92]-[.E$40]" office:value-type="float" office:value="0.00732411910030351" calcext:value-type="float">
            <text:p>0.007324</text:p>
          </table:table-cell>
          <table:table-cell table:number-columns-repeated="14"/>
        </table:table-row>
        <table:table-row table:style-name="ro1">
          <table:table-cell office:value-type="float" office:value="-0.0001" calcext:value-type="float">
            <text:p>-0.0001</text:p>
          </table:table-cell>
          <table:table-cell table:number-columns-repeated="3"/>
          <table:table-cell office:value-type="float" office:value="-5446.9497934751" calcext:value-type="float">
            <text:p>-5446.9497934751</text:p>
          </table:table-cell>
          <table:table-cell table:number-columns-repeated="2"/>
          <table:table-cell table:formula="of:=[.E93]-[.E$40]" office:value-type="float" office:value="0.00665128360014933" calcext:value-type="float">
            <text:p>0.006651</text:p>
          </table:table-cell>
          <table:table-cell table:number-columns-repeated="14"/>
        </table:table-row>
        <table:table-row table:style-name="ro1">
          <table:table-cell office:value-type="float" office:value="-0.0003" calcext:value-type="float">
            <text:p>-0.0003</text:p>
          </table:table-cell>
          <table:table-cell table:number-columns-repeated="3"/>
          <table:table-cell office:value-type="float" office:value="-5446.9533986537" calcext:value-type="float">
            <text:p>-5446.9533986537</text:p>
          </table:table-cell>
          <table:table-cell table:number-columns-repeated="2"/>
          <table:table-cell table:formula="of:=[.E94]-[.E$40]" office:value-type="float" office:value="0.00304610500006675" calcext:value-type="float">
            <text:p>0.003046</text:p>
          </table:table-cell>
          <table:table-cell table:number-columns-repeated="14"/>
        </table:table-row>
        <table:table-row table:style-name="ro1">
          <table:table-cell office:value-type="float" office:value="-0.001" calcext:value-type="float">
            <text:p>-0.001</text:p>
          </table:table-cell>
          <table:table-cell table:number-columns-repeated="3"/>
          <table:table-cell office:value-type="float" office:value="-5446.9546021855" calcext:value-type="float">
            <text:p>-5446.9546021855</text:p>
          </table:table-cell>
          <table:table-cell table:number-columns-repeated="2"/>
          <table:table-cell table:formula="of:=[.E95]-[.E$40]" office:value-type="float" office:value="0.00184257319961034" calcext:value-type="float">
            <text:p>0.001843</text:p>
          </table:table-cell>
          <table:table-cell table:number-columns-repeated="14"/>
        </table:table-row>
        <table:table-row table:style-name="ro1">
          <table:table-cell office:value-type="float" office:value="-0.003" calcext:value-type="float">
            <text:p>-0.003</text:p>
          </table:table-cell>
          <table:table-cell table:number-columns-repeated="3"/>
          <table:table-cell office:value-type="float" office:value="-5446.9532797549" calcext:value-type="float">
            <text:p>-5446.9532797549</text:p>
          </table:table-cell>
          <table:table-cell table:number-columns-repeated="2"/>
          <table:table-cell table:formula="of:=[.E96]-[.E$40]" office:value-type="float" office:value="0.00316500379994977" calcext:value-type="float">
            <text:p>0.003165</text:p>
          </table:table-cell>
          <table:table-cell table:number-columns-repeated="14"/>
        </table:table-row>
        <table:table-row table:style-name="ro1">
          <table:table-cell office:value-type="float" office:value="-0.01" calcext:value-type="float">
            <text:p>-0.01</text:p>
          </table:table-cell>
          <table:table-cell table:number-columns-repeated="3"/>
          <table:table-cell office:value-type="float" office:value="-5446.9584234994" calcext:value-type="float">
            <text:p>-5446.9584234994</text:p>
          </table:table-cell>
          <table:table-cell table:number-columns-repeated="2"/>
          <table:table-cell table:formula="of:=[.E97]-[.E$40]" office:value-type="float" office:value="-0.00197874069999671" calcext:value-type="float">
            <text:p>-0.001979</text:p>
          </table:table-cell>
          <table:table-cell table:number-columns-repeated="14"/>
        </table:table-row>
        <table:table-row table:style-name="ro1">
          <table:table-cell office:value-type="float" office:value="-0.03" calcext:value-type="float">
            <text:p>-0.03</text:p>
          </table:table-cell>
          <table:table-cell table:number-columns-repeated="3"/>
          <table:table-cell office:value-type="float" office:value="-5446.954190032" calcext:value-type="float">
            <text:p>-5446.954190032</text:p>
          </table:table-cell>
          <table:table-cell table:number-columns-repeated="2"/>
          <table:table-cell table:formula="of:=[.E98]-[.E$40]" office:value-type="float" office:value="0.00225472669990268" calcext:value-type="float">
            <text:p>0.002255</text:p>
          </table:table-cell>
          <table:table-cell table:number-columns-repeated="14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number-columns-repeated="3"/>
          <table:table-cell office:value-type="float" office:value="-5446.9445532947" calcext:value-type="float">
            <text:p>-5446.9445532947</text:p>
          </table:table-cell>
          <table:table-cell table:number-columns-repeated="2"/>
          <table:table-cell table:formula="of:=[.E99]-[.E$40]" office:value-type="float" office:value="0.0118914639997456" calcext:value-type="float">
            <text:p>0.011891</text:p>
          </table:table-cell>
          <table:table-cell table:number-columns-repeated="14"/>
        </table:table-row>
      </table:table>
      <table:table table:name="Sheet3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ce1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k mesh</text:p>
          </table:table-cell>
          <table:table-cell table:number-columns-repeated="8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Energy</text:p>
          </table:table-cell>
          <table:table-cell table:number-columns-repeated="7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ull</text:p>
          </table:table-cell>
          <table:table-cell table:number-columns-repeated="3"/>
          <table:table-cell office:value-type="string" calcext:value-type="string">
            <text:p>Vac neutral (doublet)</text:p>
          </table:table-cell>
          <table:table-cell table:style-name="Default"/>
          <table:table-cell/>
          <table:table-cell office:value-type="string" calcext:value-type="string">
            <text:p>Vac minus (singlet)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odic HF</text:p>
          </table:table-cell>
          <table:table-cell/>
          <table:table-cell office:value-type="string" calcext:value-type="string">
            <text:p>Fragment Enuc</text:p>
          </table:table-cell>
          <table:table-cell office:value-type="string" calcext:value-type="string">
            <text:p>Fragment HF</text:p>
          </table:table-cell>
          <table:table-cell office:value-type="string" calcext:value-type="string">
            <text:p>Fragment MP2</text:p>
          </table:table-cell>
          <table:table-cell/>
          <table:table-cell office:value-type="string" calcext:value-type="string">
            <text:p>Fragment HF</text:p>
          </table:table-cell>
          <table:table-cell table:style-name="Default" office:value-type="string" calcext:value-type="string">
            <text:p>Delta HF</text:p>
          </table:table-cell>
          <table:table-cell/>
          <table:table-cell office:value-type="string" calcext:value-type="string">
            <text:p>Fragment HF</text:p>
          </table:table-cell>
          <table:table-cell office:value-type="string" calcext:value-type="string">
            <text:p>Fragment MP2</text:p>
          </table:table-cell>
          <table:table-cell table:style-name="Default" office:value-type="string" calcext:value-type="string">
            <text:p>Delta HF</text:p>
          </table:table-cell>
          <table:table-cell table:style-name="Default" office:value-type="string" calcext:value-type="string">
            <text:p>Delta MP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style-name="ce12" office:value-type="float" office:value="-1362.9910155414" calcext:value-type="float">
            <text:p>-1,362.99101554</text:p>
          </table:table-cell>
          <table:table-cell/>
          <table:table-cell table:style-name="ce13" office:value-type="float" office:value="407.9753297502" calcext:value-type="float">
            <text:p>407.975329750</text:p>
          </table:table-cell>
          <table:table-cell office:value-type="float" office:value="-5446.9554762011" calcext:value-type="float">
            <text:p>-5446.9554762011</text:p>
          </table:table-cell>
          <table:table-cell table:style-name="ce13" office:value-type="float" office:value="-1.0255717978" calcext:value-type="float">
            <text:p>-1.025571798</text:p>
          </table:table-cell>
          <table:table-cell/>
          <table:table-cell office:value-type="float" office:value="-5106.062607135" calcext:value-type="float">
            <text:p>-5106.062607135</text:p>
          </table:table-cell>
          <table:table-cell table:formula="of:=[.I9]-[.F9]" office:value-type="float" office:value="340.892869066101" calcext:value-type="float">
            <text:p>340.892869</text:p>
          </table:table-cell>
          <table:table-cell/>
          <table:table-cell table:style-name="ce1" office:value-type="float" office:value="-5105.9992121233" calcext:value-type="float">
            <text:p>-5105.999212</text:p>
          </table:table-cell>
          <table:table-cell table:style-name="ce1" office:value-type="float" office:value="-0.9444712225" calcext:value-type="float">
            <text:p>-0.944471</text:p>
          </table:table-cell>
          <table:table-cell table:formula="of:=[.L9]-[.F9]" office:value-type="float" office:value="340.9562640778" calcext:value-type="float">
            <text:p>340.956264</text:p>
          </table:table-cell>
          <table:table-cell table:formula="of:=[.M9]-[.G9]" office:value-type="float" office:value="0.0811005753" calcext:value-type="float">
            <text:p>0.081101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/>
          <table:table-cell table:style-name="ce12" office:value-type="float" office:value="-1362.9910297196" calcext:value-type="float">
            <text:p>-1,362.99102972</text:p>
          </table:table-cell>
          <table:table-cell/>
          <table:table-cell table:style-name="ce13" office:value-type="float" office:value="407.9749136525" calcext:value-type="float">
            <text:p>407.974913653</text:p>
          </table:table-cell>
          <table:table-cell office:value-type="float" office:value="-5446.9564447587" calcext:value-type="float">
            <text:p>-5446.9564447587</text:p>
          </table:table-cell>
          <table:table-cell table:style-name="ce13" office:value-type="float" office:value="-1.0255713643" calcext:value-type="float">
            <text:p>-1.025571364</text:p>
          </table:table-cell>
          <table:table-cell/>
          <table:table-cell office:value-type="float" office:value="-5106.0642918489" calcext:value-type="float">
            <text:p>-5106.0642918489</text:p>
          </table:table-cell>
          <table:table-cell table:formula="of:=[.I10]-[.F10]" office:value-type="float" office:value="340.8921529098" calcext:value-type="float">
            <text:p>340.892153</text:p>
          </table:table-cell>
          <table:table-cell/>
          <table:table-cell table:style-name="ce1" office:value-type="float" office:value="-5106.0001384239" calcext:value-type="float">
            <text:p>-5106.000138</text:p>
          </table:table-cell>
          <table:table-cell table:style-name="ce1" office:value-type="float" office:value="-0.9444731009" calcext:value-type="float">
            <text:p>-0.944473</text:p>
          </table:table-cell>
          <table:table-cell table:formula="of:=[.L10]-[.F10]" office:value-type="float" office:value="340.9563063348" calcext:value-type="float">
            <text:p>340.956306</text:p>
          </table:table-cell>
          <table:table-cell table:formula="of:=[.M10]-[.G10]" office:value-type="float" office:value="0.0810982633999999" calcext:value-type="float">
            <text:p>0.081098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/>
          <table:table-cell table:style-name="ce12" office:value-type="float" office:value="-1362.9910298821" calcext:value-type="float">
            <text:p>-1,362.99102988</text:p>
          </table:table-cell>
          <table:table-cell/>
          <table:table-cell table:style-name="ce13" office:value-type="float" office:value="407.974888539" calcext:value-type="float">
            <text:p>407.974888539</text:p>
          </table:table-cell>
          <table:table-cell office:value-type="float" office:value="-5446.946186413" calcext:value-type="float">
            <text:p>-5446.946186413</text:p>
          </table:table-cell>
          <table:table-cell table:style-name="ce13" office:value-type="float" office:value="-1.0255704997" calcext:value-type="float">
            <text:p>-1.025570500</text:p>
          </table:table-cell>
          <table:table-cell/>
          <table:table-cell office:value-type="float" office:value="-5106.0539813853" calcext:value-type="float">
            <text:p>-5106.0539813853</text:p>
          </table:table-cell>
          <table:table-cell table:formula="of:=[.I11]-[.F11]" office:value-type="float" office:value="340.8922050277" calcext:value-type="float">
            <text:p>340.892205</text:p>
          </table:table-cell>
          <table:table-cell/>
          <table:table-cell table:style-name="ce1" office:value-type="float" office:value="-5105.9898795023" calcext:value-type="float">
            <text:p>-5105.989880</text:p>
          </table:table-cell>
          <table:table-cell table:style-name="ce1" office:value-type="float" office:value="-0.9444722645" calcext:value-type="float">
            <text:p>-0.944472</text:p>
          </table:table-cell>
          <table:table-cell table:formula="of:=[.L11]-[.F11]" office:value-type="float" office:value="340.9563069107" calcext:value-type="float">
            <text:p>340.956307</text:p>
          </table:table-cell>
          <table:table-cell table:formula="of:=[.M11]-[.G11]" office:value-type="float" office:value="0.0810982351999999" calcext:value-type="float">
            <text:p>0.081098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/>
          <table:table-cell table:style-name="ce12" office:value-type="float" office:value="-1362.9910298839" calcext:value-type="float">
            <text:p>-1,362.99102988</text:p>
          </table:table-cell>
          <table:table-cell/>
          <table:table-cell table:style-name="ce13" office:value-type="float" office:value="407.9748832805" calcext:value-type="float">
            <text:p>407.974883281</text:p>
          </table:table-cell>
          <table:table-cell office:value-type="float" office:value="-5446.9486319363" calcext:value-type="float">
            <text:p>-5446.9486319363</text:p>
          </table:table-cell>
          <table:table-cell table:style-name="ce13" office:value-type="float" office:value="-1.0255708072" calcext:value-type="float">
            <text:p>-1.025570807</text:p>
          </table:table-cell>
          <table:table-cell/>
          <table:table-cell office:value-type="float" office:value="-5106.0561369422" calcext:value-type="float">
            <text:p>-5106.0561369422</text:p>
          </table:table-cell>
          <table:table-cell table:formula="of:=[.I12]-[.F12]" office:value-type="float" office:value="340.8924949941" calcext:value-type="float">
            <text:p>340.892495</text:p>
          </table:table-cell>
          <table:table-cell/>
          <table:table-cell table:style-name="ce1" office:value-type="float" office:value="-5105.992318724" calcext:value-type="float">
            <text:p>-5105.992319</text:p>
          </table:table-cell>
          <table:table-cell table:style-name="ce1" office:value-type="float" office:value="-0.9444726465" calcext:value-type="float">
            <text:p>-0.944473</text:p>
          </table:table-cell>
          <table:table-cell table:formula="of:=[.L12]-[.F12]" office:value-type="float" office:value="340.9563132123" calcext:value-type="float">
            <text:p>340.956313</text:p>
          </table:table-cell>
          <table:table-cell table:formula="of:=[.M12]-[.G12]" office:value-type="float" office:value="0.0810981607000001" calcext:value-type="float">
            <text:p>0.081098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/>
          <table:table-cell table:style-name="ce12" office:value-type="float" office:value="-1362.9910298839" calcext:value-type="float">
            <text:p>-1,362.99102988</text:p>
          </table:table-cell>
          <table:table-cell/>
          <table:table-cell table:style-name="ce13" office:value-type="float" office:value="407.9748850967" calcext:value-type="float">
            <text:p>407.974885097</text:p>
          </table:table-cell>
          <table:table-cell office:value-type="float" office:value="-5446.9494313703" calcext:value-type="float">
            <text:p>-5446.9494313703</text:p>
          </table:table-cell>
          <table:table-cell table:style-name="ce13" office:value-type="float" office:value="-1.0255707836" calcext:value-type="float">
            <text:p>-1.025570784</text:p>
          </table:table-cell>
          <table:table-cell/>
          <table:table-cell office:value-type="float" office:value="-5106.0573052519" calcext:value-type="float">
            <text:p>-5106.0573052519</text:p>
          </table:table-cell>
          <table:table-cell table:formula="of:=[.I13]-[.F13]" office:value-type="float" office:value="340.8921261184" calcext:value-type="float">
            <text:p>340.892126</text:p>
          </table:table-cell>
          <table:table-cell/>
          <table:table-cell table:style-name="ce1" office:value-type="float" office:value="-5105.9931192758" calcext:value-type="float">
            <text:p>-5105.993119</text:p>
          </table:table-cell>
          <table:table-cell table:style-name="ce1" office:value-type="float" office:value="-0.9444726462" calcext:value-type="float">
            <text:p>-0.944473</text:p>
          </table:table-cell>
          <table:table-cell table:formula="of:=[.L13]-[.F13]" office:value-type="float" office:value="340.956312094499" calcext:value-type="float">
            <text:p>340.956312</text:p>
          </table:table-cell>
          <table:table-cell table:formula="of:=[.M13]-[.G13]" office:value-type="float" office:value="0.0810981374000001" calcext:value-type="float">
            <text:p>0.081098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/>
          <table:table-cell table:style-name="ce12" office:value-type="float" office:value="-1362.991029883" calcext:value-type="float">
            <text:p>-1,362.99102988</text:p>
          </table:table-cell>
          <table:table-cell/>
          <table:table-cell table:style-name="ce13" office:value-type="float" office:value="407.9748991319" calcext:value-type="float">
            <text:p>407.974899132</text:p>
          </table:table-cell>
          <table:table-cell office:value-type="float" office:value="-5446.9546182067" calcext:value-type="float">
            <text:p>-5446.9546182067</text:p>
          </table:table-cell>
          <table:table-cell table:style-name="ce13" office:value-type="float" office:value="-1.025571178" calcext:value-type="float">
            <text:p>-1.025571178</text:p>
          </table:table-cell>
          <table:table-cell/>
          <table:table-cell office:value-type="float" office:value="-5106.062555562" calcext:value-type="float">
            <text:p>-5106.062555562</text:p>
          </table:table-cell>
          <table:table-cell table:formula="of:=[.I14]-[.F14]" office:value-type="float" office:value="340.8920626447" calcext:value-type="float">
            <text:p>340.892063</text:p>
          </table:table-cell>
          <table:table-cell/>
          <table:table-cell table:style-name="ce1" office:value-type="float" office:value="-5105.9983127881" calcext:value-type="float">
            <text:p>-5105.998313</text:p>
          </table:table-cell>
          <table:table-cell table:style-name="ce1" office:value-type="float" office:value="-0.9444729971" calcext:value-type="float">
            <text:p>-0.944473</text:p>
          </table:table-cell>
          <table:table-cell table:formula="of:=[.L14]-[.F14]" office:value-type="float" office:value="340.9563054186" calcext:value-type="float">
            <text:p>340.956305</text:p>
          </table:table-cell>
          <table:table-cell table:formula="of:=[.M14]-[.G14]" office:value-type="float" office:value="0.0810981809000001" calcext:value-type="float">
            <text:p>0.081098</text:p>
          </table:table-cell>
        </table:table-row>
        <table:table-row table:style-name="ro1">
          <table:table-cell office:value-type="float" office:value="4848" calcext:value-type="float">
            <text:p>4848</text:p>
          </table:table-cell>
          <table:table-cell/>
          <table:table-cell table:style-name="ce12" office:value-type="float" office:value="-1362.9910298827" calcext:value-type="float">
            <text:p>-1,362.99102988</text:p>
          </table:table-cell>
          <table:table-cell/>
          <table:table-cell table:style-name="ce13" office:value-type="float" office:value="407.9749048254" calcext:value-type="float">
            <text:p>407.974904825</text:p>
          </table:table-cell>
          <table:table-cell office:value-type="float" office:value="-5446.9566261651" calcext:value-type="float">
            <text:p>-5446.9566261651</text:p>
          </table:table-cell>
          <table:table-cell table:style-name="ce13" office:value-type="float" office:value="-1.0255713404" calcext:value-type="float">
            <text:p>-1.025571340</text:p>
          </table:table-cell>
          <table:table-cell/>
          <table:table-cell office:value-type="float" office:value="-5106.0645237418" calcext:value-type="float">
            <text:p>-5106.0645237418</text:p>
          </table:table-cell>
          <table:table-cell table:formula="of:=[.I15]-[.F15]" office:value-type="float" office:value="340.8921024233" calcext:value-type="float">
            <text:p>340.892102</text:p>
          </table:table-cell>
          <table:table-cell/>
          <table:table-cell table:style-name="ce1" office:value-type="float" office:value="-5106.0003229555" calcext:value-type="float">
            <text:p>-5106.000323</text:p>
          </table:table-cell>
          <table:table-cell table:style-name="ce1" office:value-type="float" office:value="-0.9444731388" calcext:value-type="float">
            <text:p>-0.944473</text:p>
          </table:table-cell>
          <table:table-cell table:formula="of:=[.L15]-[.F15]" office:value-type="float" office:value="340.956303209599" calcext:value-type="float">
            <text:p>340.956303</text:p>
          </table:table-cell>
          <table:table-cell table:formula="of:=[.M15]-[.G15]" office:value-type="float" office:value="0.0810982016" calcext:value-type="float">
            <text:p>0.081098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/>
          <table:table-cell table:style-name="ce12" office:value-type="float" office:value="-1362.991029883" calcext:value-type="float">
            <text:p>-1,362.99102988</text:p>
          </table:table-cell>
          <table:table-cell/>
          <table:table-cell table:style-name="ce13" office:value-type="float" office:value="407.9749023407" calcext:value-type="float">
            <text:p>407.974902341</text:p>
          </table:table-cell>
          <table:table-cell office:value-type="float" office:value="-5446.9558643364" calcext:value-type="float">
            <text:p>-5446.9558643364</text:p>
          </table:table-cell>
          <table:table-cell table:style-name="ce13" office:value-type="float" office:value="-1.0255712792" calcext:value-type="float">
            <text:p>-1.025571279</text:p>
          </table:table-cell>
          <table:table-cell/>
          <table:table-cell office:value-type="float" office:value="-5106.0637402274" calcext:value-type="float">
            <text:p>-5106.0637402274</text:p>
          </table:table-cell>
          <table:table-cell table:formula="of:=[.I16]-[.F16]" office:value-type="float" office:value="340.892124109" calcext:value-type="float">
            <text:p>340.892124</text:p>
          </table:table-cell>
          <table:table-cell/>
          <table:table-cell table:style-name="ce1" office:value-type="float" office:value="-5105.9995598375" calcext:value-type="float">
            <text:p>-5105.999560</text:p>
          </table:table-cell>
          <table:table-cell table:style-name="ce1" office:value-type="float" office:value="-0.9444730856" calcext:value-type="float">
            <text:p>-0.944473</text:p>
          </table:table-cell>
          <table:table-cell table:formula="of:=[.L16]-[.F16]" office:value-type="float" office:value="340.9563044989" calcext:value-type="float">
            <text:p>340.956304</text:p>
          </table:table-cell>
          <table:table-cell table:formula="of:=[.M16]-[.G16]" office:value-type="float" office:value="0.0810981936" calcext:value-type="float">
            <text:p>0.081098</text:p>
          </table:table-cell>
        </table:table-row>
        <table:table-row table:style-name="ro1">
          <table:table-cell office:value-type="float" office:value="6464" calcext:value-type="float">
            <text:p>6464</text:p>
          </table:table-cell>
          <table:table-cell/>
          <table:table-cell table:style-name="ce12" office:value-type="float" office:value="-1362.9910298833" calcext:value-type="float">
            <text:p>-1,362.99102988</text:p>
          </table:table-cell>
          <table:table-cell/>
          <table:table-cell table:style-name="ce13" office:value-type="float" office:value="407.9749046651" calcext:value-type="float">
            <text:p>407.974904665</text:p>
          </table:table-cell>
          <table:table-cell office:value-type="float" office:value="-5446.9567539016" calcext:value-type="float">
            <text:p>-5446.9567539016</text:p>
          </table:table-cell>
          <table:table-cell table:style-name="ce13" office:value-type="float" office:value="-1.0255713729" calcext:value-type="float">
            <text:p>-1.025571373</text:p>
          </table:table-cell>
          <table:table-cell/>
          <table:table-cell office:value-type="float" office:value="-5106.0646084219" calcext:value-type="float">
            <text:p>-5106.0646084219</text:p>
          </table:table-cell>
          <table:table-cell table:formula="of:=[.I17]-[.F17]" office:value-type="float" office:value="340.8921454797" calcext:value-type="float">
            <text:p>340.892145</text:p>
          </table:table-cell>
          <table:table-cell/>
          <table:table-cell table:style-name="ce1" office:value-type="float" office:value="-5106.0004495387" calcext:value-type="float">
            <text:p>-5106.000450</text:p>
          </table:table-cell>
          <table:table-cell table:style-name="ce1" office:value-type="float" office:value="-0.9444731627" calcext:value-type="float">
            <text:p>-0.944473</text:p>
          </table:table-cell>
          <table:table-cell table:formula="of:=[.L17]-[.F17]" office:value-type="float" office:value="340.9563043629" calcext:value-type="float">
            <text:p>340.956304</text:p>
          </table:table-cell>
          <table:table-cell table:formula="of:=[.M17]-[.G17]" office:value-type="float" office:value="0.0810982102" calcext:value-type="float">
            <text:p>0.081098</text:p>
          </table:table-cell>
        </table:table-row>
        <table:table-row table:style-name="ro1">
          <table:table-cell table:number-columns-repeated="2"/>
          <table:table-cell table:style-name="ce12"/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12"/>
          <table:table-cell table:number-columns-repeated="6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olinteg</text:p>
          </table:table-cell>
          <table:table-cell table:number-columns-repeated="8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7772080" calcext:value-type="float">
            <text:p>7772080</text:p>
          </table:table-cell>
          <table:table-cell/>
          <table:table-cell table:style-name="ce12" office:value-type="float" office:value="-1362.9909922774" calcext:value-type="float">
            <text:p>-1,362.99099228</text:p>
          </table:table-cell>
          <table:table-cell/>
          <table:table-cell office:value-type="float" office:value="407.974761732" calcext:value-type="float">
            <text:p>407.974761732</text:p>
          </table:table-cell>
          <table:table-cell office:value-type="float" office:value="-5446.9523438245" calcext:value-type="float">
            <text:p>-5446.9523438245</text:p>
          </table:table-cell>
          <table:table-cell office:value-type="float" office:value="-1.0255829818" calcext:value-type="float">
            <text:p>-1.0255829818</text:p>
          </table:table-cell>
          <table:table-cell/>
          <table:table-cell office:value-type="float" office:value="-5106.0599876015" calcext:value-type="float">
            <text:p>-5106.0599876015</text:p>
          </table:table-cell>
          <table:table-cell table:formula="of:=[.I25]-[.F25]" office:value-type="float" office:value="340.892356222999" calcext:value-type="float">
            <text:p>340.892356</text:p>
          </table:table-cell>
          <table:table-cell/>
          <table:table-cell office:value-type="float" office:value="-5105.9959964955" calcext:value-type="float">
            <text:p>-5105.9959964955</text:p>
          </table:table-cell>
          <table:table-cell table:style-name="ce1" office:value-type="float" office:value="-0.9444783074" calcext:value-type="float">
            <text:p>-0.944478</text:p>
          </table:table-cell>
          <table:table-cell table:formula="of:=[.L25]-[.F25]" office:value-type="float" office:value="340.956347329" calcext:value-type="float">
            <text:p>340.956347</text:p>
          </table:table-cell>
          <table:table-cell table:formula="of:=[.M25]-[.G25]" office:value-type="float" office:value="0.0811046743999999" calcext:value-type="float">
            <text:p>0.081105</text:p>
          </table:table-cell>
        </table:table-row>
        <table:table-row table:style-name="ro1">
          <table:table-cell office:value-type="float" office:value="8882080" calcext:value-type="float">
            <text:p>8882080</text:p>
          </table:table-cell>
          <table:table-cell/>
          <table:table-cell table:style-name="ce12" office:value-type="float" office:value="-1362.9910298839" calcext:value-type="float">
            <text:p>-1,362.99102988</text:p>
          </table:table-cell>
          <table:table-cell/>
          <table:table-cell table:style-name="ce13" office:value-type="float" office:value="407.9748850967" calcext:value-type="float">
            <text:p>407.974885097</text:p>
          </table:table-cell>
          <table:table-cell office:value-type="float" office:value="-5446.9494313703" calcext:value-type="float">
            <text:p>-5446.9494313703</text:p>
          </table:table-cell>
          <table:table-cell table:style-name="ce13" office:value-type="float" office:value="-1.0255707836" calcext:value-type="float">
            <text:p>-1.025570784</text:p>
          </table:table-cell>
          <table:table-cell/>
          <table:table-cell office:value-type="float" office:value="-5106.0573052519" calcext:value-type="float">
            <text:p>-5106.0573052519</text:p>
          </table:table-cell>
          <table:table-cell table:formula="of:=[.I26]-[.F26]" office:value-type="float" office:value="340.8921261184" calcext:value-type="float">
            <text:p>340.892126</text:p>
          </table:table-cell>
          <table:table-cell/>
          <table:table-cell table:style-name="ce1" office:value-type="float" office:value="-5105.9931192758" calcext:value-type="float">
            <text:p>-5105.993119</text:p>
          </table:table-cell>
          <table:table-cell table:style-name="ce1" office:value-type="float" office:value="-0.9444726462" calcext:value-type="float">
            <text:p>-0.944473</text:p>
          </table:table-cell>
          <table:table-cell table:formula="of:=[.L26]-[.F26]" office:value-type="float" office:value="340.956312094499" calcext:value-type="float">
            <text:p>340.956312</text:p>
          </table:table-cell>
          <table:table-cell table:formula="of:=[.M26]-[.G26]" office:value-type="float" office:value="0.0810981374000001" calcext:value-type="float">
            <text:p>0.081098</text:p>
          </table:table-cell>
        </table:table-row>
        <table:table-row table:style-name="ro1">
          <table:table-cell office:value-type="float" office:value="9992080" calcext:value-type="float">
            <text:p>9992080</text:p>
          </table:table-cell>
          <table:table-cell/>
          <table:table-cell table:style-name="ce12" office:value-type="float" office:value="-1362.9909741397" calcext:value-type="float">
            <text:p>-1,362.99097414</text:p>
          </table:table-cell>
          <table:table-cell/>
          <table:table-cell office:value-type="float" office:value="407.9749231161" calcext:value-type="float">
            <text:p>407.9749231161</text:p>
          </table:table-cell>
          <table:table-cell office:value-type="float" office:value="-5446.9575143522" calcext:value-type="float">
            <text:p>-5446.9575143522</text:p>
          </table:table-cell>
          <table:table-cell office:value-type="float" office:value="-1.0255715105" calcext:value-type="float">
            <text:p>-1.0255715105</text:p>
          </table:table-cell>
          <table:table-cell/>
          <table:table-cell office:value-type="float" office:value="-5106.0651575249" calcext:value-type="float">
            <text:p>-5106.0651575249</text:p>
          </table:table-cell>
          <table:table-cell table:formula="of:=[.I27]-[.F27]" office:value-type="float" office:value="340.892356827299" calcext:value-type="float">
            <text:p>340.892357</text:p>
          </table:table-cell>
          <table:table-cell/>
          <table:table-cell office:value-type="float" office:value="-5106.0012459192" calcext:value-type="float">
            <text:p>-5106.0012459192</text:p>
          </table:table-cell>
          <table:table-cell table:style-name="ce1" office:value-type="float" office:value="-0.9444742553" calcext:value-type="float">
            <text:p>-0.944474</text:p>
          </table:table-cell>
          <table:table-cell table:formula="of:=[.L27]-[.F27]" office:value-type="float" office:value="340.956268432999" calcext:value-type="float">
            <text:p>340.956268</text:p>
          </table:table-cell>
          <table:table-cell table:formula="of:=[.M27]-[.G27]" office:value-type="float" office:value="0.0810972552000001" calcext:value-type="float">
            <text:p>0.081097</text:p>
          </table:table-cell>
        </table:table-row>
        <table:table-row table:style-name="ro1">
          <table:table-cell office:value-type="float" office:value="1010102080" calcext:value-type="float">
            <text:p>1010102080</text:p>
          </table:table-cell>
          <table:table-cell/>
          <table:table-cell table:style-name="ce12" office:value-type="float" office:value="-1362.9906991259" calcext:value-type="float">
            <text:p>-1,362.99069913</text:p>
          </table:table-cell>
          <table:table-cell/>
          <table:table-cell office:value-type="float" office:value="407.9747757191" calcext:value-type="float">
            <text:p>407.9747757191</text:p>
          </table:table-cell>
          <table:table-cell office:value-type="float" office:value="-5446.9461361136" calcext:value-type="float">
            <text:p>-5446.9461361136</text:p>
          </table:table-cell>
          <table:table-cell office:value-type="float" office:value="-1.0255714225" calcext:value-type="float">
            <text:p>-1.0255714225</text:p>
          </table:table-cell>
          <table:table-cell/>
          <table:table-cell office:value-type="float" office:value="-5106.0539795661" calcext:value-type="float">
            <text:p>-5106.0539795661</text:p>
          </table:table-cell>
          <table:table-cell table:formula="of:=[.I28]-[.F28]" office:value-type="float" office:value="340.8921565475" calcext:value-type="float">
            <text:p>340.892157</text:p>
          </table:table-cell>
          <table:table-cell/>
          <table:table-cell office:value-type="float" office:value="-5105.9899815223" calcext:value-type="float">
            <text:p>-5105.9899815223</text:p>
          </table:table-cell>
          <table:table-cell table:style-name="ce1" office:value-type="float" office:value="-0.9444758428" calcext:value-type="float">
            <text:p>-0.944476</text:p>
          </table:table-cell>
          <table:table-cell table:formula="of:=[.L28]-[.F28]" office:value-type="float" office:value="340.9561545913" calcext:value-type="float">
            <text:p>340.956155</text:p>
          </table:table-cell>
          <table:table-cell table:formula="of:=[.M28]-[.G28]" office:value-type="float" office:value="0.0810955797000001" calcext:value-type="float">
            <text:p>0.081096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8881580" calcext:value-type="float">
            <text:p>8881580</text:p>
          </table:table-cell>
          <table:table-cell/>
          <table:table-cell table:style-name="ce12" office:value-type="float" office:value="-1362.9905267604" calcext:value-type="float">
            <text:p>-1,362.99052676</text:p>
          </table:table-cell>
          <table:table-cell/>
          <table:table-cell office:value-type="float" office:value="407.978776286" calcext:value-type="float">
            <text:p>407.978776286</text:p>
          </table:table-cell>
          <table:table-cell office:value-type="float" office:value="-5446.9816727118" calcext:value-type="float">
            <text:p>-5446.9816727118</text:p>
          </table:table-cell>
          <table:table-cell office:value-type="float" office:value="-1.0256246425" calcext:value-type="float">
            <text:p>-1.0256246425</text:p>
          </table:table-cell>
          <table:table-cell/>
          <table:table-cell office:value-type="float" office:value="-5106.0904452318" calcext:value-type="float">
            <text:p>-5106.0904452318</text:p>
          </table:table-cell>
          <table:table-cell table:formula="of:=[.I30]-[.F30]" office:value-type="float" office:value="340.89122748" calcext:value-type="float">
            <text:p>340.891227</text:p>
          </table:table-cell>
          <table:table-cell/>
          <table:table-cell office:value-type="float" office:value="-5106.0265455444" calcext:value-type="float">
            <text:p>-5106.0265455444</text:p>
          </table:table-cell>
          <table:table-cell table:style-name="ce1" office:value-type="float" office:value="-0.94451717" calcext:value-type="float">
            <text:p>-0.944517</text:p>
          </table:table-cell>
          <table:table-cell table:formula="of:=[.L30]-[.F30]" office:value-type="float" office:value="340.9551271674" calcext:value-type="float">
            <text:p>340.955127</text:p>
          </table:table-cell>
          <table:table-cell table:formula="of:=[.M30]-[.G30]" office:value-type="float" office:value="0.0811074724999999" calcext:value-type="float">
            <text:p>0.081107</text:p>
          </table:table-cell>
        </table:table-row>
        <table:table-row table:style-name="ro1">
          <table:table-cell office:value-type="float" office:value="8882080" calcext:value-type="float">
            <text:p>8882080</text:p>
          </table:table-cell>
          <table:table-cell/>
          <table:table-cell table:style-name="ce12" office:value-type="float" office:value="-1362.9910298839" calcext:value-type="float">
            <text:p>-1,362.99102988</text:p>
          </table:table-cell>
          <table:table-cell/>
          <table:table-cell table:style-name="ce13" office:value-type="float" office:value="407.9748850967" calcext:value-type="float">
            <text:p>407.974885097</text:p>
          </table:table-cell>
          <table:table-cell office:value-type="float" office:value="-5446.9494313703" calcext:value-type="float">
            <text:p>-5446.9494313703</text:p>
          </table:table-cell>
          <table:table-cell table:style-name="ce13" office:value-type="float" office:value="-1.0255707836" calcext:value-type="float">
            <text:p>-1.025570784</text:p>
          </table:table-cell>
          <table:table-cell/>
          <table:table-cell office:value-type="float" office:value="-5106.0573052519" calcext:value-type="float">
            <text:p>-5106.0573052519</text:p>
          </table:table-cell>
          <table:table-cell table:formula="of:=[.I31]-[.F31]" office:value-type="float" office:value="340.8921261184" calcext:value-type="float">
            <text:p>340.892126</text:p>
          </table:table-cell>
          <table:table-cell/>
          <table:table-cell table:style-name="ce1" office:value-type="float" office:value="-5105.9931192758" calcext:value-type="float">
            <text:p>-5105.993119</text:p>
          </table:table-cell>
          <table:table-cell table:style-name="ce1" office:value-type="float" office:value="-0.9444726462" calcext:value-type="float">
            <text:p>-0.944473</text:p>
          </table:table-cell>
          <table:table-cell table:formula="of:=[.L31]-[.F31]" office:value-type="float" office:value="340.956312094499" calcext:value-type="float">
            <text:p>340.956312</text:p>
          </table:table-cell>
          <table:table-cell table:formula="of:=[.M31]-[.G31]" office:value-type="float" office:value="0.0810981374000001" calcext:value-type="float">
            <text:p>0.081098</text:p>
          </table:table-cell>
        </table:table-row>
        <table:table-row table:style-name="ro1">
          <table:table-cell office:value-type="float" office:value="8882580" calcext:value-type="float">
            <text:p>8882580</text:p>
          </table:table-cell>
          <table:table-cell/>
          <table:table-cell table:style-name="ce12" office:value-type="float" office:value="-1362.991130855" calcext:value-type="float">
            <text:p>-1,362.99113086</text:p>
          </table:table-cell>
          <table:table-cell/>
          <table:table-cell office:value-type="float" office:value="407.9720689469" calcext:value-type="float">
            <text:p>407.9720689469</text:p>
          </table:table-cell>
          <table:table-cell office:value-type="float" office:value="-5446.9407059888" calcext:value-type="float">
            <text:p>-5446.9407059888</text:p>
          </table:table-cell>
          <table:table-cell office:value-type="float" office:value="-1.0255581486" calcext:value-type="float">
            <text:p>-1.0255581486</text:p>
          </table:table-cell>
          <table:table-cell/>
          <table:table-cell office:value-type="float" office:value="-5106.0480281981" calcext:value-type="float">
            <text:p>-5106.0480281981</text:p>
          </table:table-cell>
          <table:table-cell table:formula="of:=[.I32]-[.F32]" office:value-type="float" office:value="340.8926777907" calcext:value-type="float">
            <text:p>340.892678</text:p>
          </table:table-cell>
          <table:table-cell/>
          <table:table-cell office:value-type="float" office:value="-5105.9839211167" calcext:value-type="float">
            <text:p>-5105.9839211167</text:p>
          </table:table-cell>
          <table:table-cell table:style-name="ce1" office:value-type="float" office:value="-0.9444572434" calcext:value-type="float">
            <text:p>-0.944457</text:p>
          </table:table-cell>
          <table:table-cell table:formula="of:=[.L32]-[.F32]" office:value-type="float" office:value="340.9567848721" calcext:value-type="float">
            <text:p>340.956785</text:p>
          </table:table-cell>
          <table:table-cell table:formula="of:=[.M32]-[.G32]" office:value-type="float" office:value="0.0811009052" calcext:value-type="float">
            <text:p>0.081101</text:p>
          </table:table-cell>
        </table:table-row>
        <table:table-row table:style-name="ro1">
          <table:table-cell office:value-type="float" office:value="8883080" calcext:value-type="float">
            <text:p>8883080</text:p>
          </table:table-cell>
          <table:table-cell/>
          <table:table-cell table:style-name="ce12" office:value-type="float" office:value="-1362.9911537201" calcext:value-type="float">
            <text:p>-1,362.99115372</text:p>
          </table:table-cell>
          <table:table-cell/>
          <table:table-cell office:value-type="float" office:value="407.9711012183" calcext:value-type="float">
            <text:p>407.9711012183</text:p>
          </table:table-cell>
          <table:table-cell office:value-type="float" office:value="-5446.9327904452" calcext:value-type="float">
            <text:p>-5446.9327904452</text:p>
          </table:table-cell>
          <table:table-cell office:value-type="float" office:value="-1.0255552702" calcext:value-type="float">
            <text:p>-1.0255552702</text:p>
          </table:table-cell>
          <table:table-cell/>
          <table:table-cell office:value-type="float" office:value="-5106.0399572212" calcext:value-type="float">
            <text:p>-5106.0399572212</text:p>
          </table:table-cell>
          <table:table-cell table:formula="of:=[.I33]-[.F33]" office:value-type="float" office:value="340.892833224" calcext:value-type="float">
            <text:p>340.892833</text:p>
          </table:table-cell>
          <table:table-cell/>
          <table:table-cell office:value-type="float" office:value="-5105.9758758368" calcext:value-type="float">
            <text:p>-5105.9758758368</text:p>
          </table:table-cell>
          <table:table-cell table:style-name="ce1" office:value-type="float" office:value="-0.9444532752" calcext:value-type="float">
            <text:p>-0.944453</text:p>
          </table:table-cell>
          <table:table-cell table:formula="of:=[.L33]-[.F33]" office:value-type="float" office:value="340.9569146084" calcext:value-type="float">
            <text:p>340.956915</text:p>
          </table:table-cell>
          <table:table-cell table:formula="of:=[.M33]-[.G33]" office:value-type="float" office:value="0.0811019949999999" calcext:value-type="float">
            <text:p>0.081102</text:p>
          </table:table-cell>
        </table:table-row>
        <table:table-row table:style-name="ro1">
          <table:table-cell office:value-type="float" office:value="8883580" calcext:value-type="float">
            <text:p>8883580</text:p>
          </table:table-cell>
          <table:table-cell/>
          <table:table-cell table:style-name="ce12" office:value-type="float" office:value="-1362.9911678952" calcext:value-type="float">
            <text:p>-1,362.99116790</text:p>
          </table:table-cell>
          <table:table-cell/>
          <table:table-cell office:value-type="float" office:value="407.9705046117" calcext:value-type="float">
            <text:p>407.9705046117</text:p>
          </table:table-cell>
          <table:table-cell office:value-type="float" office:value="-5446.9261546957" calcext:value-type="float">
            <text:p>-5446.9261546957</text:p>
          </table:table-cell>
          <table:table-cell office:value-type="float" office:value="-1.0255529168" calcext:value-type="float">
            <text:p>-1.0255529168</text:p>
          </table:table-cell>
          <table:table-cell/>
          <table:table-cell office:value-type="float" office:value="-5106.0332590115" calcext:value-type="float">
            <text:p>-5106.0332590115</text:p>
          </table:table-cell>
          <table:table-cell table:formula="of:=[.I34]-[.F34]" office:value-type="float" office:value="340.892895684199" calcext:value-type="float">
            <text:p>340.892896</text:p>
          </table:table-cell>
          <table:table-cell/>
          <table:table-cell office:value-type="float" office:value="-5105.9691552066" calcext:value-type="float">
            <text:p>-5105.9691552066</text:p>
          </table:table-cell>
          <table:table-cell table:style-name="ce1" office:value-type="float" office:value="-0.9444513206" calcext:value-type="float">
            <text:p>-0.944451</text:p>
          </table:table-cell>
          <table:table-cell table:formula="of:=[.L34]-[.F34]" office:value-type="float" office:value="340.9569994891" calcext:value-type="float">
            <text:p>340.956999</text:p>
          </table:table-cell>
          <table:table-cell table:formula="of:=[.M34]-[.G34]" office:value-type="float" office:value="0.0811015961999999" calcext:value-type="float">
            <text:p>0.081102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8882050" calcext:value-type="float">
            <text:p>8882050</text:p>
          </table:table-cell>
          <table:table-cell/>
          <table:table-cell table:style-name="ce12" office:value-type="float" office:value="-1362.9910559203" calcext:value-type="float">
            <text:p>-1,362.99105592</text:p>
          </table:table-cell>
          <table:table-cell/>
          <table:table-cell office:value-type="float" office:value="407.9745321126" calcext:value-type="float">
            <text:p>407.9745321126</text:p>
          </table:table-cell>
          <table:table-cell office:value-type="float" office:value="-5446.9410364357" calcext:value-type="float">
            <text:p>-5446.9410364357</text:p>
          </table:table-cell>
          <table:table-cell office:value-type="float" office:value="-1.0255727226" calcext:value-type="float">
            <text:p>-1.0255727226</text:p>
          </table:table-cell>
          <table:table-cell/>
          <table:table-cell office:value-type="float" office:value="-5106.0486456273" calcext:value-type="float">
            <text:p>-5106.0486456273</text:p>
          </table:table-cell>
          <table:table-cell table:formula="of:=[.I36]-[.F36]" office:value-type="float" office:value="340.8923908084" calcext:value-type="float">
            <text:p>340.892391</text:p>
          </table:table-cell>
          <table:table-cell/>
          <table:table-cell office:value-type="float" office:value="-5105.9846622647" calcext:value-type="float">
            <text:p>-5105.9846622647</text:p>
          </table:table-cell>
          <table:table-cell table:style-name="ce1" office:value-type="float" office:value="-0.9444709057" calcext:value-type="float">
            <text:p>-0.944471</text:p>
          </table:table-cell>
          <table:table-cell table:formula="of:=[.L36]-[.F36]" office:value-type="float" office:value="340.956374171" calcext:value-type="float">
            <text:p>340.956374</text:p>
          </table:table-cell>
          <table:table-cell table:formula="of:=[.M36]-[.G36]" office:value-type="float" office:value="0.0811018169" calcext:value-type="float">
            <text:p>0.081102</text:p>
          </table:table-cell>
        </table:table-row>
        <table:table-row table:style-name="ro1">
          <table:table-cell office:value-type="float" office:value="8882080" calcext:value-type="float">
            <text:p>8882080</text:p>
          </table:table-cell>
          <table:table-cell/>
          <table:table-cell table:style-name="ce12" office:value-type="float" office:value="-1362.9910298839" calcext:value-type="float">
            <text:p>-1,362.99102988</text:p>
          </table:table-cell>
          <table:table-cell/>
          <table:table-cell table:style-name="ce13" office:value-type="float" office:value="407.9748850967" calcext:value-type="float">
            <text:p>407.974885097</text:p>
          </table:table-cell>
          <table:table-cell office:value-type="float" office:value="-5446.9494313703" calcext:value-type="float">
            <text:p>-5446.9494313703</text:p>
          </table:table-cell>
          <table:table-cell table:style-name="ce13" office:value-type="float" office:value="-1.0255707836" calcext:value-type="float">
            <text:p>-1.025570784</text:p>
          </table:table-cell>
          <table:table-cell/>
          <table:table-cell office:value-type="float" office:value="-5106.0573052519" calcext:value-type="float">
            <text:p>-5106.0573052519</text:p>
          </table:table-cell>
          <table:table-cell table:formula="of:=[.I37]-[.F37]" office:value-type="float" office:value="340.8921261184" calcext:value-type="float">
            <text:p>340.892126</text:p>
          </table:table-cell>
          <table:table-cell/>
          <table:table-cell table:style-name="ce1" office:value-type="float" office:value="-5105.9931192758" calcext:value-type="float">
            <text:p>-5105.993119</text:p>
          </table:table-cell>
          <table:table-cell table:style-name="ce1" office:value-type="float" office:value="-0.9444726462" calcext:value-type="float">
            <text:p>-0.944473</text:p>
          </table:table-cell>
          <table:table-cell table:formula="of:=[.L37]-[.F37]" office:value-type="float" office:value="340.956312094499" calcext:value-type="float">
            <text:p>340.956312</text:p>
          </table:table-cell>
          <table:table-cell table:formula="of:=[.M37]-[.G37]" office:value-type="float" office:value="0.0810981374000001" calcext:value-type="float">
            <text:p>0.081098</text:p>
          </table:table-cell>
        </table:table-row>
        <table:table-row table:style-name="ro1">
          <table:table-cell office:value-type="float" office:value="88820110" calcext:value-type="float">
            <text:p>88820110</text:p>
          </table:table-cell>
          <table:table-cell/>
          <table:table-cell table:style-name="ce12" office:value-type="float" office:value="-1362.9910261639" calcext:value-type="float">
            <text:p>-1,362.99102616</text:p>
          </table:table-cell>
          <table:table-cell/>
          <table:table-cell office:value-type="float" office:value="407.9749212538" calcext:value-type="float">
            <text:p>407.9749212538</text:p>
          </table:table-cell>
          <table:table-cell office:value-type="float" office:value="-5446.9527222379" calcext:value-type="float">
            <text:p>-5446.9527222379</text:p>
          </table:table-cell>
          <table:table-cell office:value-type="float" office:value="-1.0255705108" calcext:value-type="float">
            <text:p>-1.0255705108</text:p>
          </table:table-cell>
          <table:table-cell/>
          <table:table-cell office:value-type="float" office:value="-5106.0603910056" calcext:value-type="float">
            <text:p>-5106.0603910056</text:p>
          </table:table-cell>
          <table:table-cell table:formula="of:=[.I38]-[.F38]" office:value-type="float" office:value="340.8923312323" calcext:value-type="float">
            <text:p>340.892331</text:p>
          </table:table-cell>
          <table:table-cell/>
          <table:table-cell office:value-type="float" office:value="-5105.9964271056" calcext:value-type="float">
            <text:p>-5105.9964271056</text:p>
          </table:table-cell>
          <table:table-cell table:style-name="ce1" office:value-type="float" office:value="-0.9444730283" calcext:value-type="float">
            <text:p>-0.944473</text:p>
          </table:table-cell>
          <table:table-cell table:formula="of:=[.L38]-[.F38]" office:value-type="float" office:value="340.9562951323" calcext:value-type="float">
            <text:p>340.956295</text:p>
          </table:table-cell>
          <table:table-cell table:formula="of:=[.M38]-[.G38]" office:value-type="float" office:value="0.0810974824999999" calcext:value-type="float">
            <text:p>0.081097</text:p>
          </table:table-cell>
        </table:table-row>
        <table:table-row table:style-name="ro1">
          <table:table-cell office:value-type="float" office:value="88820150" calcext:value-type="float">
            <text:p>88820150</text:p>
          </table:table-cell>
          <table:table-cell/>
          <table:table-cell table:style-name="ce12" office:value-type="float" office:value="-1362.9910164631" calcext:value-type="float">
            <text:p>-1,362.99101646</text:p>
          </table:table-cell>
          <table:table-cell/>
          <table:table-cell office:value-type="float" office:value="407.9750565417" calcext:value-type="float">
            <text:p>407.9750565417</text:p>
          </table:table-cell>
          <table:table-cell office:value-type="float" office:value="-5446.9546865614" calcext:value-type="float">
            <text:p>-5446.9546865614</text:p>
          </table:table-cell>
          <table:table-cell office:value-type="float" office:value="-1.025570652" calcext:value-type="float">
            <text:p>-1.025570652</text:p>
          </table:table-cell>
          <table:table-cell/>
          <table:table-cell office:value-type="float" office:value="-5106.0624121595" calcext:value-type="float">
            <text:p>-5106.0624121595</text:p>
          </table:table-cell>
          <table:table-cell table:formula="of:=[.I39]-[.F39]" office:value-type="float" office:value="340.8922744019" calcext:value-type="float">
            <text:p>340.892274</text:p>
          </table:table-cell>
          <table:table-cell/>
          <table:table-cell office:value-type="float" office:value="-5105.9984253531" calcext:value-type="float">
            <text:p>-5105.9984253531</text:p>
          </table:table-cell>
          <table:table-cell table:style-name="ce1" office:value-type="float" office:value="-0.944473439" calcext:value-type="float">
            <text:p>-0.944473</text:p>
          </table:table-cell>
          <table:table-cell table:formula="of:=[.L39]-[.F39]" office:value-type="float" office:value="340.9562612083" calcext:value-type="float">
            <text:p>340.956261</text:p>
          </table:table-cell>
          <table:table-cell table:formula="of:=[.M39]-[.G39]" office:value-type="float" office:value="0.0810972130000001" calcext:value-type="float">
            <text:p>0.081097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8882080" calcext:value-type="float">
            <text:p>8882080</text:p>
          </table:table-cell>
          <table:table-cell/>
          <table:table-cell table:style-name="ce16" office:value-type="float" office:value="-1362.9910298839" calcext:value-type="float">
            <text:p>-1,362.991030</text:p>
          </table:table-cell>
          <table:table-cell table:style-name="ce16"/>
          <table:table-cell table:style-name="ce16" office:value-type="float" office:value="407.9748850967" calcext:value-type="float">
            <text:p>407.974885</text:p>
          </table:table-cell>
          <table:table-cell table:style-name="ce16" office:value-type="float" office:value="-5446.9494313703" calcext:value-type="float">
            <text:p>-5,446.949431</text:p>
          </table:table-cell>
          <table:table-cell table:style-name="ce16" office:value-type="float" office:value="-1.0255707836" calcext:value-type="float">
            <text:p>-1.025571</text:p>
          </table:table-cell>
          <table:table-cell table:style-name="ce16"/>
          <table:table-cell table:style-name="ce16" office:value-type="float" office:value="-5106.0573052519" calcext:value-type="float">
            <text:p>-5,106.057305</text:p>
          </table:table-cell>
          <table:table-cell table:style-name="ce16" table:formula="of:=[.I42]-[.F42]" office:value-type="float" office:value="340.8921261184" calcext:value-type="float">
            <text:p>340.892126</text:p>
          </table:table-cell>
          <table:table-cell table:style-name="ce16"/>
          <table:table-cell table:style-name="ce16" office:value-type="float" office:value="-5105.9931192758" calcext:value-type="float">
            <text:p>-5,105.993119</text:p>
          </table:table-cell>
          <table:table-cell table:style-name="ce16" office:value-type="float" office:value="-0.9444726462" calcext:value-type="float">
            <text:p>-0.944473</text:p>
          </table:table-cell>
          <table:table-cell table:style-name="ce16" table:formula="of:=[.L42]-[.F42]" office:value-type="float" office:value="340.956312094499" calcext:value-type="float">
            <text:p>340.956312</text:p>
          </table:table-cell>
          <table:table-cell table:style-name="ce16" table:formula="of:=[.M42]-[.G42]" office:value-type="float" office:value="0.0810981374000001" calcext:value-type="float">
            <text:p>0.081098</text:p>
          </table:table-cell>
        </table:table-row>
        <table:table-row table:style-name="ro1">
          <table:table-cell office:value-type="string" calcext:value-type="string">
            <text:p>Setinf 30 16</text:p>
          </table:table-cell>
          <table:table-cell/>
          <table:table-cell table:style-name="ce16" office:value-type="float" office:value="-1362.9908714039" calcext:value-type="float">
            <text:p>-1,362.990871</text:p>
          </table:table-cell>
          <table:table-cell table:style-name="ce16"/>
          <table:table-cell table:style-name="ce16" office:value-type="float" office:value="407.9740322828" calcext:value-type="float">
            <text:p>407.974032</text:p>
          </table:table-cell>
          <table:table-cell table:style-name="ce16" office:value-type="float" office:value="-5446.933026375" calcext:value-type="float">
            <text:p>-5,446.933026</text:p>
          </table:table-cell>
          <table:table-cell table:style-name="ce16" office:value-type="float" office:value="-1.0256589378" calcext:value-type="float">
            <text:p>-1.025659</text:p>
          </table:table-cell>
          <table:table-cell table:style-name="ce16"/>
          <table:table-cell table:style-name="ce16" office:value-type="float" office:value="-5106.0407870853" calcext:value-type="float">
            <text:p>-5,106.040787</text:p>
          </table:table-cell>
          <table:table-cell table:style-name="ce16" table:formula="of:=[.I43]-[.F43]" office:value-type="float" office:value="340.8922392897" calcext:value-type="float">
            <text:p>340.892239</text:p>
          </table:table-cell>
          <table:table-cell table:style-name="ce16"/>
          <table:table-cell table:style-name="ce16" office:value-type="float" office:value="-5105.9768797319" calcext:value-type="float">
            <text:p>-5,105.976880</text:p>
          </table:table-cell>
          <table:table-cell table:style-name="ce16" office:value-type="float" office:value="-0.9444740767" calcext:value-type="float">
            <text:p>-0.944474</text:p>
          </table:table-cell>
          <table:table-cell table:style-name="ce16" table:formula="of:=[.L43]-[.F43]" office:value-type="float" office:value="340.9561466431" calcext:value-type="float">
            <text:p>340.956147</text:p>
          </table:table-cell>
          <table:table-cell table:style-name="ce16" table:formula="of:=[.M43]-[.G43]" office:value-type="float" office:value="0.0811848611" calcext:value-type="float">
            <text:p>0.081185</text:p>
          </table:table-cell>
        </table:table-row>
        <table:table-row table:style-name="ro1">
          <table:table-cell office:value-type="string" calcext:value-type="string">
            <text:p>Setinf 30 18</text:p>
          </table:table-cell>
          <table:table-cell/>
          <table:table-cell table:style-name="ce16" office:value-type="float" office:value="-1362.9909707986" calcext:value-type="float">
            <text:p>-1,362.990971</text:p>
          </table:table-cell>
          <table:table-cell table:style-name="ce16"/>
          <table:table-cell table:style-name="ce16" office:value-type="float" office:value="407.9742863879" calcext:value-type="float">
            <text:p>407.974286</text:p>
          </table:table-cell>
          <table:table-cell table:style-name="ce16" office:value-type="float" office:value="-5446.9382912361" calcext:value-type="float">
            <text:p>-5,446.938291</text:p>
          </table:table-cell>
          <table:table-cell table:style-name="ce16" office:value-type="float" office:value="-1.0256402085" calcext:value-type="float">
            <text:p>-1.025640</text:p>
          </table:table-cell>
          <table:table-cell table:style-name="ce16"/>
          <table:table-cell table:style-name="ce16" office:value-type="float" office:value="-5106.0459802709" calcext:value-type="float">
            <text:p>-5,106.045980</text:p>
          </table:table-cell>
          <table:table-cell table:style-name="ce16" table:formula="of:=[.I44]-[.F44]" office:value-type="float" office:value="340.8923109652" calcext:value-type="float">
            <text:p>340.892311</text:p>
          </table:table-cell>
          <table:table-cell table:style-name="ce16"/>
          <table:table-cell table:style-name="ce16" office:value-type="float" office:value="-5105.9820673955" calcext:value-type="float">
            <text:p>-5,105.982067</text:p>
          </table:table-cell>
          <table:table-cell table:style-name="ce16" office:value-type="float" office:value="-0.9444646919" calcext:value-type="float">
            <text:p>-0.944465</text:p>
          </table:table-cell>
          <table:table-cell table:style-name="ce16" table:formula="of:=[.L44]-[.F44]" office:value-type="float" office:value="340.9562238406" calcext:value-type="float">
            <text:p>340.956224</text:p>
          </table:table-cell>
          <table:table-cell table:style-name="ce16" table:formula="of:=[.M44]-[.G44]" office:value-type="float" office:value="0.0811755166" calcext:value-type="float">
            <text:p>0.081176</text:p>
          </table:table-cell>
        </table:table-row>
        <table:table-row table:style-name="ro1">
          <table:table-cell office:value-type="string" calcext:value-type="string">
            <text:p>Setinf 30 20</text:p>
          </table:table-cell>
          <table:table-cell/>
          <table:table-cell table:style-name="ce16" office:value-type="float" office:value="-1362.9909523228" calcext:value-type="float">
            <text:p>-1,362.990952</text:p>
          </table:table-cell>
          <table:table-cell table:style-name="ce16"/>
          <table:table-cell table:style-name="ce16" office:value-type="float" office:value="407.9742608685" calcext:value-type="float">
            <text:p>407.974261</text:p>
          </table:table-cell>
          <table:table-cell table:style-name="ce16" office:value-type="float" office:value="-5446.9367555638" calcext:value-type="float">
            <text:p>-5,446.936756</text:p>
          </table:table-cell>
          <table:table-cell table:style-name="ce16" office:value-type="float" office:value="-1.0256441578" calcext:value-type="float">
            <text:p>-1.025644</text:p>
          </table:table-cell>
          <table:table-cell table:style-name="ce16"/>
          <table:table-cell table:style-name="ce16" office:value-type="float" office:value="-5106.0445433911" calcext:value-type="float">
            <text:p>-5,106.044543</text:p>
          </table:table-cell>
          <table:table-cell table:style-name="ce16" table:formula="of:=[.I45]-[.F45]" office:value-type="float" office:value="340.8922121727" calcext:value-type="float">
            <text:p>340.892212</text:p>
          </table:table-cell>
          <table:table-cell table:style-name="ce16"/>
          <table:table-cell table:style-name="ce16" office:value-type="float" office:value="-5105.9805599396" calcext:value-type="float">
            <text:p>-5,105.980560</text:p>
          </table:table-cell>
          <table:table-cell table:style-name="ce16" office:value-type="float" office:value="-0.9444649146" calcext:value-type="float">
            <text:p>-0.944465</text:p>
          </table:table-cell>
          <table:table-cell table:style-name="ce16" table:formula="of:=[.L45]-[.F45]" office:value-type="float" office:value="340.9561956242" calcext:value-type="float">
            <text:p>340.956196</text:p>
          </table:table-cell>
          <table:table-cell table:style-name="ce16" table:formula="of:=[.M45]-[.G45]" office:value-type="float" office:value="0.0811792431999999" calcext:value-type="float">
            <text:p>0.081179</text:p>
          </table:table-cell>
        </table:table-row>
        <table:table-row table:style-name="ro1">
          <table:table-cell office:value-type="string" calcext:value-type="string">
            <text:p>Setinf 30 22</text:p>
          </table:table-cell>
          <table:table-cell/>
          <table:table-cell table:style-name="ce16" office:value-type="float" office:value="-1362.9910072598" calcext:value-type="float">
            <text:p>-1,362.991007</text:p>
          </table:table-cell>
          <table:table-cell table:style-name="ce16"/>
          <table:table-cell table:style-name="ce16" office:value-type="float" office:value="407.9743932999" calcext:value-type="float">
            <text:p>407.974393</text:p>
          </table:table-cell>
          <table:table-cell table:style-name="ce16" office:value-type="float" office:value="-5446.9217578865" calcext:value-type="float">
            <text:p>-5,446.921758</text:p>
          </table:table-cell>
          <table:table-cell table:style-name="ce16" office:value-type="float" office:value="-1.0256326181" calcext:value-type="float">
            <text:p>-1.025633</text:p>
          </table:table-cell>
          <table:table-cell table:style-name="ce16"/>
          <table:table-cell table:style-name="ce16" office:value-type="float" office:value="-5106.0294768458" calcext:value-type="float">
            <text:p>-5,106.029477</text:p>
          </table:table-cell>
          <table:table-cell table:style-name="ce16" table:formula="of:=[.I46]-[.F46]" office:value-type="float" office:value="340.8922810407" calcext:value-type="float">
            <text:p>340.892281</text:p>
          </table:table-cell>
          <table:table-cell table:style-name="ce16"/>
          <table:table-cell table:style-name="ce16" office:value-type="float" office:value="-5105.9655171786" calcext:value-type="float">
            <text:p>-5,105.965517</text:p>
          </table:table-cell>
          <table:table-cell table:style-name="ce16" office:value-type="float" office:value="-0.9444591072" calcext:value-type="float">
            <text:p>-0.944459</text:p>
          </table:table-cell>
          <table:table-cell table:style-name="ce16" table:formula="of:=[.L46]-[.F46]" office:value-type="float" office:value="340.9562407079" calcext:value-type="float">
            <text:p>340.956241</text:p>
          </table:table-cell>
          <table:table-cell table:style-name="ce16" table:formula="of:=[.M46]-[.G46]" office:value-type="float" office:value="0.0811735108999999" calcext:value-type="float">
            <text:p>0.081174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8882080" calcext:value-type="float">
            <text:p>8882080</text:p>
          </table:table-cell>
          <table:table-cell/>
          <table:table-cell table:style-name="ce16" office:value-type="float" office:value="-1362.9910298839" calcext:value-type="float">
            <text:p>-1,362.991030</text:p>
          </table:table-cell>
          <table:table-cell table:style-name="ce16"/>
          <table:table-cell table:style-name="ce16" office:value-type="float" office:value="407.9748850967" calcext:value-type="float">
            <text:p>407.974885</text:p>
          </table:table-cell>
          <table:table-cell table:style-name="ce16" office:value-type="float" office:value="-5446.9494313703" calcext:value-type="float">
            <text:p>-5,446.949431</text:p>
          </table:table-cell>
          <table:table-cell table:style-name="ce16" office:value-type="float" office:value="-1.0255707836" calcext:value-type="float">
            <text:p>-1.025571</text:p>
          </table:table-cell>
          <table:table-cell table:style-name="ce16"/>
          <table:table-cell table:style-name="ce16" office:value-type="float" office:value="-5106.0573052519" calcext:value-type="float">
            <text:p>-5,106.057305</text:p>
          </table:table-cell>
          <table:table-cell table:style-name="ce16" table:formula="of:=[.I48]-[.F48]" office:value-type="float" office:value="340.8921261184" calcext:value-type="float">
            <text:p>340.892126</text:p>
          </table:table-cell>
          <table:table-cell table:style-name="ce16"/>
          <table:table-cell table:style-name="ce16" office:value-type="float" office:value="-5105.9931192758" calcext:value-type="float">
            <text:p>-5,105.993119</text:p>
          </table:table-cell>
          <table:table-cell table:style-name="ce16" office:value-type="float" office:value="-0.9444726462" calcext:value-type="float">
            <text:p>-0.944473</text:p>
          </table:table-cell>
          <table:table-cell table:style-name="ce16" table:formula="of:=[.L48]-[.F48]" office:value-type="float" office:value="340.956312094499" calcext:value-type="float">
            <text:p>340.956312</text:p>
          </table:table-cell>
          <table:table-cell table:style-name="ce16" table:formula="of:=[.M48]-[.G48]" office:value-type="float" office:value="0.0810981374000001" calcext:value-type="float">
            <text:p>0.081098</text:p>
          </table:table-cell>
        </table:table-row>
        <table:table-row table:style-name="ro1">
          <table:table-cell office:value-type="string" calcext:value-type="string">
            <text:p>Setinf 26 20</text:p>
          </table:table-cell>
          <table:table-cell/>
          <table:table-cell table:style-name="ce16" office:value-type="float" office:value="-1362.9910058066" calcext:value-type="float">
            <text:p>-1,362.991006</text:p>
          </table:table-cell>
          <table:table-cell table:style-name="ce16"/>
          <table:table-cell table:style-name="ce16" office:value-type="float" office:value="407.9744258087" calcext:value-type="float">
            <text:p>407.974426</text:p>
          </table:table-cell>
          <table:table-cell table:style-name="ce16" office:value-type="float" office:value="-5446.940410945" calcext:value-type="float">
            <text:p>-5,446.940411</text:p>
          </table:table-cell>
          <table:table-cell table:style-name="ce16" office:value-type="float" office:value="-1.0256214024" calcext:value-type="float">
            <text:p>-1.025621</text:p>
          </table:table-cell>
          <table:table-cell table:style-name="ce16"/>
          <table:table-cell table:style-name="ce16" office:value-type="float" office:value="-5106.0480614045" calcext:value-type="float">
            <text:p>-5,106.048061</text:p>
          </table:table-cell>
          <table:table-cell table:style-name="ce16" table:formula="of:=[.I49]-[.F49]" office:value-type="float" office:value="340.8923495405" calcext:value-type="float">
            <text:p>340.892350</text:p>
          </table:table-cell>
          <table:table-cell table:style-name="ce16"/>
          <table:table-cell table:style-name="ce16" office:value-type="float" office:value="-5105.9841807712" calcext:value-type="float">
            <text:p>-5,105.984181</text:p>
          </table:table-cell>
          <table:table-cell table:style-name="ce16" office:value-type="float" office:value="-0.9444554837" calcext:value-type="float">
            <text:p>-0.944455</text:p>
          </table:table-cell>
          <table:table-cell table:style-name="ce16" table:formula="of:=[.L49]-[.F49]" office:value-type="float" office:value="340.9562301738" calcext:value-type="float">
            <text:p>340.956230</text:p>
          </table:table-cell>
          <table:table-cell table:style-name="ce16" table:formula="of:=[.M49]-[.G49]" office:value-type="float" office:value="0.0811659187000001" calcext:value-type="float">
            <text:p>0.081166</text:p>
          </table:table-cell>
        </table:table-row>
        <table:table-row table:style-name="ro1">
          <table:table-cell office:value-type="string" calcext:value-type="string">
            <text:p>Setinf 28 20</text:p>
          </table:table-cell>
          <table:table-cell/>
          <table:table-cell table:style-name="ce16" office:value-type="float" office:value="-1362.9909954729" calcext:value-type="float">
            <text:p>-1,362.990995</text:p>
          </table:table-cell>
          <table:table-cell table:style-name="ce16"/>
          <table:table-cell table:style-name="ce16" office:value-type="float" office:value="407.9743662955" calcext:value-type="float">
            <text:p>407.974366</text:p>
          </table:table-cell>
          <table:table-cell table:style-name="ce16" office:value-type="float" office:value="-5446.937951702" calcext:value-type="float">
            <text:p>-5,446.937952</text:p>
          </table:table-cell>
          <table:table-cell table:style-name="ce16" office:value-type="float" office:value="-1.0256276351" calcext:value-type="float">
            <text:p>-1.025628</text:p>
          </table:table-cell>
          <table:table-cell table:style-name="ce16"/>
          <table:table-cell table:style-name="ce16" office:value-type="float" office:value="-5106.0455930164" calcext:value-type="float">
            <text:p>-5,106.045593</text:p>
          </table:table-cell>
          <table:table-cell table:style-name="ce16" table:formula="of:=[.I50]-[.F50]" office:value-type="float" office:value="340.8923586856" calcext:value-type="float">
            <text:p>340.892359</text:p>
          </table:table-cell>
          <table:table-cell table:style-name="ce16"/>
          <table:table-cell table:style-name="ce16" office:value-type="float" office:value="-5105.9817250991" calcext:value-type="float">
            <text:p>-5,105.981725</text:p>
          </table:table-cell>
          <table:table-cell table:style-name="ce16" office:value-type="float" office:value="-0.9444603313" calcext:value-type="float">
            <text:p>-0.944460</text:p>
          </table:table-cell>
          <table:table-cell table:style-name="ce16" table:formula="of:=[.L50]-[.F50]" office:value-type="float" office:value="340.9562266029" calcext:value-type="float">
            <text:p>340.956227</text:p>
          </table:table-cell>
          <table:table-cell table:style-name="ce16" table:formula="of:=[.M50]-[.G50]" office:value-type="float" office:value="0.0811673038" calcext:value-type="float">
            <text:p>0.081167</text:p>
          </table:table-cell>
        </table:table-row>
        <table:table-row table:style-name="ro1">
          <table:table-cell office:value-type="string" calcext:value-type="string">
            <text:p>Setinf 30 20</text:p>
          </table:table-cell>
          <table:table-cell/>
          <table:table-cell table:style-name="ce16" office:value-type="float" office:value="-1362.9909523228" calcext:value-type="float">
            <text:p>-1,362.990952</text:p>
          </table:table-cell>
          <table:table-cell table:style-name="ce16"/>
          <table:table-cell table:style-name="ce16" office:value-type="float" office:value="407.9742608685" calcext:value-type="float">
            <text:p>407.974261</text:p>
          </table:table-cell>
          <table:table-cell table:style-name="ce16" office:value-type="float" office:value="-5446.9367555638" calcext:value-type="float">
            <text:p>-5,446.936756</text:p>
          </table:table-cell>
          <table:table-cell table:style-name="ce16" office:value-type="float" office:value="-1.0256441578" calcext:value-type="float">
            <text:p>-1.025644</text:p>
          </table:table-cell>
          <table:table-cell table:style-name="ce16"/>
          <table:table-cell table:style-name="ce16" office:value-type="float" office:value="-5106.0445433911" calcext:value-type="float">
            <text:p>-5,106.044543</text:p>
          </table:table-cell>
          <table:table-cell table:style-name="ce16" table:formula="of:=[.I51]-[.F51]" office:value-type="float" office:value="340.8922121727" calcext:value-type="float">
            <text:p>340.892212</text:p>
          </table:table-cell>
          <table:table-cell table:style-name="ce16"/>
          <table:table-cell table:style-name="ce16" office:value-type="float" office:value="-5105.9805599396" calcext:value-type="float">
            <text:p>-5,105.980560</text:p>
          </table:table-cell>
          <table:table-cell table:style-name="ce16" office:value-type="float" office:value="-0.9444649146" calcext:value-type="float">
            <text:p>-0.944465</text:p>
          </table:table-cell>
          <table:table-cell table:style-name="ce16" table:formula="of:=[.L51]-[.F51]" office:value-type="float" office:value="340.9561956242" calcext:value-type="float">
            <text:p>340.956196</text:p>
          </table:table-cell>
          <table:table-cell table:style-name="ce16" table:formula="of:=[.M51]-[.G51]" office:value-type="float" office:value="0.0811792431999999" calcext:value-type="float">
            <text:p>0.081179</text:p>
          </table:table-cell>
        </table:table-row>
        <table:table-row table:style-name="ro1">
          <table:table-cell office:value-type="string" calcext:value-type="string">
            <text:p>Setinf 32 20</text:p>
          </table:table-cell>
          <table:table-cell/>
          <table:table-cell table:style-name="ce16" office:value-type="float" office:value="-1362.9909608947" calcext:value-type="float">
            <text:p>-1,362.990961</text:p>
          </table:table-cell>
          <table:table-cell table:style-name="ce16"/>
          <table:table-cell table:style-name="ce16" office:value-type="float" office:value="407.9743465718" calcext:value-type="float">
            <text:p>407.974347</text:p>
          </table:table-cell>
          <table:table-cell table:style-name="ce16" office:value-type="float" office:value="-5446.9434138337" calcext:value-type="float">
            <text:p>-5,446.943414</text:p>
          </table:table-cell>
          <table:table-cell table:style-name="ce16" office:value-type="float" office:value="-1.0256389687" calcext:value-type="float">
            <text:p>-1.025639</text:p>
          </table:table-cell>
          <table:table-cell table:style-name="ce16"/>
          <table:table-cell table:style-name="ce16" office:value-type="float" office:value="-5106.0511533675" calcext:value-type="float">
            <text:p>-5,106.051153</text:p>
          </table:table-cell>
          <table:table-cell table:style-name="ce16" table:formula="of:=[.I52]-[.F52]" office:value-type="float" office:value="340.8922604662" calcext:value-type="float">
            <text:p>340.892260</text:p>
          </table:table-cell>
          <table:table-cell table:style-name="ce16"/>
          <table:table-cell table:style-name="ce16" office:value-type="float" office:value="-5105.9872200964" calcext:value-type="float">
            <text:p>-5,105.987220</text:p>
          </table:table-cell>
          <table:table-cell table:style-name="ce16" office:value-type="float" office:value="-0.9444616831" calcext:value-type="float">
            <text:p>-0.944462</text:p>
          </table:table-cell>
          <table:table-cell table:style-name="ce16" table:formula="of:=[.L52]-[.F52]" office:value-type="float" office:value="340.9561937373" calcext:value-type="float">
            <text:p>340.956194</text:p>
          </table:table-cell>
          <table:table-cell table:style-name="ce16" table:formula="of:=[.M52]-[.G52]" office:value-type="float" office:value="0.0811772856" calcext:value-type="float">
            <text:p>0.081177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010102080" calcext:value-type="float">
            <text:p>1010102080</text:p>
          </table:table-cell>
          <table:table-cell/>
          <table:table-cell table:style-name="ce12" office:value-type="float" office:value="-1362.9906991259" calcext:value-type="float">
            <text:p>-1,362.99069913</text:p>
          </table:table-cell>
          <table:table-cell/>
          <table:table-cell office:value-type="float" office:value="407.9747757191" calcext:value-type="float">
            <text:p>407.9747757191</text:p>
          </table:table-cell>
          <table:table-cell office:value-type="float" office:value="-5446.9461361136" calcext:value-type="float">
            <text:p>-5446.9461361136</text:p>
          </table:table-cell>
          <table:table-cell office:value-type="float" office:value="-1.0255714225" calcext:value-type="float">
            <text:p>-1.0255714225</text:p>
          </table:table-cell>
          <table:table-cell/>
          <table:table-cell office:value-type="float" office:value="-5106.0539795661" calcext:value-type="float">
            <text:p>-5106.0539795661</text:p>
          </table:table-cell>
          <table:table-cell table:formula="of:=[.I55]-[.F55]" office:value-type="float" office:value="340.8921565475" calcext:value-type="float">
            <text:p>340.892157</text:p>
          </table:table-cell>
          <table:table-cell/>
          <table:table-cell office:value-type="float" office:value="-5105.9899815223" calcext:value-type="float">
            <text:p>-5105.9899815223</text:p>
          </table:table-cell>
          <table:table-cell table:style-name="ce1" office:value-type="float" office:value="-0.9444758428" calcext:value-type="float">
            <text:p>-0.944476</text:p>
          </table:table-cell>
          <table:table-cell table:formula="of:=[.L55]-[.F55]" office:value-type="float" office:value="340.9561545913" calcext:value-type="float">
            <text:p>340.956155</text:p>
          </table:table-cell>
          <table:table-cell table:formula="of:=[.M55]-[.G55]" office:value-type="float" office:value="0.0810955797000001" calcext:value-type="float">
            <text:p>0.081096</text:p>
          </table:table-cell>
        </table:table-row>
        <table:table-row table:style-name="ro1">
          <table:table-cell office:value-type="float" office:value="1010103080" calcext:value-type="float">
            <text:p>1010103080</text:p>
          </table:table-cell>
          <table:table-cell/>
          <table:table-cell office:value-type="float" office:value="-1362.9908221842" calcext:value-type="float">
            <text:p>-1362.9908221842</text:p>
          </table:table-cell>
          <table:table-cell/>
          <table:table-cell office:value-type="float" office:value="407.9709709168" calcext:value-type="float">
            <text:p>407.9709709168</text:p>
          </table:table-cell>
          <table:table-cell office:value-type="float" office:value="-5446.916136351" calcext:value-type="float">
            <text:p>-5446.916136351</text:p>
          </table:table-cell>
          <table:table-cell office:value-type="float" office:value="-1.0255543743" calcext:value-type="float">
            <text:p>-1.0255543743</text:p>
          </table:table-cell>
          <table:table-cell/>
          <table:table-cell office:value-type="float" office:value="-5106.0234599966" calcext:value-type="float">
            <text:p>-5106.0234599966</text:p>
          </table:table-cell>
          <table:table-cell table:formula="of:=[.I56]-[.F56]" office:value-type="float" office:value="340.8926763544" calcext:value-type="float">
            <text:p>340.892676</text:p>
          </table:table-cell>
          <table:table-cell/>
          <table:table-cell office:value-type="float" office:value="-5105.9593786008" calcext:value-type="float">
            <text:p>-5105.9593786008</text:p>
          </table:table-cell>
          <table:table-cell office:value-type="float" office:value="-0.9444549689" calcext:value-type="float">
            <text:p>-0.9444549689</text:p>
          </table:table-cell>
          <table:table-cell table:formula="of:=[.L56]-[.F56]" office:value-type="float" office:value="340.9567577502" calcext:value-type="float">
            <text:p>340.956758</text:p>
          </table:table-cell>
          <table:table-cell table:formula="of:=[.M56]-[.G56]" office:value-type="float" office:value="0.0810994053999999" calcext:value-type="float">
            <text:p>0.081099</text:p>
          </table:table-cell>
        </table:table-row>
        <table:table-row table:style-name="ro1">
          <table:table-cell office:value-type="float" office:value="10101030100" calcext:value-type="float">
            <text:p>10101030100</text:p>
          </table:table-cell>
          <table:table-cell/>
          <table:table-cell office:value-type="float" office:value="-1362.9908211404" calcext:value-type="float">
            <text:p>-1362.9908211404</text:p>
          </table:table-cell>
          <table:table-cell/>
          <table:table-cell office:value-type="float" office:value="407.9709911656" calcext:value-type="float">
            <text:p>407.9709911656</text:p>
          </table:table-cell>
          <table:table-cell office:value-type="float" office:value="-5446.9170540068" calcext:value-type="float">
            <text:p>-5446.9170540068</text:p>
          </table:table-cell>
          <table:table-cell office:value-type="float" office:value="-1.0255540521" calcext:value-type="float">
            <text:p>-1.0255540521</text:p>
          </table:table-cell>
          <table:table-cell/>
          <table:table-cell office:value-type="float" office:value="-5106.0244219641" calcext:value-type="float">
            <text:p>-5106.0244219641</text:p>
          </table:table-cell>
          <table:table-cell table:formula="of:=[.I57]-[.F57]" office:value-type="float" office:value="340.8926320427" calcext:value-type="float">
            <text:p>340.892632</text:p>
          </table:table-cell>
          <table:table-cell/>
          <table:table-cell office:value-type="float" office:value="-5105.9603029285" calcext:value-type="float">
            <text:p>-5105.9603029285</text:p>
          </table:table-cell>
          <table:table-cell office:value-type="float" office:value="-0.9444550386" calcext:value-type="float">
            <text:p>-0.9444550386</text:p>
          </table:table-cell>
          <table:table-cell table:formula="of:=[.L57]-[.F57]" office:value-type="float" office:value="340.9567510783" calcext:value-type="float">
            <text:p>340.956751</text:p>
          </table:table-cell>
          <table:table-cell table:formula="of:=[.M57]-[.G57]" office:value-type="float" office:value="0.0810990134999999" calcext:value-type="float">
            <text:p>0.081099</text:p>
          </table:table-cell>
        </table:table-row>
        <table:table-row table:style-name="ro1">
          <table:table-cell office:value-type="float" office:value="10101030120" calcext:value-type="float">
            <text:p>10101030120</text:p>
          </table:table-cell>
          <table:table-cell/>
          <table:table-cell office:value-type="float" office:value="-1362.9908094434" calcext:value-type="float">
            <text:p>-1362.9908094434</text:p>
          </table:table-cell>
          <table:table-cell/>
          <table:table-cell office:value-type="float" office:value="407.9711359413" calcext:value-type="float">
            <text:p>407.9711359413</text:p>
          </table:table-cell>
          <table:table-cell office:value-type="float" office:value="-5446.9158096226" calcext:value-type="float">
            <text:p>-5446.9158096226</text:p>
          </table:table-cell>
          <table:table-cell office:value-type="float" office:value="-1.0255531931" calcext:value-type="float">
            <text:p>-1.0255531931</text:p>
          </table:table-cell>
          <table:table-cell/>
          <table:table-cell office:value-type="float" office:value="-5106.0231989774" calcext:value-type="float">
            <text:p>-5106.0231989774</text:p>
          </table:table-cell>
          <table:table-cell table:formula="of:=[.I58]-[.F58]" office:value-type="float" office:value="340.8926106452" calcext:value-type="float">
            <text:p>340.892611</text:p>
          </table:table-cell>
          <table:table-cell/>
          <table:table-cell office:value-type="float" office:value="-5105.9590983516" calcext:value-type="float">
            <text:p>-5105.9590983516</text:p>
          </table:table-cell>
          <table:table-cell office:value-type="float" office:value="-0.9444552888" calcext:value-type="float">
            <text:p>-0.9444552888</text:p>
          </table:table-cell>
          <table:table-cell table:formula="of:=[.L58]-[.F58]" office:value-type="float" office:value="340.956711271" calcext:value-type="float">
            <text:p>340.956711</text:p>
          </table:table-cell>
          <table:table-cell table:formula="of:=[.M58]-[.G58]" office:value-type="float" office:value="0.0810979043" calcext:value-type="float">
            <text:p>0.081098</text:p>
          </table:table-cell>
        </table:table-row>
        <table:table-row table:style-name="ro1">
          <table:table-cell office:value-type="float" office:value="10101030140" calcext:value-type="float">
            <text:p>10101030140</text:p>
          </table:table-cell>
          <table:table-cell/>
          <table:table-cell office:value-type="float" office:value="-1362.9908068899" calcext:value-type="float">
            <text:p>-1362.9908068899</text:p>
          </table:table-cell>
          <table:table-cell/>
          <table:table-cell office:value-type="float" office:value="407.9711725574" calcext:value-type="float">
            <text:p>407.9711725574</text:p>
          </table:table-cell>
          <table:table-cell office:value-type="float" office:value="-5446.9209711737" calcext:value-type="float">
            <text:p>-5446.9209711737</text:p>
          </table:table-cell>
          <table:table-cell office:value-type="float" office:value="-1.0255536287" calcext:value-type="float">
            <text:p>-1.0255536287</text:p>
          </table:table-cell>
          <table:table-cell/>
          <table:table-cell office:value-type="float" office:value="-5106.0283495789" calcext:value-type="float">
            <text:p>-5106.0283495789</text:p>
          </table:table-cell>
          <table:table-cell table:formula="of:=[.I59]-[.F59]" office:value-type="float" office:value="340.8926215948" calcext:value-type="float">
            <text:p>340.892622</text:p>
          </table:table-cell>
          <table:table-cell/>
          <table:table-cell office:value-type="float" office:value="-5105.9642689547" calcext:value-type="float">
            <text:p>-5105.9642689547</text:p>
          </table:table-cell>
          <table:table-cell office:value-type="float" office:value="-0.9444557327" calcext:value-type="float">
            <text:p>-0.9444557327</text:p>
          </table:table-cell>
          <table:table-cell table:formula="of:=[.L59]-[.F59]" office:value-type="float" office:value="340.956702219" calcext:value-type="float">
            <text:p>340.956702</text:p>
          </table:table-cell>
          <table:table-cell table:formula="of:=[.M59]-[.G59]" office:value-type="float" office:value="0.0810978959999999" calcext:value-type="float">
            <text:p>0.081098</text:p>
          </table:table-cell>
        </table:table-row>
        <table:table-row table:style-name="ro1">
          <table:table-cell office:value-type="float" office:value="10101030160" calcext:value-type="float">
            <text:p>10101030160</text:p>
          </table:table-cell>
          <table:table-cell/>
          <table:table-cell office:value-type="float" office:value="-1362.9908068946" calcext:value-type="float">
            <text:p>-1362.9908068946</text:p>
          </table:table-cell>
          <table:table-cell/>
          <table:table-cell office:value-type="float" office:value="407.9711673298" calcext:value-type="float">
            <text:p>407.9711673298</text:p>
          </table:table-cell>
          <table:table-cell office:value-type="float" office:value="-5446.9215130825" calcext:value-type="float">
            <text:p>-5446.9215130825</text:p>
          </table:table-cell>
          <table:table-cell office:value-type="float" office:value="-1.0255536909" calcext:value-type="float">
            <text:p>-1.0255536909</text:p>
          </table:table-cell>
          <table:table-cell/>
          <table:table-cell office:value-type="float" office:value="-5106.0288876311" calcext:value-type="float">
            <text:p>-5106.0288876311</text:p>
          </table:table-cell>
          <table:table-cell table:formula="of:=[.I60]-[.F60]" office:value-type="float" office:value="340.8926254514" calcext:value-type="float">
            <text:p>340.892625</text:p>
          </table:table-cell>
          <table:table-cell/>
          <table:table-cell office:value-type="float" office:value="-5105.9648086332" calcext:value-type="float">
            <text:p>-5105.9648086332</text:p>
          </table:table-cell>
          <table:table-cell office:value-type="float" office:value="-0.94445583" calcext:value-type="float">
            <text:p>-0.94445583</text:p>
          </table:table-cell>
          <table:table-cell table:formula="of:=[.L60]-[.F60]" office:value-type="float" office:value="340.9567044493" calcext:value-type="float">
            <text:p>340.956704</text:p>
          </table:table-cell>
          <table:table-cell table:formula="of:=[.M60]-[.G60]" office:value-type="float" office:value="0.0810978609" calcext:value-type="float">
            <text:p>0.081098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8883080" calcext:value-type="float">
            <text:p>8883080</text:p>
          </table:table-cell>
          <table:table-cell/>
          <table:table-cell table:style-name="ce12" office:value-type="float" office:value="-1362.9911537201" calcext:value-type="float">
            <text:p>-1,362.99115372</text:p>
          </table:table-cell>
          <table:table-cell/>
          <table:table-cell office:value-type="float" office:value="407.9711012183" calcext:value-type="float">
            <text:p>407.9711012183</text:p>
          </table:table-cell>
          <table:table-cell office:value-type="float" office:value="-5446.9327904452" calcext:value-type="float">
            <text:p>-5446.9327904452</text:p>
          </table:table-cell>
          <table:table-cell office:value-type="float" office:value="-1.0255552702" calcext:value-type="float">
            <text:p>-1.0255552702</text:p>
          </table:table-cell>
          <table:table-cell/>
          <table:table-cell office:value-type="float" office:value="-5106.0399572212" calcext:value-type="float">
            <text:p>-5106.0399572212</text:p>
          </table:table-cell>
          <table:table-cell table:formula="of:=[.I62]-[.F62]" office:value-type="float" office:value="340.892833224" calcext:value-type="float">
            <text:p>340.892833</text:p>
          </table:table-cell>
          <table:table-cell/>
          <table:table-cell office:value-type="float" office:value="-5105.9758758368" calcext:value-type="float">
            <text:p>-5105.9758758368</text:p>
          </table:table-cell>
          <table:table-cell table:style-name="ce1" office:value-type="float" office:value="-0.9444532752" calcext:value-type="float">
            <text:p>-0.944453</text:p>
          </table:table-cell>
          <table:table-cell table:formula="of:=[.L62]-[.F62]" office:value-type="float" office:value="340.9569146084" calcext:value-type="float">
            <text:p>340.956915</text:p>
          </table:table-cell>
          <table:table-cell table:formula="of:=[.M62]-[.G62]" office:value-type="float" office:value="0.0811019949999999" calcext:value-type="float">
            <text:p>0.081102</text:p>
          </table:table-cell>
        </table:table-row>
        <table:table-row table:style-name="ro1">
          <table:table-cell office:value-type="float" office:value="10101030100" calcext:value-type="float">
            <text:p>10101030100</text:p>
          </table:table-cell>
          <table:table-cell/>
          <table:table-cell office:value-type="float" office:value="-1362.9908211404" calcext:value-type="float">
            <text:p>-1362.9908211404</text:p>
          </table:table-cell>
          <table:table-cell/>
          <table:table-cell office:value-type="float" office:value="407.9709911656" calcext:value-type="float">
            <text:p>407.9709911656</text:p>
          </table:table-cell>
          <table:table-cell office:value-type="float" office:value="-5446.9170540068" calcext:value-type="float">
            <text:p>-5446.9170540068</text:p>
          </table:table-cell>
          <table:table-cell office:value-type="float" office:value="-1.0255540521" calcext:value-type="float">
            <text:p>-1.0255540521</text:p>
          </table:table-cell>
          <table:table-cell/>
          <table:table-cell office:value-type="float" office:value="-5106.0244219641" calcext:value-type="float">
            <text:p>-5106.0244219641</text:p>
          </table:table-cell>
          <table:table-cell table:formula="of:=[.I63]-[.F63]" office:value-type="float" office:value="340.8926320427" calcext:value-type="float">
            <text:p>340.892632</text:p>
          </table:table-cell>
          <table:table-cell/>
          <table:table-cell office:value-type="float" office:value="-5105.9603029285" calcext:value-type="float">
            <text:p>-5105.9603029285</text:p>
          </table:table-cell>
          <table:table-cell office:value-type="float" office:value="-0.9444550386" calcext:value-type="float">
            <text:p>-0.9444550386</text:p>
          </table:table-cell>
          <table:table-cell table:formula="of:=[.L63]-[.F63]" office:value-type="float" office:value="340.9567510783" calcext:value-type="float">
            <text:p>340.956751</text:p>
          </table:table-cell>
          <table:table-cell table:formula="of:=[.M63]-[.G63]" office:value-type="float" office:value="0.0810990134999999" calcext:value-type="float">
            <text:p>0.081099</text:p>
          </table:table-cell>
        </table:table-row>
        <table:table-row table:style-name="ro1">
          <table:table-cell office:value-type="float" office:value="11111130100" calcext:value-type="float">
            <text:p>11111130100</text:p>
          </table:table-cell>
          <table:table-cell/>
          <table:table-cell office:value-type="float" office:value="-1362.9906896768" calcext:value-type="float">
            <text:p>-1362.9906896768</text:p>
          </table:table-cell>
          <table:table-cell/>
          <table:table-cell office:value-type="float" office:value="407.9710124519" calcext:value-type="float">
            <text:p>407.9710124519</text:p>
          </table:table-cell>
          <table:table-cell office:value-type="float" office:value="-5446.9198192905" calcext:value-type="float">
            <text:p>-5446.9198192905</text:p>
          </table:table-cell>
          <table:table-cell office:value-type="float" office:value="-1.0255520869" calcext:value-type="float">
            <text:p>-1.0255520869</text:p>
          </table:table-cell>
          <table:table-cell/>
          <table:table-cell office:value-type="float" office:value="-5106.0272400045" calcext:value-type="float">
            <text:p>-5106.0272400045</text:p>
          </table:table-cell>
          <table:table-cell table:formula="of:=[.I64]-[.F64]" office:value-type="float" office:value="340.892579286" calcext:value-type="float">
            <text:p>340.892579</text:p>
          </table:table-cell>
          <table:table-cell/>
          <table:table-cell office:value-type="float" office:value="-5105.9631255375" calcext:value-type="float">
            <text:p>-5105.9631255375</text:p>
          </table:table-cell>
          <table:table-cell office:value-type="float" office:value="-0.9444549643" calcext:value-type="float">
            <text:p>-0.9444549643</text:p>
          </table:table-cell>
          <table:table-cell table:formula="of:=[.L64]-[.F64]" office:value-type="float" office:value="340.956693753" calcext:value-type="float">
            <text:p>340.956694</text:p>
          </table:table-cell>
          <table:table-cell table:formula="of:=[.M64]-[.G64]" office:value-type="float" office:value="0.0810971226000001" calcext:value-type="float">
            <text:p>0.081097</text:p>
          </table:table-cell>
        </table:table-row>
        <table:table-row table:style-name="ro1">
          <table:table-cell office:value-type="float" office:value="12121230100" calcext:value-type="float">
            <text:p>12121230100</text:p>
          </table:table-cell>
          <table:table-cell/>
          <table:table-cell office:value-type="float" office:value="-1362.9906551122" calcext:value-type="float">
            <text:p>-1362.9906551122</text:p>
          </table:table-cell>
          <table:table-cell/>
          <table:table-cell office:value-type="float" office:value="407.9709849842" calcext:value-type="float">
            <text:p>407.9709849842</text:p>
          </table:table-cell>
          <table:table-cell office:value-type="float" office:value="-5446.9119744964" calcext:value-type="float">
            <text:p>-5446.9119744964</text:p>
          </table:table-cell>
          <table:table-cell office:value-type="float" office:value="-1.0255499522" calcext:value-type="float">
            <text:p>-1.0255499522</text:p>
          </table:table-cell>
          <table:table-cell/>
          <table:table-cell office:value-type="float" office:value="-5106.0193131111" calcext:value-type="float">
            <text:p>-5106.0193131111</text:p>
          </table:table-cell>
          <table:table-cell table:formula="of:=[.I65]-[.F65]" office:value-type="float" office:value="340.8926613853" calcext:value-type="float">
            <text:p>340.892661</text:p>
          </table:table-cell>
          <table:table-cell/>
          <table:table-cell office:value-type="float" office:value="-5105.9553011161" calcext:value-type="float">
            <text:p>-5105.9553011161</text:p>
          </table:table-cell>
          <table:table-cell office:value-type="float" office:value="-0.9444527801" calcext:value-type="float">
            <text:p>-0.9444527801</text:p>
          </table:table-cell>
          <table:table-cell table:formula="of:=[.L65]-[.F65]" office:value-type="float" office:value="340.9566733803" calcext:value-type="float">
            <text:p>340.956673</text:p>
          </table:table-cell>
          <table:table-cell table:formula="of:=[.M65]-[.G65]" office:value-type="float" office:value="0.0810971721" calcext:value-type="float">
            <text:p>0.081097</text:p>
          </table:table-cell>
        </table:table-row>
        <table:table-row table:style-name="ro1">
          <table:table-cell office:value-type="float" office:value="13131330100" calcext:value-type="float">
            <text:p>13131330100</text:p>
          </table:table-cell>
          <table:table-cell/>
          <table:table-cell office:value-type="float" office:value="-1362.9906578431" calcext:value-type="float">
            <text:p>-1362.9906578431</text:p>
          </table:table-cell>
          <table:table-cell/>
          <table:table-cell office:value-type="float" office:value="407.971044909" calcext:value-type="float">
            <text:p>407.971044909</text:p>
          </table:table-cell>
          <table:table-cell office:value-type="float" office:value="-5446.9232771073" calcext:value-type="float">
            <text:p>-5446.9232771073</text:p>
          </table:table-cell>
          <table:table-cell office:value-type="float" office:value="-1.0255517975" calcext:value-type="float">
            <text:p>-1.0255517975</text:p>
          </table:table-cell>
          <table:table-cell/>
          <table:table-cell office:value-type="float" office:value="-5106.0306739758" calcext:value-type="float">
            <text:p>-5106.0306739758</text:p>
          </table:table-cell>
          <table:table-cell table:formula="of:=[.I66]-[.F66]" office:value-type="float" office:value="340.8926031315" calcext:value-type="float">
            <text:p>340.892603</text:p>
          </table:table-cell>
          <table:table-cell/>
          <table:table-cell office:value-type="float" office:value="-5105.9666133298" calcext:value-type="float">
            <text:p>-5105.9666133298</text:p>
          </table:table-cell>
          <table:table-cell office:value-type="float" office:value="-0.9444522078" calcext:value-type="float">
            <text:p>-0.9444522078</text:p>
          </table:table-cell>
          <table:table-cell table:formula="of:=[.L66]-[.F66]" office:value-type="float" office:value="340.956663777501" calcext:value-type="float">
            <text:p>340.956664</text:p>
          </table:table-cell>
          <table:table-cell table:formula="of:=[.M66]-[.G66]" office:value-type="float" office:value="0.0810995896999999" calcext:value-type="float">
            <text:p>0.081100</text:p>
          </table:table-cell>
        </table:table-row>
        <table:table-row table:style-name="ro1" table:number-rows-repeated="4">
          <table:table-cell table:number-columns-repeated="9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“safe” parameters:</text:p>
          </table:table-cell>
          <table:table-cell table:number-columns-repeated="8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it-basis</text:p>
          </table:table-cell>
          <table:table-cell office:value-type="string" calcext:value-type="string">
            <text:p>VTZjkc</text:p>
          </table:table-cell>
          <table:table-cell table:number-columns-repeated="7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K-mesh </text:p>
          </table:table-cell>
          <table:table-cell office:value-type="string" calcext:value-type="string">
            <text:p>32x32</text:p>
          </table:table-cell>
          <table:table-cell table:number-columns-repeated="7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olinteg</text:p>
          </table:table-cell>
          <table:table-cell office:value-type="string" calcext:value-type="string">
            <text:p>10 10 10 30 100</text:p>
          </table:table-cell>
          <table:table-cell table:number-columns-repeated="7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Setinf:</text:p>
          </table:table-cell>
          <table:table-cell office:value-type="string" calcext:value-type="string">
            <text:p>30 20</text:p>
          </table:table-cell>
          <table:table-cell table:number-columns-repeated="7"/>
          <table:table-cell table:style-name="Default"/>
          <table:table-cell table:number-columns-repeated="3"/>
          <table:table-cell table:style-name="Default" table:number-columns-repeated="2"/>
        </table:table-row>
      </table:table>
      <table:table table:name="Sheet4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im cel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ull</text:p>
          </table:table-cell>
          <table:table-cell table:number-columns-repeated="3"/>
          <table:table-cell office:value-type="string" calcext:value-type="string">
            <text:p>Vac neutral (doublet)</text:p>
          </table:table-cell>
          <table:table-cell table:number-columns-repeated="4"/>
          <table:table-cell office:value-type="string" calcext:value-type="string">
            <text:p>Vac minus (singlet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gment Enuc</text:p>
          </table:table-cell>
          <table:table-cell office:value-type="string" calcext:value-type="string">
            <text:p>Fragment HF</text:p>
          </table:table-cell>
          <table:table-cell office:value-type="string" calcext:value-type="string">
            <text:p>Fragment MP2</text:p>
          </table:table-cell>
          <table:table-cell/>
          <table:table-cell office:value-type="string" calcext:value-type="string">
            <text:p>Fragment Enuc</text:p>
          </table:table-cell>
          <table:table-cell office:value-type="string" calcext:value-type="string">
            <text:p>Fragment HF</text:p>
          </table:table-cell>
          <table:table-cell office:value-type="string" calcext:value-type="string">
            <text:p>Delta Enuc</text:p>
          </table:table-cell>
          <table:table-cell office:value-type="string" calcext:value-type="string">
            <text:p>Delta HF</text:p>
          </table:table-cell>
          <table:table-cell/>
          <table:table-cell office:value-type="string" calcext:value-type="string">
            <text:p>Fragment HF</text:p>
          </table:table-cell>
          <table:table-cell office:value-type="string" calcext:value-type="string">
            <text:p>Fragment MP2</text:p>
          </table:table-cell>
          <table:table-cell office:value-type="string" calcext:value-type="string">
            <text:p>Delta HF</text:p>
          </table:table-cell>
          <table:table-cell office:value-type="string" calcext:value-type="string">
            <text:p>Delta MP2</text:p>
          </table:table-cell>
        </table:table-row>
        <table:table-row table:style-name="ro1">
          <table:table-cell office:value-type="string" calcext:value-type="string">
            <text:p>1 atom</text:p>
          </table:table-cell>
          <table:table-cell table:style-name="ce1" office:value-type="float" office:value="407.9704930298" calcext:value-type="float">
            <text:p>407.970493</text:p>
          </table:table-cell>
          <table:table-cell table:style-name="ce1" office:value-type="float" office:value="-5446.9217555237" calcext:value-type="float">
            <text:p>-5446.921756</text:p>
          </table:table-cell>
          <table:table-cell table:style-name="ce1" office:value-type="float" office:value="-1.025627751" calcext:value-type="float">
            <text:p>-1.025628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-5106.0291062667" calcext:value-type="float">
            <text:p>-5106.029106</text:p>
          </table:table-cell>
          <table:table-cell table:formula="of:=[.F5]-[.B5]" office:value-type="float" office:value="-407.9704930298" calcext:value-type="float">
            <text:p>-407.9704930298</text:p>
          </table:table-cell>
          <table:table-cell table:style-name="ce1" table:formula="of:=[.G5]-[.C5]" office:value-type="float" office:value="340.892649257" calcext:value-type="float">
            <text:p>340.892649</text:p>
          </table:table-cell>
          <table:table-cell/>
          <table:table-cell table:style-name="ce1" office:value-type="float" office:value="-5105.9651099615" calcext:value-type="float">
            <text:p>-5105.965110</text:p>
          </table:table-cell>
          <table:table-cell table:style-name="ce1" office:value-type="float" office:value="-0.9444440848" calcext:value-type="float">
            <text:p>-0.944444</text:p>
          </table:table-cell>
          <table:table-cell table:style-name="ce1" table:formula="of:=[.K5]-[.C5]" office:value-type="float" office:value="340.9566455622" calcext:value-type="float">
            <text:p>340.956646</text:p>
          </table:table-cell>
          <table:table-cell table:style-name="ce1" table:formula="of:=[.L5]-[.D5]" office:value-type="float" office:value="0.0811836662000001" calcext:value-type="float">
            <text:p>0.081184</text:p>
          </table:table-cell>
        </table:table-row>
        <table:table-row table:style-name="ro1">
          <table:table-cell office:value-type="string" calcext:value-type="string">
            <text:p>4 atoms</text:p>
          </table:table-cell>
          <table:table-cell office:value-type="float" office:value="1241.2837755384" calcext:value-type="float">
            <text:p>1241.2837755384</text:p>
          </table:table-cell>
          <table:table-cell office:value-type="float" office:value="-4613.6084730151" calcext:value-type="float">
            <text:p>-4613.6084730151</text:p>
          </table:table-cell>
          <table:table-cell office:value-type="float" office:value="-1.025627751" calcext:value-type="float">
            <text:p>-1.025627751</text:p>
          </table:table-cell>
          <table:table-cell/>
          <table:table-cell office:value-type="float" office:value="833.3132825086" calcext:value-type="float">
            <text:p>833.3132825086</text:p>
          </table:table-cell>
          <table:table-cell office:value-type="float" office:value="-4272.7158254028" calcext:value-type="float">
            <text:p>-4272.7158254028</text:p>
          </table:table-cell>
          <table:table-cell table:formula="of:=[.F6]-[.B6]" office:value-type="float" office:value="-407.9704930298" calcext:value-type="float">
            <text:p>-407.9704930298</text:p>
          </table:table-cell>
          <table:table-cell table:style-name="ce1" table:formula="of:=[.G6]-[.C6]" office:value-type="float" office:value="340.8926476123" calcext:value-type="float">
            <text:p>340.892648</text:p>
          </table:table-cell>
          <table:table-cell/>
          <table:table-cell office:value-type="float" office:value="-4272.6518274529" calcext:value-type="float">
            <text:p>-4272.6518274529</text:p>
          </table:table-cell>
          <table:table-cell office:value-type="float" office:value="-0.9444440848" calcext:value-type="float">
            <text:p>-0.9444440848</text:p>
          </table:table-cell>
          <table:table-cell table:style-name="ce1" table:formula="of:=[.K6]-[.C6]" office:value-type="float" office:value="340.9566455622" calcext:value-type="float">
            <text:p>340.956646</text:p>
          </table:table-cell>
          <table:table-cell table:style-name="ce1" table:formula="of:=[.L6]-[.D6]" office:value-type="float" office:value="0.0811836662000001" calcext:value-type="float">
            <text:p>0.081184</text:p>
          </table:table-cell>
        </table:table-row>
      </table:table>
      <table:named-expressions/>
      <table:database-ranges>
        <table:database-range table:name="__Anonymous_Sheet_DB__1" table:target-range-address="Sheet2.A79:Sheet2.E9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8" number:min-decimal-places="8" number:min-integer-digits="1" number:grouping="true"/>
    </number:number-style>
    <number:number-style style:name="N143">
      <number:number number:decimal-places="7" number:min-decimal-places="7" number:min-integer-digits="1" number:grouping="true"/>
    </number:number-style>
    <number:number-style style:name="N142">
      <number:number number:decimal-places="6" number:min-decimal-places="6" number:min-integer-digits="1" number:grouping="true"/>
    </number:number-style>
    <number:number-style style:name="N141">
      <number:number number:decimal-places="5" number:min-decimal-places="5" number:min-integer-digits="1" number:grouping="true"/>
    </number:number-style>
    <number:number-style style:name="N140">
      <number:number number:decimal-places="4" number:min-decimal-places="4" number:min-integer-digits="1" number:grouping="true"/>
    </number:number-style>
    <number:number-style style:name="N139">
      <number:number number:decimal-places="3" number:min-decimal-places="3" number:min-integer-digits="1" number:grouping="true"/>
    </number:number-style>
    <number:number-style style:name="N138">
      <number:number number:decimal-places="1" number:min-decimal-places="1" number:min-integer-digits="1" number:grouping="true"/>
    </number:number-style>
    <number:number-style style:name="N13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6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5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4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3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7">
      <number:number number:decimal-places="13" number:min-decimal-places="13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6T14:47:06.357635770</meta:creation-date>
    <dc:date>2026-01-14T23:19:46.281381202</dc:date>
    <meta:editing-duration>P2DT17H34M36S</meta:editing-duration>
    <meta:editing-cycles>16</meta:editing-cycles>
    <meta:generator>LibreOffice/7.3.7.2$Linux_X86_64 LibreOffice_project/30$Build-2</meta:generator>
    <meta:document-statistic meta:table-count="4" meta:cell-count="1400" meta:object-count="0"/>
  </office:meta>
</office:document-meta>
</file>